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scripts/>
  <office:automatic-styles>
    <style:style style:name="dp0" style:family="drawing-page">
      <style:drawing-page-properties presentation:transition-speed="fast" presentation:visibility="visible" presentation:background-objects-visible="true" presentation:background-visible="true" presentation:display-footer="false" presentation:display-page-number="false" presentation:display-date-time="false"/>
    </style:style>
    <style:style style:name="gr1" style:family="graphic">
      <style:graphic-properties draw:stroke="none" draw:auto-grow-height="true" fo:wrap-option="wrap" draw:fill="none" style:shrink-to-fit="false"/>
    </style:style>
    <style:style style:name="P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2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3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3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4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4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5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6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5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7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6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8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7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9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8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0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9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1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0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2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1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3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4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2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5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3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4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5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69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6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0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7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1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2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8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3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49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4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0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5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1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6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7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2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0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1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2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3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3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4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4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5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5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6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6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7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7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8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8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89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1539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1790" style:family="paragraph">
      <style:paragraph-properties/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</office:automatic-styles>
  <office:body>
    <office:presentation>
      <draw:page draw:name="Slide1" draw:style-name="dp0" draw:master-page-name="slideMaster1.xml-slideLayout1.xml">
        <draw:frame draw:name="" draw:style-name="gr1" svg:width="46.141cm" svg:height="1365.573cm" svg:x="-6.120cm" svg:y="-673.243cm" draw:id="slide1.xml-4">
          <draw:text-box>
            <text:p text:style-name="P1"><text:span text:style-name="T3">===========================================</text:span></text:p>
            <text:p text:style-name="P2"><text:span text:style-name="T4">주민등록번호</text:span></text:p>
            <text:p text:style-name="P3"><text:span text:style-name="T5">===========================================</text:span></text:p>
            <text:p text:style-name="P4"><text:span text:style-name="T6" xml:space="preserve">가. 검출	</text:span></text:p>
            <text:p text:style-name="P5"/>
            <text:p text:style-name="P6"><text:span text:style-name="T7">1. 1900년대 출생 내국인 남자</text:span></text:p>
            <text:p text:style-name="P7"/>
            <text:p text:style-name="P8"><text:span text:style-name="T8">591018-1172371</text:span></text:p>
            <text:p text:style-name="P9"><text:span text:style-name="T9">680804-1102783</text:span></text:p>
            <text:p text:style-name="P10"><text:span text:style-name="T10">730329-1706946</text:span></text:p>
            <text:p text:style-name="P11"><text:span text:style-name="T11">880430-1249901</text:span></text:p>
            <text:p text:style-name="P12"><text:span text:style-name="T12">921109-1615769</text:span></text:p>
            <text:p text:style-name="P13"/>
            <text:p text:style-name="P14"><text:span text:style-name="T13">2. 1900년대 출생 내국인 여자</text:span></text:p>
            <text:p text:style-name="P15"/>
            <text:p text:style-name="P16"><text:span text:style-name="T14">511030-2375248</text:span></text:p>
            <text:p text:style-name="P17"><text:span text:style-name="T15">600130-2162489</text:span></text:p>
            <text:p text:style-name="P18"><text:span text:style-name="T16">771018-2420466</text:span></text:p>
            <text:p text:style-name="P19"><text:span text:style-name="T17">811107-2340889</text:span></text:p>
            <text:p text:style-name="P20"><text:span text:style-name="T18">990901-2109005</text:span></text:p>
            <text:p text:style-name="P21"/>
            <text:p text:style-name="P22"><text:span text:style-name="T19">3. 2000년대 출생 내국인 남자</text:span></text:p>
            <text:p text:style-name="P23"/>
            <text:p text:style-name="P24"><text:span text:style-name="T20">011113-3173805</text:span></text:p>
            <text:p text:style-name="P25"><text:span text:style-name="T21">031012-3898741</text:span></text:p>
            <text:p text:style-name="P26"><text:span text:style-name="T22">090706-3473711</text:span></text:p>
            <text:p text:style-name="P27"><text:span text:style-name="T23">131007-3727037</text:span></text:p>
            <text:p text:style-name="P28"><text:span text:style-name="T24">141101-3464299</text:span></text:p>
            <text:p text:style-name="P29"/>
            <text:p text:style-name="P30"><text:span text:style-name="T25">4. 2000년대 출생 내국인 여자</text:span></text:p>
            <text:p text:style-name="P31"/>
            <text:p text:style-name="P32"><text:span text:style-name="T26">031117-4869415</text:span></text:p>
            <text:p text:style-name="P33"><text:span text:style-name="T27">051014-4521919</text:span></text:p>
            <text:p text:style-name="P34"><text:span text:style-name="T28">080715-4332122</text:span></text:p>
            <text:p text:style-name="P35"><text:span text:style-name="T29">101119-4084302</text:span></text:p>
            <text:p text:style-name="P36"><text:span text:style-name="T30">111001-4102019</text:span></text:p>
            <text:p text:style-name="P37"><text:span text:style-name="T31" xml:space="preserve">	</text:span></text:p>
            <text:p text:style-name="P38"><text:span text:style-name="T32" xml:space="preserve">5. 가운데 - </text:span></text:p>
            <text:p text:style-name="P39"/>
            <text:p text:style-name="P40"><text:span text:style-name="T33">670210-1554381</text:span></text:p>
            <text:p text:style-name="P41"><text:span text:style-name="T34">820330-2650193</text:span></text:p>
            <text:p text:style-name="P42"><text:span text:style-name="T35">771102-1815710</text:span></text:p>
            <text:p text:style-name="P43"><text:span text:style-name="T36">790329-2603426</text:span></text:p>
            <text:p text:style-name="P44"><text:span text:style-name="T37">461130-1025451</text:span></text:p>
            <text:p text:style-name="P45"/>
            <text:p text:style-name="P46"><text:span text:style-name="T38">6. 가운데 공백</text:span></text:p>
            <text:p text:style-name="P47"/>
            <text:p text:style-name="P48"><text:span text:style-name="T39" xml:space="preserve">841025 2498601 </text:span></text:p>
            <text:p text:style-name="P49"><text:span text:style-name="T40">541003 1682176</text:span></text:p>
            <text:p text:style-name="P50"><text:span text:style-name="T41" xml:space="preserve">911027 1311966 </text:span></text:p>
            <text:p text:style-name="P51"><text:span text:style-name="T42" xml:space="preserve">921015 2712579 </text:span></text:p>
            <text:p text:style-name="P52"><text:span text:style-name="T43">751125 1543538</text:span></text:p>
            <text:p text:style-name="P53"/>
            <text:p text:style-name="P54"><text:span text:style-name="T44" xml:space="preserve">7. 연속일 경우		</text:span></text:p>
            <text:p text:style-name="P55"/>
            <text:p text:style-name="P56"><text:span text:style-name="T45" xml:space="preserve">9010132257200 </text:span></text:p>
            <text:p text:style-name="P57"><text:span text:style-name="T46" xml:space="preserve">5010231710272 </text:span></text:p>
            <text:p text:style-name="P58"><text:span text:style-name="T47" xml:space="preserve">6611122189895 </text:span></text:p>
            <text:p text:style-name="P59"><text:span text:style-name="T48" xml:space="preserve">5911041084315 </text:span></text:p>
            <text:p text:style-name="P60"><text:span text:style-name="T49" xml:space="preserve">9011071843199 </text:span></text:p>
            <text:p text:style-name="P61"/>
            <text:p text:style-name="P62"><text:span text:style-name="T50">8. 윤년 일때</text:span></text:p>
            <text:p text:style-name="P63"/>
            <text:p text:style-name="P64"><text:span text:style-name="T51">920229-1620059</text:span></text:p>
            <text:p text:style-name="P65"><text:span text:style-name="T52">960229-2478173</text:span></text:p>
            <text:p text:style-name="P66"><text:span text:style-name="T53">000229-3092314</text:span></text:p>
            <text:p text:style-name="P67"><text:span text:style-name="T54">040229-4950801</text:span></text:p>
            <text:p text:style-name="P68"><text:span text:style-name="T55">080229-4556625</text:span></text:p>
            <text:p text:style-name="P69"/>
            <text:p text:style-name="P70"><text:span text:style-name="T56">9. 구분자 () 사용할 경우</text:span></text:p>
            <text:p text:style-name="P71"/>
            <text:p text:style-name="P72"><text:span text:style-name="T57">(871025-1999173)(840104-2595291)</text:span></text:p>
            <text:p text:style-name="P73"><text:span text:style-name="T58">(041116-3927751)(910730-2764731)</text:span></text:p>
            <text:p text:style-name="P74"><text:span text:style-name="T59">(420307-1387580)(461011-1271434)</text:span></text:p>
            <text:p text:style-name="P75"><text:span text:style-name="T60">(721128-2851885)(720209-1963080)</text:span></text:p>
            <text:p text:style-name="P76"><text:span text:style-name="T61">(531009-1429671)(611008-1404197)</text:span></text:p>
            <text:p text:style-name="P77"/>
            <text:p text:style-name="P78"><text:span text:style-name="T62">10. 구분자 {} 사용할 경우</text:span></text:p>
            <text:p text:style-name="P79"/>
            <text:p text:style-name="P80"><text:span text:style-name="T63">{610330-1389945}{730506-1377458}</text:span></text:p>
            <text:p text:style-name="P81"><text:span text:style-name="T64">{661010-2679851}{941027-2424359}</text:span></text:p>
            <text:p text:style-name="P82"><text:span text:style-name="T65">{860530-2252986}{880304-1257030}</text:span></text:p>
            <text:p text:style-name="P83"><text:span text:style-name="T66">{940514-1221543}{780309-1277411}</text:span></text:p>
            <text:p text:style-name="P84"><text:span text:style-name="T67">{691117-1835596}{811014-1691477}</text:span></text:p>
            <text:p text:style-name="P85"/>
            <text:p text:style-name="P86"><text:span text:style-name="T68">11. 구분자 [] 사용할 경우</text:span></text:p>
            <text:p text:style-name="P87"/>
            <text:p text:style-name="P88"><text:span text:style-name="T69">[880313-2345581][870118-2029162]</text:span></text:p>
            <text:p text:style-name="P89"><text:span text:style-name="T70">[621002-2700812][630507-2838439]</text:span></text:p>
            <text:p text:style-name="P90"><text:span text:style-name="T71">[671121-1254155][841012-2245460]</text:span></text:p>
            <text:p text:style-name="P91"><text:span text:style-name="T72">[500712-2442246][710430-1577661]</text:span></text:p>
            <text:p text:style-name="P92"><text:span text:style-name="T73">[701120-1651997][761030-2677069]</text:span></text:p>
            <text:p text:style-name="P93"/>
            <text:p text:style-name="P94"><text:span text:style-name="T74">12. 구분자tab 사용할 경우</text:span></text:p>
            <text:p text:style-name="P95"/>
            <text:p text:style-name="P96"><text:span text:style-name="T75" xml:space="preserve">331126-2943604	941020-2754353 </text:span></text:p>
            <text:p text:style-name="P97"><text:span text:style-name="T76" xml:space="preserve">430620-1260978	520508-1333049 </text:span></text:p>
            <text:p text:style-name="P98"><text:span text:style-name="T77" xml:space="preserve">930115-1395023	681018-2551591 </text:span></text:p>
            <text:p text:style-name="P99"><text:span text:style-name="T78" xml:space="preserve">581023-2938160	850617-1576771 </text:span></text:p>
            <text:p text:style-name="P100"><text:span text:style-name="T79" xml:space="preserve">410630-2885014	640811-1920529 </text:span></text:p>
            <text:p text:style-name="P101"/>
            <text:p text:style-name="P102"><text:span text:style-name="T80">13. 구분자 , 사용할 경우</text:span></text:p>
            <text:p text:style-name="P103"/>
            <text:p text:style-name="P104"><text:span text:style-name="T81" xml:space="preserve">720318-2426484,980511-2538213 </text:span></text:p>
            <text:p text:style-name="P105"><text:span text:style-name="T82" xml:space="preserve">851127-1390224,051009-4125914 </text:span></text:p>
            <text:p text:style-name="P106"><text:span text:style-name="T83" xml:space="preserve">411119-1744834,640330-2836187 </text:span></text:p>
            <text:p text:style-name="P107"><text:span text:style-name="T84" xml:space="preserve">681130-1893326,511030-2391341 </text:span></text:p>
            <text:p text:style-name="P108"><text:span text:style-name="T85" xml:space="preserve">641120-1913488,111112-3760489 </text:span></text:p>
            <text:p text:style-name="P109"/>
            <text:p text:style-name="P110"><text:span text:style-name="T86">14. 구분자 " 사용할 경우</text:span></text:p>
            <text:p text:style-name="P111"/>
            <text:p text:style-name="P112"><text:span text:style-name="T87">"620322-1788693""770627-1808181"</text:span></text:p>
            <text:p text:style-name="P113"><text:span text:style-name="T88">"481121-2295011""531130-1324135"</text:span></text:p>
            <text:p text:style-name="P114"><text:span text:style-name="T89">"420426-2900476""511030-2075242"</text:span></text:p>
            <text:p text:style-name="P115"><text:span text:style-name="T90">"481113-2001161""951130-2078348"</text:span></text:p>
            <text:p text:style-name="P116"><text:span text:style-name="T91">"850210-2303341""750717-2599459"</text:span></text:p>
            <text:p text:style-name="P117"/>
            <text:p text:style-name="P118"><text:span text:style-name="T92">================================================================</text:span></text:p>
            <text:p text:style-name="P119"/>
            <text:p text:style-name="P120"><text:span text:style-name="T93" xml:space="preserve">		</text:span></text:p>
            <text:p text:style-name="P121"><text:span text:style-name="T94" xml:space="preserve">나. 미검출		</text:span></text:p>
            <text:p text:style-name="P122"/>
            <text:p text:style-name="P123"><text:span text:style-name="T95" xml:space="preserve">1. 월 오류(날짜 형식에 올수 없는 값이 사용되었을 경우)		</text:span></text:p>
            <text:p text:style-name="P124"/>
            <text:p text:style-name="P125"><text:span text:style-name="T96">423430-2133992</text:span></text:p>
            <text:p text:style-name="P126"><text:span text:style-name="T97">952217-2172872</text:span></text:p>
            <text:p text:style-name="P127"><text:span text:style-name="T98">731702-1421297</text:span></text:p>
            <text:p text:style-name="P128"><text:span text:style-name="T99">834018-2141441</text:span></text:p>
            <text:p text:style-name="P129"><text:span text:style-name="T100">551712-2937064</text:span></text:p>
            <text:p text:style-name="P130"/>
            <text:p text:style-name="P131"><text:span text:style-name="T101" xml:space="preserve">2. 일 오류(날짜 형식에 올수 없는 값이 사용되었을 경우)		</text:span></text:p>
            <text:p text:style-name="P132"/>
            <text:p text:style-name="P133"><text:span text:style-name="T102">741093-1480016</text:span></text:p>
            <text:p text:style-name="P134"><text:span text:style-name="T103">830671-2113482</text:span></text:p>
            <text:p text:style-name="P135"><text:span text:style-name="T104">480756-2424231</text:span></text:p>
            <text:p text:style-name="P136"><text:span text:style-name="T105">840736-2324310</text:span></text:p>
            <text:p text:style-name="P137"><text:span text:style-name="T106">781167-1575074</text:span></text:p>
            <text:p text:style-name="P138"><text:span text:style-name="T107" xml:space="preserve">	</text:span></text:p>
            <text:p text:style-name="P139"><text:span text:style-name="T108" xml:space="preserve">3. 윤달 오류(평년에 윤달날짜가 사용되었을 경우)		</text:span></text:p>
            <text:p text:style-name="P140"/>
            <text:p text:style-name="P141"><text:span text:style-name="T109">690229-2636588</text:span></text:p>
            <text:p text:style-name="P142"><text:span text:style-name="T110">770229-1483841</text:span></text:p>
            <text:p text:style-name="P143"><text:span text:style-name="T111" xml:space="preserve">810229-1432507 </text:span></text:p>
            <text:p text:style-name="P144"><text:span text:style-name="T112" xml:space="preserve">860229-1374374 </text:span></text:p>
            <text:p text:style-name="P145"><text:span text:style-name="T113">890229-2684416</text:span></text:p>
            <text:p text:style-name="P146"/>
            <text:p text:style-name="P147"><text:span text:style-name="T114" xml:space="preserve">4. 검증번호 오류		</text:span></text:p>
            <text:p text:style-name="P148"/>
            <text:p text:style-name="P149"><text:span text:style-name="T115">660603-2488868</text:span></text:p>
            <text:p text:style-name="P150"><text:span text:style-name="T116">730123-2940794</text:span></text:p>
            <text:p text:style-name="P151"><text:span text:style-name="T117">750428-1669622</text:span></text:p>
            <text:p text:style-name="P152"><text:span text:style-name="T118">800617-2834846</text:span></text:p>
            <text:p text:style-name="P153"><text:span text:style-name="T119">941007-1724049</text:span></text:p>
            <text:p text:style-name="P154"/>
            <text:p text:style-name="P155"><text:span text:style-name="T120">===========================================</text:span></text:p>
            <text:p text:style-name="P156"><text:span text:style-name="T121">여권번호</text:span></text:p>
            <text:p text:style-name="P157"><text:span text:style-name="T122">===========================================</text:span></text:p>
            <text:p text:style-name="P158"><text:span text:style-name="T123">가. 검출</text:span></text:p>
            <text:p text:style-name="P159"><text:span text:style-name="T124">1. 최초 여권번호(국가코드 2자리 + 7자리 숫자)</text:span></text:p>
            <text:p text:style-name="P160"><text:span text:style-name="T125">KR7726840</text:span></text:p>
            <text:p text:style-name="P161"><text:span text:style-name="T126">NW4523423</text:span></text:p>
            <text:p text:style-name="P162"><text:span text:style-name="T127">SC7567645</text:span></text:p>
            <text:p text:style-name="P163"><text:span text:style-name="T128">YP2342343</text:span></text:p>
            <text:p text:style-name="P164"><text:span text:style-name="T129">TM4356345</text:span></text:p>
            <text:p text:style-name="P165"><text:span text:style-name="T130">KN5345687</text:span></text:p>
            <text:p text:style-name="P166"><text:span text:style-name="T131">MP6735666</text:span></text:p>
            <text:p text:style-name="P167"><text:span text:style-name="T132">KR1235665</text:span></text:p>
            <text:p text:style-name="P168"><text:span text:style-name="T133">SQ3462934</text:span></text:p>
            <text:p text:style-name="P169"><text:span text:style-name="T134">SM2094834</text:span></text:p>
            <text:p text:style-name="P170"/>
            <text:p text:style-name="P171"><text:span text:style-name="T135">BS2302394</text:span></text:p>
            <text:p text:style-name="P172"><text:span text:style-name="T136">DG3540285</text:span></text:p>
            <text:p text:style-name="P173"><text:span text:style-name="T137">ID3494804</text:span></text:p>
            <text:p text:style-name="P174"><text:span text:style-name="T138">GJ2394000</text:span></text:p>
            <text:p text:style-name="P175"><text:span text:style-name="T139">TJ2348348</text:span></text:p>
            <text:p text:style-name="P176"><text:span text:style-name="T140">UL2348903</text:span></text:p>
            <text:p text:style-name="P177"><text:span text:style-name="T141">GK2304984</text:span></text:p>
            <text:p text:style-name="P178"><text:span text:style-name="T142">GW2134098</text:span></text:p>
            <text:p text:style-name="P179"><text:span text:style-name="T143">CB2340855</text:span></text:p>
            <text:p text:style-name="P180"><text:span text:style-name="T144">CS2340394</text:span></text:p>
            <text:p text:style-name="P181"/>
            <text:p text:style-name="P182"><text:span text:style-name="T145">JB1234084</text:span></text:p>
            <text:p text:style-name="P183"><text:span text:style-name="T146">JN2304928</text:span></text:p>
            <text:p text:style-name="P184"><text:span text:style-name="T147">GB2348092</text:span></text:p>
            <text:p text:style-name="P185"><text:span text:style-name="T148">BN2340955</text:span></text:p>
            <text:p text:style-name="P186"><text:span text:style-name="T149">JJ6786787</text:span></text:p>
            <text:p text:style-name="P187"><text:span text:style-name="T150">GW9309534</text:span></text:p>
            <text:p text:style-name="P188"><text:span text:style-name="T151">GG3492444</text:span></text:p>
            <text:p text:style-name="P189"><text:span text:style-name="T152">HD2343423</text:span></text:p>
            <text:p text:style-name="P190"><text:span text:style-name="T153">SJ5463453</text:span></text:p>
            <text:p text:style-name="P191"><text:span text:style-name="T154">SJ1298953</text:span></text:p>
            <text:p text:style-name="P192"/>
            <text:p text:style-name="P193"><text:span text:style-name="T155">2. 구 전자 여권번호(공간부호 2자리 + 7자리 숫자)</text:span></text:p>
            <text:p text:style-name="P194"><text:span text:style-name="T156">BA3454554</text:span></text:p>
            <text:p text:style-name="P195"><text:span text:style-name="T157">BB2235446</text:span></text:p>
            <text:p text:style-name="P196"><text:span text:style-name="T158">BG2365445</text:span></text:p>
            <text:p text:style-name="P197"><text:span text:style-name="T159">BL2635445</text:span></text:p>
            <text:p text:style-name="P198"><text:span text:style-name="T160">BN2534464</text:span></text:p>
            <text:p text:style-name="P199"><text:span text:style-name="T161">BO2347892</text:span></text:p>
            <text:p text:style-name="P200"><text:span text:style-name="T162">BR2347834</text:span></text:p>
            <text:p text:style-name="P201"><text:span text:style-name="T163">BS2374834</text:span></text:p>
            <text:p text:style-name="P202"><text:span text:style-name="T164">BT2744873</text:span></text:p>
            <text:p text:style-name="P203"><text:span text:style-name="T165">BU2346544</text:span></text:p>
            <text:p text:style-name="P204"/>
            <text:p text:style-name="P205"><text:span text:style-name="T166">CA2344533</text:span></text:p>
            <text:p text:style-name="P206"><text:span text:style-name="T167">CB4524554</text:span></text:p>
            <text:p text:style-name="P207"><text:span text:style-name="T168">CD3454545</text:span></text:p>
            <text:p text:style-name="P208"><text:span text:style-name="T169">CG3457845</text:span></text:p>
            <text:p text:style-name="P209"><text:span text:style-name="T170">CH7845784</text:span></text:p>
            <text:p text:style-name="P210"><text:span text:style-name="T171">CL3487584</text:span></text:p>
            <text:p text:style-name="P211"><text:span text:style-name="T172">CN4387584</text:span></text:p>
            <text:p text:style-name="P212"><text:span text:style-name="T173">CO3744563</text:span></text:p>
            <text:p text:style-name="P213"><text:span text:style-name="T174">CP4554634</text:span></text:p>
            <text:p text:style-name="P214"><text:span text:style-name="T175">CS5455445</text:span></text:p>
            <text:p text:style-name="P215"/>
            <text:p text:style-name="P216"><text:span text:style-name="T176">CZ3454426</text:span></text:p>
            <text:p text:style-name="P217"><text:span text:style-name="T177">DG4354554</text:span></text:p>
            <text:p text:style-name="P218"><text:span text:style-name="T178">DJ3454545</text:span></text:p>
            <text:p text:style-name="P219"><text:span text:style-name="T179">DK6546244</text:span></text:p>
            <text:p text:style-name="P220"><text:span text:style-name="T180">DM5454545</text:span></text:p>
            <text:p text:style-name="P221"><text:span text:style-name="T181">GK5465445</text:span></text:p>
            <text:p text:style-name="P222"><text:span text:style-name="T182">GN5644554</text:span></text:p>
            <text:p text:style-name="P223"><text:span text:style-name="T183">GP3645455</text:span></text:p>
            <text:p text:style-name="P224"><text:span text:style-name="T184">GR5644555</text:span></text:p>
            <text:p text:style-name="P225"><text:span text:style-name="T185">GS5445542</text:span></text:p>
            <text:p text:style-name="P226"/>
            <text:p text:style-name="P227"><text:span text:style-name="T186">3. 신 전자 여권번호(여권의 종류 1자리 + 8자리 숫자)</text:span></text:p>
            <text:p text:style-name="P228"><text:span text:style-name="T187" xml:space="preserve">D58493043 </text:span></text:p>
            <text:p text:style-name="P229"><text:span text:style-name="T188">G43894344</text:span></text:p>
            <text:p text:style-name="P230"><text:span text:style-name="T189">M09545445</text:span></text:p>
            <text:p text:style-name="P231"><text:span text:style-name="T190">S23784834</text:span></text:p>
            <text:p text:style-name="P232"><text:span text:style-name="T191">D12098392</text:span></text:p>
            <text:p text:style-name="P233"><text:span text:style-name="T192">G43985455</text:span></text:p>
            <text:p text:style-name="P234"><text:span text:style-name="T193">M23434645</text:span></text:p>
            <text:p text:style-name="P235"><text:span text:style-name="T194">S02015354</text:span></text:p>
            <text:p text:style-name="P236"><text:span text:style-name="T195">D54354453</text:span></text:p>
            <text:p text:style-name="P237"><text:span text:style-name="T196">G54837434</text:span></text:p>
            <text:p text:style-name="P238"/>
            <text:p text:style-name="P239"><text:span text:style-name="T197">4. 콤마 ( , )</text:span></text:p>
            <text:p text:style-name="P240"><text:span text:style-name="T198">G95795457,RF2831963</text:span></text:p>
            <text:p text:style-name="P241"><text:span text:style-name="T199">M51810049,BN8848576</text:span></text:p>
            <text:p text:style-name="P242"><text:span text:style-name="T200">M69335159,SE3278248</text:span></text:p>
            <text:p text:style-name="P243"><text:span text:style-name="T201">D39424926,KY4741449</text:span></text:p>
            <text:p text:style-name="P244"><text:span text:style-name="T202">S78738521,VL4613680</text:span></text:p>
            <text:p text:style-name="P245"/>
            <text:p text:style-name="P246"><text:span text:style-name="T203" xml:space="preserve">5. 구분자 Tab </text:span></text:p>
            <text:p text:style-name="P247"><text:span text:style-name="T204">S52315260	GE3804184</text:span></text:p>
            <text:p text:style-name="P248"><text:span text:style-name="T205">M58438552	BN1018724</text:span></text:p>
            <text:p text:style-name="P249"><text:span text:style-name="T206">M03614767	AY8728965</text:span></text:p>
            <text:p text:style-name="P250"><text:span text:style-name="T207">DM2069050	G09236970</text:span></text:p>
            <text:p text:style-name="P251"><text:span text:style-name="T208">KU8008092	D28740957</text:span></text:p>
            <text:p text:style-name="P252"/>
            <text:p text:style-name="P253"><text:span text:style-name="T209">6. 따옴표 ( " )</text:span></text:p>
            <text:p text:style-name="P254"><text:span text:style-name="T210">"SD6071287""M29366851"</text:span></text:p>
            <text:p text:style-name="P255"><text:span text:style-name="T211">"NY8278570""D22754883"</text:span></text:p>
            <text:p text:style-name="P256"><text:span text:style-name="T212">"CB8231848""M91282368"</text:span></text:p>
            <text:p text:style-name="P257"><text:span text:style-name="T213">"CZ1772271""G95308518"</text:span></text:p>
            <text:p text:style-name="P258"><text:span text:style-name="T214">"S10086335""S53263548"</text:span></text:p>
            <text:p text:style-name="P259"/>
            <text:p text:style-name="P260"><text:span text:style-name="T215">나. 미검출</text:span></text:p>
            <text:p text:style-name="P261"><text:span text:style-name="T216" xml:space="preserve">1. 국가코드 오류(최초 여권번호) </text:span></text:p>
            <text:p text:style-name="P262"><text:span text:style-name="T217">AB7726840</text:span></text:p>
            <text:p text:style-name="P263"><text:span text:style-name="T218">AA7483748</text:span></text:p>
            <text:p text:style-name="P264"><text:span text:style-name="T219">BC2940384</text:span></text:p>
            <text:p text:style-name="P265"><text:span text:style-name="T220">CC3240955</text:span></text:p>
            <text:p text:style-name="P266"><text:span text:style-name="T221">DD0394034</text:span></text:p>
            <text:p text:style-name="P267"><text:span text:style-name="T222">EE2398493</text:span></text:p>
            <text:p text:style-name="P268"><text:span text:style-name="T223">FF2398493</text:span></text:p>
            <text:p text:style-name="P269"><text:span text:style-name="T224">FA2390505</text:span></text:p>
            <text:p text:style-name="P270"><text:span text:style-name="T225">TC2302044</text:span></text:p>
            <text:p text:style-name="P271"><text:span text:style-name="T226">DF3984934</text:span></text:p>
            <text:p text:style-name="P272"/>
            <text:p text:style-name="P273"><text:span text:style-name="T227">2. 공간 부호 오류(구 전자여권번호)</text:span></text:p>
            <text:p text:style-name="P274"><text:span text:style-name="T228">ZZ7726840</text:span></text:p>
            <text:p text:style-name="P275"><text:span text:style-name="T229">QQ3098943</text:span></text:p>
            <text:p text:style-name="P276"><text:span text:style-name="T230">EE9389433</text:span></text:p>
            <text:p text:style-name="P277"><text:span text:style-name="T231">RP2340995</text:span></text:p>
            <text:p text:style-name="P278"><text:span text:style-name="T232">GL3498489</text:span></text:p>
            <text:p text:style-name="P279"><text:span text:style-name="T233">EI2309840</text:span></text:p>
            <text:p text:style-name="P280"><text:span text:style-name="T234">RI4095045</text:span></text:p>
            <text:p text:style-name="P281"><text:span text:style-name="T235">FD2393484</text:span></text:p>
            <text:p text:style-name="P282"><text:span text:style-name="T236">DI2398944</text:span></text:p>
            <text:p text:style-name="P283"><text:span text:style-name="T237">DA4834435</text:span></text:p>
            <text:p text:style-name="P284"/>
            <text:p text:style-name="P285"><text:span text:style-name="T238">3. 여권종류 오류(신 전자여권번호)</text:span></text:p>
            <text:p text:style-name="P286"><text:span text:style-name="T239">Z77268401</text:span></text:p>
            <text:p text:style-name="P287"><text:span text:style-name="T240">Q12312455</text:span></text:p>
            <text:p text:style-name="P288"><text:span text:style-name="T241">A32432344</text:span></text:p>
            <text:p text:style-name="P289"><text:span text:style-name="T242">C34346455</text:span></text:p>
            <text:p text:style-name="P290"><text:span text:style-name="T243">P45645544</text:span></text:p>
            <text:p text:style-name="P291"><text:span text:style-name="T244">L54474554</text:span></text:p>
            <text:p text:style-name="P292"><text:span text:style-name="T245">E45455445</text:span></text:p>
            <text:p text:style-name="P293"><text:span text:style-name="T246">W45455334</text:span></text:p>
            <text:p text:style-name="P294"><text:span text:style-name="T247">Z34554523</text:span></text:p>
            <text:p text:style-name="P295"/>
            <text:p text:style-name="P296"><text:span text:style-name="T248">===========================================</text:span></text:p>
            <text:p text:style-name="P297"><text:span text:style-name="T249">운전면허번호</text:span></text:p>
            <text:p text:style-name="P298"><text:span text:style-name="T250">===========================================</text:span></text:p>
            <text:p text:style-name="P299"><text:span text:style-name="T251">가. 검출</text:span></text:p>
            <text:p text:style-name="P300"><text:span text:style-name="T252">1. 가운데 -</text:span></text:p>
            <text:p text:style-name="P301"><text:span text:style-name="T253" xml:space="preserve">충남04-344179-29 </text:span></text:p>
            <text:p text:style-name="P302"><text:span text:style-name="T254" xml:space="preserve">경기01-423345-98 </text:span></text:p>
            <text:p text:style-name="P303"><text:span text:style-name="T255" xml:space="preserve">경기00-852223-51 </text:span></text:p>
            <text:p text:style-name="P304"><text:span text:style-name="T256" xml:space="preserve">강원91-080163-11 </text:span></text:p>
            <text:p text:style-name="P305"><text:span text:style-name="T257" xml:space="preserve">울산13-792622-88 </text:span></text:p>
            <text:p text:style-name="P306"><text:span text:style-name="T258" xml:space="preserve">충남81-968392-14 </text:span></text:p>
            <text:p text:style-name="P307"><text:span text:style-name="T259" xml:space="preserve">경남14-319754-50 </text:span></text:p>
            <text:p text:style-name="P308"><text:span text:style-name="T260" xml:space="preserve">울산14-996652-04 </text:span></text:p>
            <text:p text:style-name="P309"><text:span text:style-name="T261" xml:space="preserve">강원94-388859-71 </text:span></text:p>
            <text:p text:style-name="P310"><text:span text:style-name="T262" xml:space="preserve">제주80-773271-83 </text:span></text:p>
            <text:p text:style-name="P311"><text:span text:style-name="T263" xml:space="preserve">13-92-921909-45 </text:span></text:p>
            <text:p text:style-name="P312"><text:span text:style-name="T264" xml:space="preserve">25-11-679995-09 </text:span></text:p>
            <text:p text:style-name="P313"><text:span text:style-name="T265" xml:space="preserve">26-72-609802-94 </text:span></text:p>
            <text:p text:style-name="P314"><text:span text:style-name="T266" xml:space="preserve">16-70-598176-73 </text:span></text:p>
            <text:p text:style-name="P315"><text:span text:style-name="T267" xml:space="preserve">16-81-294469-75 </text:span></text:p>
            <text:p text:style-name="P316"><text:span text:style-name="T268" xml:space="preserve">25-94-281254-82 </text:span></text:p>
            <text:p text:style-name="P317"><text:span text:style-name="T269" xml:space="preserve">15-13-883594-01 </text:span></text:p>
            <text:p text:style-name="P318"><text:span text:style-name="T270" xml:space="preserve">21-94-634800-56 </text:span></text:p>
            <text:p text:style-name="P319"><text:span text:style-name="T271" xml:space="preserve">26-71-244374-71 </text:span></text:p>
            <text:p text:style-name="P320"><text:span text:style-name="T272" xml:space="preserve">15-81-409345-48 </text:span></text:p>
            <text:p text:style-name="P321"/>
            <text:p text:style-name="P322"><text:span text:style-name="T273">2. 가운데 공백</text:span></text:p>
            <text:p text:style-name="P323"><text:span text:style-name="T274" xml:space="preserve">제주 92 758357 61 </text:span></text:p>
            <text:p text:style-name="P324"><text:span text:style-name="T275" xml:space="preserve">울산 10 425334 20 </text:span></text:p>
            <text:p text:style-name="P325"><text:span text:style-name="T276" xml:space="preserve">충북 10 142151 78 </text:span></text:p>
            <text:p text:style-name="P326"><text:span text:style-name="T277" xml:space="preserve">경기 92 152091 12 </text:span></text:p>
            <text:p text:style-name="P327"><text:span text:style-name="T278" xml:space="preserve">울산 11 700173 46 </text:span></text:p>
            <text:p text:style-name="P328"><text:span text:style-name="T279" xml:space="preserve">서울 74 661593 55 </text:span></text:p>
            <text:p text:style-name="P329"><text:span text:style-name="T280" xml:space="preserve">대구 82 588647 23 </text:span></text:p>
            <text:p text:style-name="P330"><text:span text:style-name="T281" xml:space="preserve">충남 74 467285 13 </text:span></text:p>
            <text:p text:style-name="P331"><text:span text:style-name="T282" xml:space="preserve">충남 90 154701 77 </text:span></text:p>
            <text:p text:style-name="P332"><text:span text:style-name="T283" xml:space="preserve">인천 13 940554 49 </text:span></text:p>
            <text:p text:style-name="P333"><text:span text:style-name="T284" xml:space="preserve">13 72 082539 93 </text:span></text:p>
            <text:p text:style-name="P334"><text:span text:style-name="T285" xml:space="preserve">26 00 679360 83 </text:span></text:p>
            <text:p text:style-name="P335"><text:span text:style-name="T286" xml:space="preserve">15 71 134330 50 </text:span></text:p>
            <text:p text:style-name="P336"><text:span text:style-name="T287" xml:space="preserve">13 94 425160 67 </text:span></text:p>
            <text:p text:style-name="P337"><text:span text:style-name="T288" xml:space="preserve">15 81 712813 20 </text:span></text:p>
            <text:p text:style-name="P338"><text:span text:style-name="T289" xml:space="preserve">15 81 767107 26 </text:span></text:p>
            <text:p text:style-name="P339"><text:span text:style-name="T290" xml:space="preserve">14 74 711360 82 </text:span></text:p>
            <text:p text:style-name="P340"><text:span text:style-name="T291" xml:space="preserve">22 13 596640 04 </text:span></text:p>
            <text:p text:style-name="P341"><text:span text:style-name="T292" xml:space="preserve">26 74 186196 10 </text:span></text:p>
            <text:p text:style-name="P342"><text:span text:style-name="T293" xml:space="preserve">26 11 419903 66 </text:span></text:p>
            <text:p text:style-name="P343"/>
            <text:p text:style-name="P344"><text:span text:style-name="T294">3. 연속일 경우</text:span></text:p>
            <text:p text:style-name="P345"><text:span text:style-name="T295" xml:space="preserve">충북9161086312 </text:span></text:p>
            <text:p text:style-name="P346"><text:span text:style-name="T296" xml:space="preserve">부산7454229516 </text:span></text:p>
            <text:p text:style-name="P347"><text:span text:style-name="T297" xml:space="preserve">울산7281295718 </text:span></text:p>
            <text:p text:style-name="P348"><text:span text:style-name="T298" xml:space="preserve">부산1024921608 </text:span></text:p>
            <text:p text:style-name="P349"><text:span text:style-name="T299" xml:space="preserve">경남8227224499 </text:span></text:p>
            <text:p text:style-name="P350"><text:span text:style-name="T300" xml:space="preserve">울산8270500416 </text:span></text:p>
            <text:p text:style-name="P351"><text:span text:style-name="T301" xml:space="preserve">충남7125100366 </text:span></text:p>
            <text:p text:style-name="P352"><text:span text:style-name="T302" xml:space="preserve">강원7403405088 </text:span></text:p>
            <text:p text:style-name="P353"><text:span text:style-name="T303" xml:space="preserve">울산7175122999 </text:span></text:p>
            <text:p text:style-name="P354"><text:span text:style-name="T304" xml:space="preserve">제주7260597203 </text:span></text:p>
            <text:p text:style-name="P355"><text:span text:style-name="T305" xml:space="preserve">167186435311 </text:span></text:p>
            <text:p text:style-name="P356"><text:span text:style-name="T306" xml:space="preserve">140339071152 </text:span></text:p>
            <text:p text:style-name="P357"><text:span text:style-name="T307" xml:space="preserve">269459523210 </text:span></text:p>
            <text:p text:style-name="P358"><text:span text:style-name="T308" xml:space="preserve">129029085709 </text:span></text:p>
            <text:p text:style-name="P359"><text:span text:style-name="T309">120151233397</text:span></text:p>
            <text:p text:style-name="P360"><text:span text:style-name="T310" xml:space="preserve">151179005379 </text:span></text:p>
            <text:p text:style-name="P361"><text:span text:style-name="T311" xml:space="preserve">260155606631 </text:span></text:p>
            <text:p text:style-name="P362"><text:span text:style-name="T312" xml:space="preserve">167375732883 </text:span></text:p>
            <text:p text:style-name="P363"><text:span text:style-name="T313" xml:space="preserve">140111517923 </text:span></text:p>
            <text:p text:style-name="P364"><text:span text:style-name="T314" xml:space="preserve">149082301102 </text:span></text:p>
            <text:p text:style-name="P365"/>
            <text:p text:style-name="P366"><text:span text:style-name="T315">4. 구분자 () 사용할 경우</text:span></text:p>
            <text:p text:style-name="P367"><text:span text:style-name="T316" xml:space="preserve">(서울04-740653-16)(강원13-498671-76) </text:span></text:p>
            <text:p text:style-name="P368"><text:span text:style-name="T317">(인천74-109530-91)(강원70-160575-50)</text:span></text:p>
            <text:p text:style-name="P369"><text:span text:style-name="T318">(제주83-038621-36)(21-13-947953-29)</text:span></text:p>
            <text:p text:style-name="P370"><text:span text:style-name="T319">(22-73-490463-23)(26-14-423375-64)</text:span></text:p>
            <text:p text:style-name="P371"><text:span text:style-name="T320">(21-93-707177-56)(14-81-684298-42)</text:span></text:p>
            <text:p text:style-name="P372"/>
            <text:p text:style-name="P373"><text:span text:style-name="T321">5. 구분자 [] 사용할 경우</text:span></text:p>
            <text:p text:style-name="P374"><text:span text:style-name="T322">[대구74-457588-95][강원92-994261-13]</text:span></text:p>
            <text:p text:style-name="P375"><text:span text:style-name="T323">[충남11-297512-82][부산74-078544-23]</text:span></text:p>
            <text:p text:style-name="P376"><text:span text:style-name="T324">[대전11-708315-09][23-94-894606-76]</text:span></text:p>
            <text:p text:style-name="P377"><text:span text:style-name="T325">[11-72-046754-88][20-10-512747-02]</text:span></text:p>
            <text:p text:style-name="P378"><text:span text:style-name="T326">[13-83-817923-40][15-70-032674-51]</text:span></text:p>
            <text:p text:style-name="P379"/>
            <text:p text:style-name="P380"><text:span text:style-name="T327">6. 구분자 " 사용할 경우</text:span></text:p>
            <text:p text:style-name="P381"><text:span text:style-name="T328">"인천00-082387-67""대구72-322720-10"</text:span></text:p>
            <text:p text:style-name="P382"><text:span text:style-name="T329">"충남10-142791-63""충북02-006776-96"</text:span></text:p>
            <text:p text:style-name="P383"><text:span text:style-name="T330">"부산00-987217-04""서울00-859903-04"</text:span></text:p>
            <text:p text:style-name="P384"><text:span text:style-name="T331">"충북80-091516-63""강원13-223579-52"</text:span></text:p>
            <text:p text:style-name="P385"><text:span text:style-name="T332">"인천00-761488-76""서울13-916204-68"</text:span></text:p>
            <text:p text:style-name="P386"><text:span text:style-name="T333">"25-00-955450-16""11-94-780316-36"</text:span></text:p>
            <text:p text:style-name="P387"><text:span text:style-name="T334">"25-13-211813-18""12-74-541979-36"</text:span></text:p>
            <text:p text:style-name="P388"><text:span text:style-name="T335">"22-10-262162-46""26-72-955669-68"</text:span></text:p>
            <text:p text:style-name="P389"><text:span text:style-name="T336">"15-74-856562-42""26-73-408552-09"</text:span></text:p>
            <text:p text:style-name="P390"><text:span text:style-name="T337">"22-73-542755-64""23-83-861601-61"</text:span></text:p>
            <text:p text:style-name="P391"/>
            <text:p text:style-name="P392"><text:span text:style-name="T338">나. 미검출</text:span></text:p>
            <text:p text:style-name="P393"/>
            <text:p text:style-name="P394"><text:span text:style-name="T339">1. 교부지역 오류</text:span></text:p>
            <text:p text:style-name="P395"><text:span text:style-name="T340" xml:space="preserve">마산93-353245-47 </text:span></text:p>
            <text:p text:style-name="P396"><text:span text:style-name="T341">홍성02-482391-47</text:span></text:p>
            <text:p text:style-name="P397"><text:span text:style-name="T342" xml:space="preserve">대천13-659704-12 </text:span></text:p>
            <text:p text:style-name="P398"><text:span text:style-name="T343" xml:space="preserve">정선02-427708-00 </text:span></text:p>
            <text:p text:style-name="P399"><text:span text:style-name="T344" xml:space="preserve">경기도13-043341-71 </text:span></text:p>
            <text:p text:style-name="P400"><text:span text:style-name="T345" xml:space="preserve">고려93-838152-17 </text:span></text:p>
            <text:p text:style-name="P401"><text:span text:style-name="T346" xml:space="preserve">제지04-928772-24 </text:span></text:p>
            <text:p text:style-name="P402"><text:span text:style-name="T347" xml:space="preserve">충서83-707150-12 </text:span></text:p>
            <text:p text:style-name="P403"><text:span text:style-name="T348" xml:space="preserve">대교71-268635-92 </text:span></text:p>
            <text:p text:style-name="P404"><text:span text:style-name="T349">사울82-979160-10</text:span></text:p>
            <text:p text:style-name="P405"/>
            <text:p text:style-name="P406"><text:span text:style-name="T350" xml:space="preserve">94-71-897634-73 </text:span></text:p>
            <text:p text:style-name="P407"><text:span text:style-name="T351" xml:space="preserve">46-03-277583-17 </text:span></text:p>
            <text:p text:style-name="P408"><text:span text:style-name="T352" xml:space="preserve">76-70-474140-42 </text:span></text:p>
            <text:p text:style-name="P409"><text:span text:style-name="T353" xml:space="preserve">55-02-756181-57 </text:span></text:p>
            <text:p text:style-name="P410"><text:span text:style-name="T354" xml:space="preserve">81-03-833501-13 </text:span></text:p>
            <text:p text:style-name="P411"><text:span text:style-name="T355" xml:space="preserve">90-11-678876-38 </text:span></text:p>
            <text:p text:style-name="P412"><text:span text:style-name="T356" xml:space="preserve">46-98-355394-49 </text:span></text:p>
            <text:p text:style-name="P413"><text:span text:style-name="T357" xml:space="preserve">70-43-967319-10 </text:span></text:p>
            <text:p text:style-name="P414"><text:span text:style-name="T358">72-78-795751-17</text:span></text:p>
            <text:p text:style-name="P415"/>
            <text:p text:style-name="P416"><text:span text:style-name="T359">2. Bin 번호 오류</text:span></text:p>
            <text:p text:style-name="P417"><text:span text:style-name="T360" xml:space="preserve"> </text:span></text:p>
            <text:p text:style-name="P418"><text:span text:style-name="T361" xml:space="preserve">강원70-043369-09 </text:span></text:p>
            <text:p text:style-name="P419"><text:span text:style-name="T362" xml:space="preserve">충남82-653100-66 </text:span></text:p>
            <text:p text:style-name="P420"><text:span text:style-name="T363" xml:space="preserve">울산80-806188-16 </text:span></text:p>
            <text:p text:style-name="P421"><text:span text:style-name="T364" xml:space="preserve">대전13-138152-62 </text:span></text:p>
            <text:p text:style-name="P422"><text:span text:style-name="T365" xml:space="preserve">서울83-505275-48 </text:span></text:p>
            <text:p text:style-name="P423"><text:span text:style-name="T366" xml:space="preserve">충남92-292507-61 </text:span></text:p>
            <text:p text:style-name="P424"><text:span text:style-name="T367" xml:space="preserve">충남71-461078-30 </text:span></text:p>
            <text:p text:style-name="P425"><text:span text:style-name="T368" xml:space="preserve">제주84-066186-33 </text:span></text:p>
            <text:p text:style-name="P426"><text:span text:style-name="T369" xml:space="preserve">충북04-410733-50 </text:span></text:p>
            <text:p text:style-name="P427"><text:span text:style-name="T370" xml:space="preserve">대구82-692722-44 </text:span></text:p>
            <text:p text:style-name="P428"/>
            <text:p text:style-name="P429"><text:span text:style-name="T371" xml:space="preserve">21-11-926492-55 </text:span></text:p>
            <text:p text:style-name="P430"><text:span text:style-name="T372" xml:space="preserve">14-13-918587-27 </text:span></text:p>
            <text:p text:style-name="P431"><text:span text:style-name="T373" xml:space="preserve">16-80-302668-33 </text:span></text:p>
            <text:p text:style-name="P432"><text:span text:style-name="T374" xml:space="preserve">16-71-586348-06 </text:span></text:p>
            <text:p text:style-name="P433"><text:span text:style-name="T375" xml:space="preserve">25-01-078864-93 </text:span></text:p>
            <text:p text:style-name="P434"><text:span text:style-name="T376" xml:space="preserve">26-93-272148-58 </text:span></text:p>
            <text:p text:style-name="P435"><text:span text:style-name="T377" xml:space="preserve">13-80-172770-52 </text:span></text:p>
            <text:p text:style-name="P436"><text:span text:style-name="T378" xml:space="preserve">26-10-843116-84 </text:span></text:p>
            <text:p text:style-name="P437"><text:span text:style-name="T379" xml:space="preserve">16-82-136983-68 </text:span></text:p>
            <text:p text:style-name="P438"><text:span text:style-name="T380" xml:space="preserve">13-82-059449-21 </text:span></text:p>
            <text:p text:style-name="P439"/>
            <text:p text:style-name="P440"/>
            <text:p text:style-name="P441"><text:span text:style-name="T381">===========================================</text:span></text:p>
            <text:p text:style-name="P442"><text:span text:style-name="T382">외국인등록번호</text:span></text:p>
            <text:p text:style-name="P443"><text:span text:style-name="T383">===========================================</text:span></text:p>
            <text:p text:style-name="P444"><text:span text:style-name="T384" xml:space="preserve">가. 검출	</text:span></text:p>
            <text:p text:style-name="P445"/>
            <text:p text:style-name="P446"><text:span text:style-name="T385">1. 1900년대 출생 외국인 남자</text:span></text:p>
            <text:p text:style-name="P447"><text:span text:style-name="T386">561030-5153624</text:span></text:p>
            <text:p text:style-name="P448"><text:span text:style-name="T387" xml:space="preserve">690429-5704144 </text:span></text:p>
            <text:p text:style-name="P449"><text:span text:style-name="T388">790208-5583918</text:span></text:p>
            <text:p text:style-name="P450"><text:span text:style-name="T389">800917-5436470</text:span></text:p>
            <text:p text:style-name="P451"><text:span text:style-name="T390" xml:space="preserve">960725-5744804 </text:span></text:p>
            <text:p text:style-name="P452"/>
            <text:p text:style-name="P453"><text:span text:style-name="T391">2. 1900년대 출생 외국인 여자</text:span></text:p>
            <text:p text:style-name="P454"><text:span text:style-name="T392">571130-6412139</text:span></text:p>
            <text:p text:style-name="P455"><text:span text:style-name="T393">601030-6749703</text:span></text:p>
            <text:p text:style-name="P456"><text:span text:style-name="T394">760614-6648916</text:span></text:p>
            <text:p text:style-name="P457"><text:span text:style-name="T395">891128-6896678</text:span></text:p>
            <text:p text:style-name="P458"><text:span text:style-name="T396">941030-6697374</text:span></text:p>
            <text:p text:style-name="P459"/>
            <text:p text:style-name="P460"/>
            <text:p text:style-name="P461"><text:span text:style-name="T397">3. 2000년대 출생 외국인 남자</text:span></text:p>
            <text:p text:style-name="P462"><text:span text:style-name="T398">000907-7005749</text:span></text:p>
            <text:p text:style-name="P463"><text:span text:style-name="T399">021121-7554362</text:span></text:p>
            <text:p text:style-name="P464"><text:span text:style-name="T400">061013-7758446</text:span></text:p>
            <text:p text:style-name="P465"><text:span text:style-name="T401">081130-7868647</text:span></text:p>
            <text:p text:style-name="P466"><text:span text:style-name="T402">130103-7556363</text:span></text:p>
            <text:p text:style-name="P467"/>
            <text:p text:style-name="P468"><text:span text:style-name="T403">4. 2000년대 출생 외국인 여자</text:span></text:p>
            <text:p text:style-name="P469"><text:span text:style-name="T404">010730-8277853</text:span></text:p>
            <text:p text:style-name="P470"><text:span text:style-name="T405">050102-8208507</text:span></text:p>
            <text:p text:style-name="P471"><text:span text:style-name="T406">070714-8717894</text:span></text:p>
            <text:p text:style-name="P472"><text:span text:style-name="T407">110730-8297320</text:span></text:p>
            <text:p text:style-name="P473"><text:span text:style-name="T408">151030-8189844</text:span></text:p>
            <text:p text:style-name="P474"><text:span text:style-name="T409" xml:space="preserve">	</text:span></text:p>
            <text:p text:style-name="P475"><text:span text:style-name="T410" xml:space="preserve">5. 가운데 - </text:span></text:p>
            <text:p text:style-name="P476"><text:span text:style-name="T411">640806-5952593</text:span></text:p>
            <text:p text:style-name="P477"><text:span text:style-name="T412">650606-6327551</text:span></text:p>
            <text:p text:style-name="P478"><text:span text:style-name="T413">701014-5803073</text:span></text:p>
            <text:p text:style-name="P479"><text:span text:style-name="T414">460421-5867023</text:span></text:p>
            <text:p text:style-name="P480"><text:span text:style-name="T415">850930-6462179</text:span></text:p>
            <text:p text:style-name="P481"/>
            <text:p text:style-name="P482"><text:span text:style-name="T416">6. 가운데 공백</text:span></text:p>
            <text:p text:style-name="P483"><text:span text:style-name="T417">570830 5287992</text:span></text:p>
            <text:p text:style-name="P484"><text:span text:style-name="T418">460907 6248580</text:span></text:p>
            <text:p text:style-name="P485"><text:span text:style-name="T419">601030 6955288</text:span></text:p>
            <text:p text:style-name="P486"><text:span text:style-name="T420" xml:space="preserve">831020 6056069 </text:span></text:p>
            <text:p text:style-name="P487"><text:span text:style-name="T421" xml:space="preserve">731015 5438303 </text:span></text:p>
            <text:p text:style-name="P488"/>
            <text:p text:style-name="P489"><text:span text:style-name="T422" xml:space="preserve">7. 연속일 경우		</text:span></text:p>
            <text:p text:style-name="P490"><text:span text:style-name="T423" xml:space="preserve">7701276128963 </text:span></text:p>
            <text:p text:style-name="P491"><text:span text:style-name="T424" xml:space="preserve">7205305129552 </text:span></text:p>
            <text:p text:style-name="P492"><text:span text:style-name="T425" xml:space="preserve">4110155292743 </text:span></text:p>
            <text:p text:style-name="P493"><text:span text:style-name="T426" xml:space="preserve">4401085779765 </text:span></text:p>
            <text:p text:style-name="P494"><text:span text:style-name="T427" xml:space="preserve">6903306801416 </text:span></text:p>
            <text:p text:style-name="P495"/>
            <text:p text:style-name="P496"><text:span text:style-name="T428">8. 윤년 일때</text:span></text:p>
            <text:p text:style-name="P497"><text:span text:style-name="T429">920229-6161968</text:span></text:p>
            <text:p text:style-name="P498"><text:span text:style-name="T430">960229-6071901</text:span></text:p>
            <text:p text:style-name="P499"><text:span text:style-name="T431">040229-5556678</text:span></text:p>
            <text:p text:style-name="P500"><text:span text:style-name="T432">080229-5388945</text:span></text:p>
            <text:p text:style-name="P501"><text:span text:style-name="T433">120229-6310648</text:span></text:p>
            <text:p text:style-name="P502"/>
            <text:p text:style-name="P503"><text:span text:style-name="T434">9. 구분자 () 사용할 경우</text:span></text:p>
            <text:p text:style-name="P504"/>
            <text:p text:style-name="P505"><text:span text:style-name="T435">(421125-6083713)(691130-6552344)</text:span></text:p>
            <text:p text:style-name="P506"><text:span text:style-name="T436">(750721-5565005)(680930-5709031)</text:span></text:p>
            <text:p text:style-name="P507"><text:span text:style-name="T437">(981122-5204724)(470504-5137654)</text:span></text:p>
            <text:p text:style-name="P508"><text:span text:style-name="T438">(830723-5054748)(621026-5334069)</text:span></text:p>
            <text:p text:style-name="P509"><text:span text:style-name="T439">(781024-6361368)(840214-5883294)</text:span></text:p>
            <text:p text:style-name="P510"/>
            <text:p text:style-name="P511"><text:span text:style-name="T440">10. 구분자 [] 사용할 경우</text:span></text:p>
            <text:p text:style-name="P512"/>
            <text:p text:style-name="P513"><text:span text:style-name="T441">[561008-6408393][681120-5808439]</text:span></text:p>
            <text:p text:style-name="P514"><text:span text:style-name="T442">[440528-6511609][471119-5128554]</text:span></text:p>
            <text:p text:style-name="P515"><text:span text:style-name="T443">[760613-6184275][820310-6200212]</text:span></text:p>
            <text:p text:style-name="P516"><text:span text:style-name="T444">[671019-6744348][831030-5846873]</text:span></text:p>
            <text:p text:style-name="P517"><text:span text:style-name="T445">[460719-5837669][630430-6074384]</text:span></text:p>
            <text:p text:style-name="P518"/>
            <text:p text:style-name="P519"><text:span text:style-name="T446">11. 구분자tab 사용할 경우</text:span></text:p>
            <text:p text:style-name="P520"/>
            <text:p text:style-name="P521"><text:span text:style-name="T447" xml:space="preserve">731017-5835283	471030-6159838 </text:span></text:p>
            <text:p text:style-name="P522"><text:span text:style-name="T448" xml:space="preserve">631025-6814581	551005-6918713 </text:span></text:p>
            <text:p text:style-name="P523"><text:span text:style-name="T449" xml:space="preserve">590930-5749610	651030-5254170 </text:span></text:p>
            <text:p text:style-name="P524"><text:span text:style-name="T450" xml:space="preserve">940907-5746455	800225-6228363 </text:span></text:p>
            <text:p text:style-name="P525"><text:span text:style-name="T451" xml:space="preserve">870312-6977680	691113-6470297 </text:span></text:p>
            <text:p text:style-name="P526"/>
            <text:p text:style-name="P527"><text:span text:style-name="T452">12. 구분자 , 사용할 경우</text:span></text:p>
            <text:p text:style-name="P528"/>
            <text:p text:style-name="P529"><text:span text:style-name="T453" xml:space="preserve">771030-5209295,821104-5856663 </text:span></text:p>
            <text:p text:style-name="P530"><text:span text:style-name="T454" xml:space="preserve">781019-5090501,931116-5021019 </text:span></text:p>
            <text:p text:style-name="P531"><text:span text:style-name="T455" xml:space="preserve">830304-5757313,920417-6017263 </text:span></text:p>
            <text:p text:style-name="P532"><text:span text:style-name="T456" xml:space="preserve">991112-6222220,681016-6850506 </text:span></text:p>
            <text:p text:style-name="P533"><text:span text:style-name="T457" xml:space="preserve">980805-5369725,720704-5202334 </text:span></text:p>
            <text:p text:style-name="P534"/>
            <text:p text:style-name="P535"><text:span text:style-name="T458">13. 구분자 " 사용할 경우</text:span></text:p>
            <text:p text:style-name="P536"><text:span text:style-name="T459">"761011-6208048""461126-6427003"</text:span></text:p>
            <text:p text:style-name="P537"><text:span text:style-name="T460">"900101-5898213""760617-6070468"</text:span></text:p>
            <text:p text:style-name="P538"><text:span text:style-name="T461">"451028-6215955""630914-6457668"</text:span></text:p>
            <text:p text:style-name="P539"><text:span text:style-name="T462">"951104-5245240""641103-6362719"</text:span></text:p>
            <text:p text:style-name="P540"><text:span text:style-name="T463">"701018-5515075""911009-6551209"</text:span></text:p>
            <text:p text:style-name="P541"/>
            <text:p text:style-name="P542"><text:span text:style-name="T464">14. 구분자 {} 사용할 경우</text:span></text:p>
            <text:p text:style-name="P543"/>
            <text:p text:style-name="P544"><text:span text:style-name="T465">{601001-6955566}{521123-6494423}</text:span></text:p>
            <text:p text:style-name="P545"><text:span text:style-name="T466">{481126-5414574}{550430-6528939}</text:span></text:p>
            <text:p text:style-name="P546"><text:span text:style-name="T467">{971004-6468105}{730608-5778672}</text:span></text:p>
            <text:p text:style-name="P547"><text:span text:style-name="T468">{940608-6310897}{891005-6203432}</text:span></text:p>
            <text:p text:style-name="P548"><text:span text:style-name="T469">{500315-6771459}{990225-5655839}</text:span></text:p>
            <text:p text:style-name="P549"/>
            <text:p text:style-name="P550"><text:span text:style-name="T470">================================================================</text:span></text:p>
            <text:p text:style-name="P551"/>
            <text:p text:style-name="P552"><text:span text:style-name="T471" xml:space="preserve">		</text:span></text:p>
            <text:p text:style-name="P553"><text:span text:style-name="T472" xml:space="preserve">나. 미검출		</text:span></text:p>
            <text:p text:style-name="P554"><text:span text:style-name="T473" xml:space="preserve">1. 월 오류(날짜 형식에 올수 없는 값이 사용되었을 경우)		</text:span></text:p>
            <text:p text:style-name="P555"><text:span text:style-name="T474">834730-5772950</text:span></text:p>
            <text:p text:style-name="P556"><text:span text:style-name="T475">902318-6694681</text:span></text:p>
            <text:p text:style-name="P557"><text:span text:style-name="T476">622505-5253442</text:span></text:p>
            <text:p text:style-name="P558"><text:span text:style-name="T477">531814-6385841</text:span></text:p>
            <text:p text:style-name="P559"><text:span text:style-name="T478">771330-5806329</text:span></text:p>
            <text:p text:style-name="P560"/>
            <text:p text:style-name="P561"><text:span text:style-name="T479" xml:space="preserve">2. 일 오류(날짜 형식에 올수 없는 값이 사용되었을 경우)		</text:span></text:p>
            <text:p text:style-name="P562"><text:span text:style-name="T480">410798-6388854</text:span></text:p>
            <text:p text:style-name="P563"><text:span text:style-name="T481">841197-6600385</text:span></text:p>
            <text:p text:style-name="P564"><text:span text:style-name="T482">560742-6339707</text:span></text:p>
            <text:p text:style-name="P565"><text:span text:style-name="T483">821199-6525743</text:span></text:p>
            <text:p text:style-name="P566"><text:span text:style-name="T484">550788-5898852</text:span></text:p>
            <text:p text:style-name="P567"><text:span text:style-name="T485" xml:space="preserve">	</text:span></text:p>
            <text:p text:style-name="P568"><text:span text:style-name="T486" xml:space="preserve">3. 윤달 오류(평년에 윤달날짜가 사용되었을 경우)		</text:span></text:p>
            <text:p text:style-name="P569"><text:span text:style-name="T487">670229-5194372</text:span></text:p>
            <text:p text:style-name="P570"><text:span text:style-name="T488">710229-6793479</text:span></text:p>
            <text:p text:style-name="P571"><text:span text:style-name="T489">810229-5487694</text:span></text:p>
            <text:p text:style-name="P572"><text:span text:style-name="T490">860229-6140534</text:span></text:p>
            <text:p text:style-name="P573"><text:span text:style-name="T491">990229-5145544</text:span></text:p>
            <text:p text:style-name="P574"><text:span text:style-name="T492" xml:space="preserve">		</text:span></text:p>
            <text:p text:style-name="P575"><text:span text:style-name="T493">4. 현재년도 기준으로 출생하지 않은 2000년도 이후 외국인 남자</text:span></text:p>
            <text:p text:style-name="P576"><text:span text:style-name="T494">240512-7035509</text:span></text:p>
            <text:p text:style-name="P577"><text:span text:style-name="T495">270215-7776646</text:span></text:p>
            <text:p text:style-name="P578"><text:span text:style-name="T496">300829-7013621</text:span></text:p>
            <text:p text:style-name="P579"><text:span text:style-name="T497">451130-7734781</text:span></text:p>
            <text:p text:style-name="P580"/>
            <text:p text:style-name="P581"><text:span text:style-name="T498">5. 현재년도 기준으로 출생하지 않은 2000년도 이후 외국인 여자</text:span></text:p>
            <text:p text:style-name="P582"><text:span text:style-name="T499">171030-8557094</text:span></text:p>
            <text:p text:style-name="P583"><text:span text:style-name="T500">271130-8706691</text:span></text:p>
            <text:p text:style-name="P584"><text:span text:style-name="T501">311030-8190909</text:span></text:p>
            <text:p text:style-name="P585"><text:span text:style-name="T502">381023-8430874</text:span></text:p>
            <text:p text:style-name="P586"><text:span text:style-name="T503">490629-8425882</text:span></text:p>
            <text:p text:style-name="P587"/>
            <text:p text:style-name="P588"><text:span text:style-name="T504" xml:space="preserve">6. 검증번호 오류		</text:span></text:p>
            <text:p text:style-name="P589"><text:span text:style-name="T505">670821-5317627</text:span></text:p>
            <text:p text:style-name="P590"><text:span text:style-name="T506">571130-6336586</text:span></text:p>
            <text:p text:style-name="P591"><text:span text:style-name="T507">721014-6016537</text:span></text:p>
            <text:p text:style-name="P592"><text:span text:style-name="T508">811027-6217597</text:span></text:p>
            <text:p text:style-name="P593"><text:span text:style-name="T509">870803-5428309</text:span></text:p>
            <text:p text:style-name="P594"/>
            <text:p text:style-name="P595"><text:span text:style-name="T510">===========================================</text:span></text:p>
            <text:p text:style-name="P596"><text:span text:style-name="T511">계좌번호</text:span></text:p>
            <text:p text:style-name="P597"><text:span text:style-name="T512">===========================================</text:span></text:p>
            <text:p text:style-name="P598"><text:span text:style-name="T513">가. 검출</text:span></text:p>
            <text:p text:style-name="P599"><text:span text:style-name="T514">1. 국민은행</text:span></text:p>
            <text:p text:style-name="P600"><text:span text:style-name="T515">478-12-1556-454</text:span></text:p>
            <text:p text:style-name="P601"><text:span text:style-name="T516">236-86-6745-456</text:span></text:p>
            <text:p text:style-name="P602"><text:span text:style-name="T517">646-45-6474-566</text:span></text:p>
            <text:p text:style-name="P603"><text:span text:style-name="T518">483-54-7983-378</text:span></text:p>
            <text:p text:style-name="P604"><text:span text:style-name="T519">209-95-5745-456</text:span></text:p>
            <text:p text:style-name="P605"/>
            <text:p text:style-name="P606"><text:span text:style-name="T520">2. 주택은행(구)</text:span></text:p>
            <text:p text:style-name="P607"><text:span text:style-name="T521">575790-79-328515</text:span></text:p>
            <text:p text:style-name="P608"><text:span text:style-name="T522">459034-35-498555</text:span></text:p>
            <text:p text:style-name="P609"><text:span text:style-name="T523">128745-55-349555</text:span></text:p>
            <text:p text:style-name="P610"><text:span text:style-name="T524">203444-23-589666</text:span></text:p>
            <text:p text:style-name="P611"><text:span text:style-name="T525">590234-65-959522</text:span></text:p>
            <text:p text:style-name="P612"/>
            <text:p text:style-name="P613"><text:span text:style-name="T526">3. 신한은행</text:span></text:p>
            <text:p text:style-name="P614"><text:span text:style-name="T527">459-234-635945</text:span></text:p>
            <text:p text:style-name="P615"><text:span text:style-name="T528">563-453-234934</text:span></text:p>
            <text:p text:style-name="P616"><text:span text:style-name="T529">458-135-594598</text:span></text:p>
            <text:p text:style-name="P617"><text:span text:style-name="T530">384-934-239894</text:span></text:p>
            <text:p text:style-name="P618"/>
            <text:p text:style-name="P619"/>
            <text:p text:style-name="P620"><text:span text:style-name="T531">4. 우리은행</text:span></text:p>
            <text:p text:style-name="P621"><text:span text:style-name="T532">243-12-004727</text:span></text:p>
            <text:p text:style-name="P622"><text:span text:style-name="T533">534-26-465344</text:span></text:p>
            <text:p text:style-name="P623"><text:span text:style-name="T534">454-23-345874</text:span></text:p>
            <text:p text:style-name="P624"><text:span text:style-name="T535">123-34-456678</text:span></text:p>
            <text:p text:style-name="P625"/>
            <text:p text:style-name="P626"/>
            <text:p text:style-name="P627"><text:span text:style-name="T536">5. 우리은행(가상)</text:span></text:p>
            <text:p text:style-name="P628"><text:span text:style-name="T537">5452-544-445624</text:span></text:p>
            <text:p text:style-name="P629"><text:span text:style-name="T538">4455-453-482541</text:span></text:p>
            <text:p text:style-name="P630"><text:span text:style-name="T539">3574-443-245423</text:span></text:p>
            <text:p text:style-name="P631"><text:span text:style-name="T540">3943-695-293178</text:span></text:p>
            <text:p text:style-name="P632"><text:span text:style-name="T541">6345-234-346989</text:span></text:p>
            <text:p text:style-name="P633"/>
            <text:p text:style-name="P634"><text:span text:style-name="T542">6. 농협은행(신)</text:span></text:p>
            <text:p text:style-name="P635"><text:span text:style-name="T543">423-2345-8321-54</text:span></text:p>
            <text:p text:style-name="P636"><text:span text:style-name="T544">394-5623-6948-54</text:span></text:p>
            <text:p text:style-name="P637"><text:span text:style-name="T545">498-4365-3495-84</text:span></text:p>
            <text:p text:style-name="P638"><text:span text:style-name="T546">504-6432-3248-93</text:span></text:p>
            <text:p text:style-name="P639"><text:span text:style-name="T547">434-6465-2348-94</text:span></text:p>
            <text:p text:style-name="P640"/>
            <text:p text:style-name="P641"><text:span text:style-name="T548">7. 농협은행</text:span></text:p>
            <text:p text:style-name="P642"><text:span text:style-name="T549">142437-54-64851</text:span></text:p>
            <text:p text:style-name="P643"><text:span text:style-name="T550">432342-65-29482</text:span></text:p>
            <text:p text:style-name="P644"><text:span text:style-name="T551">595433-85-29343</text:span></text:p>
            <text:p text:style-name="P645"><text:span text:style-name="T552">602342-12-59544</text:span></text:p>
            <text:p text:style-name="P646"><text:span text:style-name="T553">736234-05-29435</text:span></text:p>
            <text:p text:style-name="P647"/>
            <text:p text:style-name="P648"><text:span text:style-name="T554">8. 외환은행</text:span></text:p>
            <text:p text:style-name="P649"><text:span text:style-name="T555">938-344545-344</text:span></text:p>
            <text:p text:style-name="P650"><text:span text:style-name="T556">545-446355-453</text:span></text:p>
            <text:p text:style-name="P651"><text:span text:style-name="T557">756-534234-547</text:span></text:p>
            <text:p text:style-name="P652"><text:span text:style-name="T558">455-643534-545</text:span></text:p>
            <text:p text:style-name="P653"><text:span text:style-name="T559">312-443255-354</text:span></text:p>
            <text:p text:style-name="P654"/>
            <text:p text:style-name="P655"><text:span text:style-name="T560">9. 하나은행</text:span></text:p>
            <text:p text:style-name="P656"><text:span text:style-name="T561">102-926180-48437</text:span></text:p>
            <text:p text:style-name="P657"><text:span text:style-name="T562" xml:space="preserve">896-999643-28704 </text:span></text:p>
            <text:p text:style-name="P658"><text:span text:style-name="T563" xml:space="preserve">940-579709-07522 </text:span></text:p>
            <text:p text:style-name="P659"><text:span text:style-name="T564" xml:space="preserve">345-028839-14215 </text:span></text:p>
            <text:p text:style-name="P660"><text:span text:style-name="T565" xml:space="preserve">678-451456-86383 </text:span></text:p>
            <text:p text:style-name="P661"/>
            <text:p text:style-name="P662"><text:span text:style-name="T566">10. 기업은행</text:span></text:p>
            <text:p text:style-name="P663"><text:span text:style-name="T567">066-016723-97-131</text:span></text:p>
            <text:p text:style-name="P664"><text:span text:style-name="T568">344-623544-34-444</text:span></text:p>
            <text:p text:style-name="P665"><text:span text:style-name="T569">234-454563-56-442</text:span></text:p>
            <text:p text:style-name="P666"><text:span text:style-name="T570">234-125344-42-453</text:span></text:p>
            <text:p text:style-name="P667"><text:span text:style-name="T571">784-134768-85-445</text:span></text:p>
            <text:p text:style-name="P668"/>
            <text:p text:style-name="P669"><text:span text:style-name="T572">11. 한미은행</text:span></text:p>
            <text:p text:style-name="P670"><text:span text:style-name="T573">584-48384-394</text:span></text:p>
            <text:p text:style-name="P671"><text:span text:style-name="T574">432-39849-584</text:span></text:p>
            <text:p text:style-name="P672"><text:span text:style-name="T575">398-23944-894</text:span></text:p>
            <text:p text:style-name="P673"><text:span text:style-name="T576">043-29348-684</text:span></text:p>
            <text:p text:style-name="P674"><text:span text:style-name="T577">058-44546-645</text:span></text:p>
            <text:p text:style-name="P675"/>
            <text:p text:style-name="P676"><text:span text:style-name="T578">12. 씨티은행(구)</text:span></text:p>
            <text:p text:style-name="P677"><text:span text:style-name="T579">453-43453-134-45</text:span></text:p>
            <text:p text:style-name="P678"><text:span text:style-name="T580">654-64854-452-35</text:span></text:p>
            <text:p text:style-name="P679"><text:span text:style-name="T581">442-45646-452-23</text:span></text:p>
            <text:p text:style-name="P680"><text:span text:style-name="T582">465-97756-477-48</text:span></text:p>
            <text:p text:style-name="P681"><text:span text:style-name="T583">034-78435-344-24</text:span></text:p>
            <text:p text:style-name="P682"/>
            <text:p text:style-name="P683"><text:span text:style-name="T584">13. 산업은행 CMS(구계좌)</text:span></text:p>
            <text:p text:style-name="P684"><text:span text:style-name="T585">243-63-34576-7</text:span></text:p>
            <text:p text:style-name="P685"><text:span text:style-name="T586">654-45-12675-3</text:span></text:p>
            <text:p text:style-name="P686"><text:span text:style-name="T587">235-65-56344-5</text:span></text:p>
            <text:p text:style-name="P687"><text:span text:style-name="T588">745-65-34555-3</text:span></text:p>
            <text:p text:style-name="P688"><text:span text:style-name="T589">765-23-67345-3</text:span></text:p>
            <text:p text:style-name="P689"/>
            <text:p text:style-name="P690"><text:span text:style-name="T590">14. 메리츠종합금융증권</text:span></text:p>
            <text:p text:style-name="P691"><text:span text:style-name="T591">1239-6534-23</text:span></text:p>
            <text:p text:style-name="P692"><text:span text:style-name="T592">0291-7845-94</text:span></text:p>
            <text:p text:style-name="P693"><text:span text:style-name="T593">9384-2935-54</text:span></text:p>
            <text:p text:style-name="P694"><text:span text:style-name="T594">9325-7892-12</text:span></text:p>
            <text:p text:style-name="P695"><text:span text:style-name="T595">6945-4322-49</text:span></text:p>
            <text:p text:style-name="P696"/>
            <text:p text:style-name="P697"><text:span text:style-name="T596">15.문자+계좌번호</text:span></text:p>
            <text:p text:style-name="P698"><text:span text:style-name="T597" xml:space="preserve">신한651-17-214757 </text:span></text:p>
            <text:p text:style-name="P699"><text:span text:style-name="T598" xml:space="preserve">기업725920-04-449293 </text:span></text:p>
            <text:p text:style-name="P700"><text:span text:style-name="T599" xml:space="preserve">하나847-91-90938-9 </text:span></text:p>
            <text:p text:style-name="P701"><text:span text:style-name="T600" xml:space="preserve">우리220-36-9981-037 </text:span></text:p>
            <text:p text:style-name="P702"><text:span text:style-name="T601">국민944-530047-43818</text:span></text:p>
            <text:p text:style-name="P703"/>
            <text:p text:style-name="P704"><text:span text:style-name="T602">16. 콤마 ( , )</text:span></text:p>
            <text:p text:style-name="P705"><text:span text:style-name="T603">464-119830-172,116-26-901700</text:span></text:p>
            <text:p text:style-name="P706"><text:span text:style-name="T604">5562-535-075023,529-936-174743</text:span></text:p>
            <text:p text:style-name="P707"><text:span text:style-name="T605">414-26402-102,178-93-961812</text:span></text:p>
            <text:p text:style-name="P708"><text:span text:style-name="T606">385-02022-566-25,700-01-4526-944</text:span></text:p>
            <text:p text:style-name="P709"><text:span text:style-name="T607">709-207741-00619,</text:span></text:p>
            <text:p text:style-name="P710"/>
            <text:p text:style-name="P711"><text:span text:style-name="T608" xml:space="preserve">17. 구분자 Tab </text:span></text:p>
            <text:p text:style-name="P712"><text:span text:style-name="T609" xml:space="preserve">2230-873-894529	649-669176-812 </text:span></text:p>
            <text:p text:style-name="P713"><text:span text:style-name="T610" xml:space="preserve">817-05-9191-281	410-735-074840 </text:span></text:p>
            <text:p text:style-name="P714"><text:span text:style-name="T611" xml:space="preserve">318-99-9615-576	130-665814-67266 </text:span></text:p>
            <text:p text:style-name="P715"/>
            <text:p text:style-name="P716"/>
            <text:p text:style-name="P717"><text:span text:style-name="T612">18. 따옴표 ( " )</text:span></text:p>
            <text:p text:style-name="P718"><text:span text:style-name="T613" xml:space="preserve">"917390-93-71155""157-65923-890" </text:span></text:p>
            <text:p text:style-name="P719"><text:span text:style-name="T614" xml:space="preserve">"611250-70-048895""7350-398-588218" </text:span></text:p>
            <text:p text:style-name="P720"/>
            <text:p text:style-name="P721"><text:span text:style-name="T615">19. 신협은행</text:span></text:p>
            <text:p text:style-name="P722"><text:span text:style-name="T616">132-083-862363</text:span></text:p>
            <text:p text:style-name="P723"><text:span text:style-name="T617">132-173-326612</text:span></text:p>
            <text:p text:style-name="P724"><text:span text:style-name="T618">132-100-036161</text:span></text:p>
            <text:p text:style-name="P725"/>
            <text:p text:style-name="P726"><text:span text:style-name="T619">20.기타</text:span></text:p>
            <text:p text:style-name="P727"><text:span text:style-name="T620" xml:space="preserve">485053-41-16160 </text:span></text:p>
            <text:p text:style-name="P728"><text:span text:style-name="T621" xml:space="preserve">127-27476-887 </text:span></text:p>
            <text:p text:style-name="P729"><text:span text:style-name="T622" xml:space="preserve">637-95-38461-4 </text:span></text:p>
            <text:p text:style-name="P730"><text:span text:style-name="T623" xml:space="preserve">710-18-7642029 </text:span></text:p>
            <text:p text:style-name="P731"><text:span text:style-name="T624" xml:space="preserve">100-33-4757990 </text:span></text:p>
            <text:p text:style-name="P732"/>
            <text:p text:style-name="P733"><text:span text:style-name="T625">나. 미검출</text:span></text:p>
            <text:p text:style-name="P734"><text:span text:style-name="T626">1. 계좌번호 패턴이 아닌 경우</text:span></text:p>
            <text:p text:style-name="P735"><text:span text:style-name="T627">3493493-9023859-2192384</text:span></text:p>
            <text:p text:style-name="P736"><text:span text:style-name="T628">920203943-939-54425</text:span></text:p>
            <text:p text:style-name="P737"><text:span text:style-name="T629">2384093-2389489-23</text:span></text:p>
            <text:p text:style-name="P738"><text:span text:style-name="T630">93004-2398004-39-432</text:span></text:p>
            <text:p text:style-name="P739"><text:span text:style-name="T631">2346-586785-345-223</text:span></text:p>
            <text:p text:style-name="P740"><text:span text:style-name="T632">234934-4503403-49394-595-43</text:span></text:p>
            <text:p text:style-name="P741"><text:span text:style-name="T633">09890023-23465-434234265</text:span></text:p>
            <text:p text:style-name="P742"><text:span text:style-name="T634">903485092834023904</text:span></text:p>
            <text:p text:style-name="P743"><text:span text:style-name="T635">3940850930-30945803</text:span></text:p>
            <text:p text:style-name="P744"><text:span text:style-name="T636">3-20984-02934-304958-09345</text:span></text:p>
            <text:p text:style-name="P745"/>
            <text:p text:style-name="P746"/>
            <text:p text:style-name="P747"><text:span text:style-name="T637">===========================================</text:span></text:p>
            <text:p text:style-name="P748"><text:span text:style-name="T638">신용카드번호</text:span></text:p>
            <text:p text:style-name="P749"><text:span text:style-name="T639">===========================================</text:span></text:p>
            <text:p text:style-name="P750"><text:span text:style-name="T640">가. 검출</text:span></text:p>
            <text:p text:style-name="P751"><text:span text:style-name="T641">1. 가운데 -</text:span></text:p>
            <text:p text:style-name="P752"><text:span text:style-name="T642">3762-5048-6254-5772</text:span></text:p>
            <text:p text:style-name="P753"><text:span text:style-name="T643">5543-4925-9843-5180</text:span></text:p>
            <text:p text:style-name="P754"><text:span text:style-name="T644">4296-1253-2117-6661</text:span></text:p>
            <text:p text:style-name="P755"><text:span text:style-name="T645">3571-0402-7610-4683</text:span></text:p>
            <text:p text:style-name="P756"><text:span text:style-name="T646">9445-4780-7712-0402</text:span></text:p>
            <text:p text:style-name="P757"><text:span text:style-name="T647">5521-2271-9277-3719</text:span></text:p>
            <text:p text:style-name="P758"><text:span text:style-name="T648">9490-9504-7384-1975</text:span></text:p>
            <text:p text:style-name="P759"><text:span text:style-name="T649">9430-2099-9206-8872</text:span></text:p>
            <text:p text:style-name="P760"><text:span text:style-name="T650">4689-0829-2979-0101</text:span></text:p>
            <text:p text:style-name="P761"><text:span text:style-name="T651">9200-6170-4104-2748</text:span></text:p>
            <text:p text:style-name="P762"/>
            <text:p text:style-name="P763"><text:span text:style-name="T652" xml:space="preserve">9445-2445-2044-5030 </text:span></text:p>
            <text:p text:style-name="P764"><text:span text:style-name="T653" xml:space="preserve">8110-7172-5327-9557 </text:span></text:p>
            <text:p text:style-name="P765"><text:span text:style-name="T654">9410-1961-5474-3695</text:span></text:p>
            <text:p text:style-name="P766"><text:span text:style-name="T655">3565-2391-0883-5286</text:span></text:p>
            <text:p text:style-name="P767"><text:span text:style-name="T656">0005-1881-3749-8034</text:span></text:p>
            <text:p text:style-name="P768"><text:span text:style-name="T657">4140-2747-5916-4423</text:span></text:p>
            <text:p text:style-name="P769"><text:span text:style-name="T658">5310-7209-2965-5261</text:span></text:p>
            <text:p text:style-name="P770"/>
            <text:p text:style-name="P771"><text:span text:style-name="T659">2050-9624-7927-5493</text:span></text:p>
            <text:p text:style-name="P772"><text:span text:style-name="T660">5583-7041-9874-4196</text:span></text:p>
            <text:p text:style-name="P773"><text:span text:style-name="T661" xml:space="preserve">5521-3307-8427-7816 </text:span></text:p>
            <text:p text:style-name="P774"><text:span text:style-name="T662" xml:space="preserve">0002-5998-2241-6912 </text:span></text:p>
            <text:p text:style-name="P775"><text:span text:style-name="T663" xml:space="preserve">4067-2514-1011-4392 </text:span></text:p>
            <text:p text:style-name="P776"><text:span text:style-name="T664">9450-8100-8421-3147</text:span></text:p>
            <text:p text:style-name="P777"><text:span text:style-name="T665">2000-1459-9590-3951</text:span></text:p>
            <text:p text:style-name="P778"><text:span text:style-name="T666">4038-1127-1930-6566</text:span></text:p>
            <text:p text:style-name="P779"><text:span text:style-name="T667">0002-2573-8618-7334</text:span></text:p>
            <text:p text:style-name="P780"><text:span text:style-name="T668">9410-1272-3138-5457</text:span></text:p>
            <text:p text:style-name="P781"><text:span text:style-name="T669">0002-1800-2347-7332</text:span></text:p>
            <text:p text:style-name="P782"><text:span text:style-name="T670">4118-9781-3556-3599</text:span></text:p>
            <text:p text:style-name="P783"><text:span text:style-name="T671">9200-2121-1779-2846</text:span></text:p>
            <text:p text:style-name="P784"/>
            <text:p text:style-name="P785"/>
            <text:p text:style-name="P786"><text:span text:style-name="T672">2. 가운데 공백</text:span></text:p>
            <text:p text:style-name="P787"><text:span text:style-name="T673">3560 3111 9585 4556</text:span></text:p>
            <text:p text:style-name="P788"><text:span text:style-name="T674">6234 5416 1829 3144</text:span></text:p>
            <text:p text:style-name="P789"><text:span text:style-name="T675">4114 7190 2814 5670</text:span></text:p>
            <text:p text:style-name="P790"><text:span text:style-name="T676" xml:space="preserve">2000 1226 1748 3407 </text:span></text:p>
            <text:p text:style-name="P791"><text:span text:style-name="T677" xml:space="preserve">3762 5545 3075 5857 </text:span></text:p>
            <text:p text:style-name="P792"/>
            <text:p text:style-name="P793"/>
            <text:p text:style-name="P794"><text:span text:style-name="T678">3. 연속일 경우</text:span></text:p>
            <text:p text:style-name="P795"><text:span text:style-name="T679">2000354486657700</text:span></text:p>
            <text:p text:style-name="P796"><text:span text:style-name="T680">5145080089989310</text:span></text:p>
            <text:p text:style-name="P797"><text:span text:style-name="T681">4030113073525104</text:span></text:p>
            <text:p text:style-name="P798"><text:span text:style-name="T682">9490134285737495</text:span></text:p>
            <text:p text:style-name="P799"><text:span text:style-name="T683">7001176856380003</text:span></text:p>
            <text:p text:style-name="P800"/>
            <text:p text:style-name="P801"><text:span text:style-name="T684">4. 15자리 신용카드(amex)</text:span></text:p>
            <text:p text:style-name="P802"><text:span text:style-name="T685">3710-0266-5087-5735</text:span></text:p>
            <text:p text:style-name="P803"><text:span text:style-name="T686" xml:space="preserve">3779-8856-2220-7246  </text:span></text:p>
            <text:p text:style-name="P804"><text:span text:style-name="T687">3751-4450-3657-2271</text:span></text:p>
            <text:p text:style-name="P805"><text:span text:style-name="T688">3762-7294-3038-7312</text:span></text:p>
            <text:p text:style-name="P806"><text:span text:style-name="T689">3779-8860-0631-6876</text:span></text:p>
            <text:p text:style-name="P807"/>
            <text:p text:style-name="P808"><text:span text:style-name="T690">5. 구분자 () 사용할 경우</text:span></text:p>
            <text:p text:style-name="P809"><text:span text:style-name="T691">(9100-3125-6847-4778)(4092-3179-3422-6977)</text:span></text:p>
            <text:p text:style-name="P810"><text:span text:style-name="T692">(4038-1218-1788-6270)(5521-3395-9695-5808)</text:span></text:p>
            <text:p text:style-name="P811"><text:span text:style-name="T693">(5528-3972-8232-6943)</text:span></text:p>
            <text:p text:style-name="P812"/>
            <text:p text:style-name="P813"><text:span text:style-name="T694">6. 구분자 {} 사용할 경우</text:span></text:p>
            <text:p text:style-name="P814"><text:span text:style-name="T695">{9451-6217-9996-7250}{2050-9432-1128-3508}</text:span></text:p>
            <text:p text:style-name="P815"><text:span text:style-name="T696">{4386-7493-9487-8985}{4374-3254-9281-4547}</text:span></text:p>
            <text:p text:style-name="P816"><text:span text:style-name="T697">{2050-3652-4063-2564}</text:span></text:p>
            <text:p text:style-name="P817"/>
            <text:p text:style-name="P818"><text:span text:style-name="T698">7. 구분자 [] 사용할 경우</text:span></text:p>
            <text:p text:style-name="P819"><text:span text:style-name="T699">[2050-2497-7343-9748][3560-2125-8626-5644]</text:span></text:p>
            <text:p text:style-name="P820"><text:span text:style-name="T700">[9490-4041-6164-8243][4048-2278-7203-6806]</text:span></text:p>
            <text:p text:style-name="P821"><text:span text:style-name="T701">[5599-6211-7685-6960]</text:span></text:p>
            <text:p text:style-name="P822"/>
            <text:p text:style-name="P823"><text:span text:style-name="T702">8. 연속된주민번호 tab으로 분리할 경우</text:span></text:p>
            <text:p text:style-name="P824"><text:span text:style-name="T703">4404-4724-8029-9804	4510-9955-1569-7577</text:span></text:p>
            <text:p text:style-name="P825"><text:span text:style-name="T704">9410-1214-0108-4537	9451-1132-8941-0439</text:span></text:p>
            <text:p text:style-name="P826"><text:span text:style-name="T705">0001-1785-6683-4282	6244-8026-5150-2959</text:span></text:p>
            <text:p text:style-name="P827"><text:span text:style-name="T706">8110-5065-9760-6140	5589-2701-9094-3669</text:span></text:p>
            <text:p text:style-name="P828"><text:span text:style-name="T707">9464-7825-4047-1557	8110-2883-9875-6636</text:span></text:p>
            <text:p text:style-name="P829"/>
            <text:p text:style-name="P830"><text:span text:style-name="T708">9. 구분자 , 사용할 경우</text:span></text:p>
            <text:p text:style-name="P831"><text:span text:style-name="T709">5551-1225-4225-3038,5488-1825-8855-8045</text:span></text:p>
            <text:p text:style-name="P832"><text:span text:style-name="T710">4067-4553-2113-6085,5528-3985-9126-9931</text:span></text:p>
            <text:p text:style-name="P833"><text:span text:style-name="T711">4553-2706-4465-7316,5342-9288-8390-0944</text:span></text:p>
            <text:p text:style-name="P834"><text:span text:style-name="T712">9451-3288-7160-7859,9100-3981-5825-0231</text:span></text:p>
            <text:p text:style-name="P835"><text:span text:style-name="T713">5361-4878-1434-9107,4220-1853-0093-0182</text:span></text:p>
            <text:p text:style-name="P836"/>
            <text:p text:style-name="P837"><text:span text:style-name="T714">10. 구분자 " 사용할 경우</text:span></text:p>
            <text:p text:style-name="P838"><text:span text:style-name="T715">"6243-7822-5727-5682""8110-7687-4571-3299"</text:span></text:p>
            <text:p text:style-name="P839"><text:span text:style-name="T716">"4854-9238-1076-2304""4900-2026-2533-9564"</text:span></text:p>
            <text:p text:style-name="P840"><text:span text:style-name="T717">"9417-3179-4014-9632""5164-1164-4680-8342"</text:span></text:p>
            <text:p text:style-name="P841"><text:span text:style-name="T718">"5547-2025-3890-8097""9481-3446-3506-9686"</text:span></text:p>
            <text:p text:style-name="P842"><text:span text:style-name="T719">"4284-3935-9962-4341""2050-6421-7003-8990"</text:span></text:p>
            <text:p text:style-name="P843"/>
            <text:p text:style-name="P844"><text:span text:style-name="T720">11. 마스터카드</text:span></text:p>
            <text:p text:style-name="P845"><text:span text:style-name="T721">5551-1109-3536-2276</text:span></text:p>
            <text:p text:style-name="P846"><text:span text:style-name="T722">5377-3107-3610-2135</text:span></text:p>
            <text:p text:style-name="P847"><text:span text:style-name="T723">5414-6840-7681-5240</text:span></text:p>
            <text:p text:style-name="P848"><text:span text:style-name="T724">5491-5582-0436-6902</text:span></text:p>
            <text:p text:style-name="P849"><text:span text:style-name="T725">5121-1459-4067-8770</text:span></text:p>
            <text:p text:style-name="P850"/>
            <text:p text:style-name="P851"><text:span text:style-name="T726">12.비자카드</text:span></text:p>
            <text:p text:style-name="P852"><text:span text:style-name="T727">4075-5800-1020-3399</text:span></text:p>
            <text:p text:style-name="P853"><text:span text:style-name="T728">4216-0749-5124-7987</text:span></text:p>
            <text:p text:style-name="P854"><text:span text:style-name="T729">4426-6006-4552-8980</text:span></text:p>
            <text:p text:style-name="P855"><text:span text:style-name="T730">4617-8182-7209-0418</text:span></text:p>
            <text:p text:style-name="P856"><text:span text:style-name="T731">4574 9221 8790 2971</text:span></text:p>
            <text:p text:style-name="P857"/>
            <text:p text:style-name="P858"><text:span text:style-name="T732">나. 미검출</text:span></text:p>
            <text:p text:style-name="P859"/>
            <text:p text:style-name="P860"><text:span text:style-name="T733">1. 검증번호 오류</text:span></text:p>
            <text:p text:style-name="P861"><text:span text:style-name="T734">3550-4117-8249-2530</text:span></text:p>
            <text:p text:style-name="P862"><text:span text:style-name="T735" xml:space="preserve">2201-7976-6932-8275  </text:span></text:p>
            <text:p text:style-name="P863"><text:span text:style-name="T736" xml:space="preserve">3845-0143-6212-0276  </text:span></text:p>
            <text:p text:style-name="P864"><text:span text:style-name="T737" xml:space="preserve">3669-9029-2863-4991  </text:span></text:p>
            <text:p text:style-name="P865"><text:span text:style-name="T738" xml:space="preserve">0739-2602-3079-4504  </text:span></text:p>
            <text:p text:style-name="P866"><text:span text:style-name="T739" xml:space="preserve">3566-4768-8431-9792  </text:span></text:p>
            <text:p text:style-name="P867"><text:span text:style-name="T740" xml:space="preserve">3957-7061-2804-2546  </text:span></text:p>
            <text:p text:style-name="P868"><text:span text:style-name="T741" xml:space="preserve">3063-1860-9804-0633  </text:span></text:p>
            <text:p text:style-name="P869"><text:span text:style-name="T742" xml:space="preserve">3551-7792-3676-0911  </text:span></text:p>
            <text:p text:style-name="P870"><text:span text:style-name="T743">3975-0191-1707-3532</text:span></text:p>
            <text:p text:style-name="P871"/>
            <text:p text:style-name="P872"/>
            <text:p text:style-name="P873"><text:span text:style-name="T744">2. Bin 번호 오류</text:span></text:p>
            <text:p text:style-name="P874"><text:span text:style-name="T745" xml:space="preserve">5040-1156-9234-0166  </text:span></text:p>
            <text:p text:style-name="P875"><text:span text:style-name="T746" xml:space="preserve">8922-3102-6050-4379  </text:span></text:p>
            <text:p text:style-name="P876"><text:span text:style-name="T747" xml:space="preserve">6979-3637-0525-4221  </text:span></text:p>
            <text:p text:style-name="P877"><text:span text:style-name="T748" xml:space="preserve">1030-9191-7812-6275  </text:span></text:p>
            <text:p text:style-name="P878"><text:span text:style-name="T749" xml:space="preserve">0413-0607-2414-4725  </text:span></text:p>
            <text:p text:style-name="P879"><text:span text:style-name="T750" xml:space="preserve">4615-5294-0383-2139  </text:span></text:p>
            <text:p text:style-name="P880"><text:span text:style-name="T751" xml:space="preserve">6309-8592-9324-7197  </text:span></text:p>
            <text:p text:style-name="P881"><text:span text:style-name="T752" xml:space="preserve">6014-3818-4748-6276  </text:span></text:p>
            <text:p text:style-name="P882"><text:span text:style-name="T753" xml:space="preserve">9108-1624-7611-2305  </text:span></text:p>
            <text:p text:style-name="P883"><text:span text:style-name="T754" xml:space="preserve">1806-5775-9012-7073  </text:span></text:p>
            <text:p text:style-name="P884"/>
            <text:p text:style-name="P885"/>
            <text:p text:style-name="P886"><text:span text:style-name="T755">============================</text:span></text:p>
            <text:p text:style-name="P887"><text:span text:style-name="T756">핸드폰번호</text:span></text:p>
            <text:p text:style-name="P888"><text:span text:style-name="T757">============================</text:span></text:p>
            <text:p text:style-name="P889"><text:span text:style-name="T758">가. 검출</text:span></text:p>
            <text:p text:style-name="P890"><text:span text:style-name="T759" xml:space="preserve">010-2429-3919 </text:span></text:p>
            <text:p text:style-name="P891"><text:span text:style-name="T760" xml:space="preserve">010-2430-1959 </text:span></text:p>
            <text:p text:style-name="P892"><text:span text:style-name="T761" xml:space="preserve">010-2600-7179 </text:span></text:p>
            <text:p text:style-name="P893"><text:span text:style-name="T762" xml:space="preserve">010-2622-0712 </text:span></text:p>
            <text:p text:style-name="P894"><text:span text:style-name="T763" xml:space="preserve">010-2739-3066 </text:span></text:p>
            <text:p text:style-name="P895"><text:span text:style-name="T764" xml:space="preserve">010-2772-7670 </text:span></text:p>
            <text:p text:style-name="P896"><text:span text:style-name="T765" xml:space="preserve">010-2778-6114 </text:span></text:p>
            <text:p text:style-name="P897"><text:span text:style-name="T766" xml:space="preserve">010-2828-0064 </text:span></text:p>
            <text:p text:style-name="P898"><text:span text:style-name="T767" xml:space="preserve">010-2831-1546 </text:span></text:p>
            <text:p text:style-name="P899"><text:span text:style-name="T768" xml:space="preserve">010-3026-4125 </text:span></text:p>
            <text:p text:style-name="P900"/>
            <text:p text:style-name="P901"><text:span text:style-name="T769" xml:space="preserve">010-3135-1642 </text:span></text:p>
            <text:p text:style-name="P902"><text:span text:style-name="T770" xml:space="preserve">010-3605-7325 </text:span></text:p>
            <text:p text:style-name="P903"><text:span text:style-name="T771" xml:space="preserve">010-3679-4781 </text:span></text:p>
            <text:p text:style-name="P904"><text:span text:style-name="T772" xml:space="preserve">010-3763-9100 </text:span></text:p>
            <text:p text:style-name="P905"><text:span text:style-name="T773" xml:space="preserve">010-3827-8084 </text:span></text:p>
            <text:p text:style-name="P906"><text:span text:style-name="T774" xml:space="preserve">010-3839-4991 </text:span></text:p>
            <text:p text:style-name="P907"><text:span text:style-name="T775" xml:space="preserve">010-3932-3414 </text:span></text:p>
            <text:p text:style-name="P908"><text:span text:style-name="T776" xml:space="preserve">010-4051-4571 </text:span></text:p>
            <text:p text:style-name="P909"><text:span text:style-name="T777" xml:space="preserve">010-4171-6241 </text:span></text:p>
            <text:p text:style-name="P910"><text:span text:style-name="T778" xml:space="preserve">010-4650-0543 </text:span></text:p>
            <text:p text:style-name="P911"/>
            <text:p text:style-name="P912"><text:span text:style-name="T779" xml:space="preserve">010-4810-0899 </text:span></text:p>
            <text:p text:style-name="P913"><text:span text:style-name="T780" xml:space="preserve">010-4939-4208 </text:span></text:p>
            <text:p text:style-name="P914"><text:span text:style-name="T781" xml:space="preserve">010-5276-7164 </text:span></text:p>
            <text:p text:style-name="P915"><text:span text:style-name="T782" xml:space="preserve">010-5439-4746 </text:span></text:p>
            <text:p text:style-name="P916"><text:span text:style-name="T783" xml:space="preserve">010-5476-2430 </text:span></text:p>
            <text:p text:style-name="P917"><text:span text:style-name="T784" xml:space="preserve">010-5567-2106 </text:span></text:p>
            <text:p text:style-name="P918"><text:span text:style-name="T785" xml:space="preserve">010-5770-7966 </text:span></text:p>
            <text:p text:style-name="P919"><text:span text:style-name="T786" xml:space="preserve">010-5808-5502 </text:span></text:p>
            <text:p text:style-name="P920"><text:span text:style-name="T787" xml:space="preserve">010-6268-3354 </text:span></text:p>
            <text:p text:style-name="P921"><text:span text:style-name="T788" xml:space="preserve">010-6312-1249 </text:span></text:p>
            <text:p text:style-name="P922"/>
            <text:p text:style-name="P923"><text:span text:style-name="T789" xml:space="preserve">010-6331-9648 </text:span></text:p>
            <text:p text:style-name="P924"><text:span text:style-name="T790" xml:space="preserve">010-6623-0913 </text:span></text:p>
            <text:p text:style-name="P925"><text:span text:style-name="T791" xml:space="preserve">010-6645-2681 </text:span></text:p>
            <text:p text:style-name="P926"><text:span text:style-name="T792" xml:space="preserve">010-6645-5199 </text:span></text:p>
            <text:p text:style-name="P927"><text:span text:style-name="T793" xml:space="preserve">010-6948-7276 </text:span></text:p>
            <text:p text:style-name="P928"><text:span text:style-name="T794" xml:space="preserve">010-6960-1197 </text:span></text:p>
            <text:p text:style-name="P929"><text:span text:style-name="T795" xml:space="preserve">010-7043-8688 </text:span></text:p>
            <text:p text:style-name="P930"><text:span text:style-name="T796" xml:space="preserve">010-7115-8726 </text:span></text:p>
            <text:p text:style-name="P931"><text:span text:style-name="T797" xml:space="preserve">010-7200-6939 </text:span></text:p>
            <text:p text:style-name="P932"/>
            <text:p text:style-name="P933"><text:span text:style-name="T798" xml:space="preserve">010-7348-9611 </text:span></text:p>
            <text:p text:style-name="P934"><text:span text:style-name="T799" xml:space="preserve">010-7386-9381 </text:span></text:p>
            <text:p text:style-name="P935"><text:span text:style-name="T800" xml:space="preserve">010-7390-6780 </text:span></text:p>
            <text:p text:style-name="P936"><text:span text:style-name="T801" xml:space="preserve">010-7408-3054 </text:span></text:p>
            <text:p text:style-name="P937"><text:span text:style-name="T802" xml:space="preserve">010-7442-4787 </text:span></text:p>
            <text:p text:style-name="P938"><text:span text:style-name="T803" xml:space="preserve">010-7489-2170 </text:span></text:p>
            <text:p text:style-name="P939"><text:span text:style-name="T804" xml:space="preserve">010-7515-8664 </text:span></text:p>
            <text:p text:style-name="P940"><text:span text:style-name="T805" xml:space="preserve">010-7682-9783 </text:span></text:p>
            <text:p text:style-name="P941"><text:span text:style-name="T806" xml:space="preserve">010-7846-6077 </text:span></text:p>
            <text:p text:style-name="P942"><text:span text:style-name="T807" xml:space="preserve">010-8029-8358 </text:span></text:p>
            <text:p text:style-name="P943"/>
            <text:p text:style-name="P944"><text:span text:style-name="T808" xml:space="preserve">010-8222-7845 </text:span></text:p>
            <text:p text:style-name="P945"><text:span text:style-name="T809" xml:space="preserve">010-8426-4055 </text:span></text:p>
            <text:p text:style-name="P946"><text:span text:style-name="T810" xml:space="preserve">010-8587-4681 </text:span></text:p>
            <text:p text:style-name="P947"><text:span text:style-name="T811" xml:space="preserve">010-8621-2867 </text:span></text:p>
            <text:p text:style-name="P948"><text:span text:style-name="T812" xml:space="preserve">010-8642-6518 </text:span></text:p>
            <text:p text:style-name="P949"><text:span text:style-name="T813" xml:space="preserve">010-8676-6626 </text:span></text:p>
            <text:p text:style-name="P950"><text:span text:style-name="T814" xml:space="preserve">010-8771-7958 </text:span></text:p>
            <text:p text:style-name="P951"><text:span text:style-name="T815" xml:space="preserve">010-8788-5991 </text:span></text:p>
            <text:p text:style-name="P952"><text:span text:style-name="T816" xml:space="preserve">010-8860-5808 </text:span></text:p>
            <text:p text:style-name="P953"><text:span text:style-name="T817" xml:space="preserve">010-9069-6905 </text:span></text:p>
            <text:p text:style-name="P954"/>
            <text:p text:style-name="P955"><text:span text:style-name="T818" xml:space="preserve">010-9072-0253 </text:span></text:p>
            <text:p text:style-name="P956"><text:span text:style-name="T819" xml:space="preserve">010-9122-0462 </text:span></text:p>
            <text:p text:style-name="P957"><text:span text:style-name="T820" xml:space="preserve">010-9211-5842 </text:span></text:p>
            <text:p text:style-name="P958"><text:span text:style-name="T821" xml:space="preserve">010-9242-5476 </text:span></text:p>
            <text:p text:style-name="P959"><text:span text:style-name="T822" xml:space="preserve">010-9411-6273 </text:span></text:p>
            <text:p text:style-name="P960"><text:span text:style-name="T823" xml:space="preserve">010-9719-8304 </text:span></text:p>
            <text:p text:style-name="P961"><text:span text:style-name="T824" xml:space="preserve">010-9721-5199 </text:span></text:p>
            <text:p text:style-name="P962"><text:span text:style-name="T825" xml:space="preserve">010-9814-0175 </text:span></text:p>
            <text:p text:style-name="P963"><text:span text:style-name="T826" xml:space="preserve">010-9957-8337 </text:span></text:p>
            <text:p text:style-name="P964"><text:span text:style-name="T827" xml:space="preserve">010-9967-5121 </text:span></text:p>
            <text:p text:style-name="P965"><text:span text:style-name="T828">010-9981-3338</text:span></text:p>
            <text:p text:style-name="P966"/>
            <text:p text:style-name="P967"><text:span text:style-name="T829" xml:space="preserve">010-2007-9147 </text:span></text:p>
            <text:p text:style-name="P968"><text:span text:style-name="T830" xml:space="preserve">010-2019-1196 </text:span></text:p>
            <text:p text:style-name="P969"><text:span text:style-name="T831" xml:space="preserve">010-2028-5396 </text:span></text:p>
            <text:p text:style-name="P970"><text:span text:style-name="T832" xml:space="preserve">010-2035-1718 </text:span></text:p>
            <text:p text:style-name="P971"><text:span text:style-name="T833" xml:space="preserve">010-2042-0803 </text:span></text:p>
            <text:p text:style-name="P972"><text:span text:style-name="T834" xml:space="preserve">010-2044-2480 </text:span></text:p>
            <text:p text:style-name="P973"><text:span text:style-name="T835" xml:space="preserve">010-2056-5355 </text:span></text:p>
            <text:p text:style-name="P974"><text:span text:style-name="T836" xml:space="preserve">010-2064-1141 </text:span></text:p>
            <text:p text:style-name="P975"><text:span text:style-name="T837" xml:space="preserve">010-2066-1729 </text:span></text:p>
            <text:p text:style-name="P976"><text:span text:style-name="T838" xml:space="preserve">010-2069-1170 </text:span></text:p>
            <text:p text:style-name="P977"/>
            <text:p text:style-name="P978"><text:span text:style-name="T839" xml:space="preserve">010-2069-4168 </text:span></text:p>
            <text:p text:style-name="P979"><text:span text:style-name="T840" xml:space="preserve">010-2103-3557 </text:span></text:p>
            <text:p text:style-name="P980"><text:span text:style-name="T841" xml:space="preserve">010-2107-2842 </text:span></text:p>
            <text:p text:style-name="P981"><text:span text:style-name="T842" xml:space="preserve">010-2109-1372 </text:span></text:p>
            <text:p text:style-name="P982"><text:span text:style-name="T843" xml:space="preserve">010-2138-8406 </text:span></text:p>
            <text:p text:style-name="P983"><text:span text:style-name="T844" xml:space="preserve">010-2150-9998 </text:span></text:p>
            <text:p text:style-name="P984"><text:span text:style-name="T845" xml:space="preserve">010-2155-8236 </text:span></text:p>
            <text:p text:style-name="P985"><text:span text:style-name="T846" xml:space="preserve">010-2164-6808 </text:span></text:p>
            <text:p text:style-name="P986"><text:span text:style-name="T847" xml:space="preserve">010-2171-2080 </text:span></text:p>
            <text:p text:style-name="P987"><text:span text:style-name="T848" xml:space="preserve">010-2184-6878 </text:span></text:p>
            <text:p text:style-name="P988"/>
            <text:p text:style-name="P989"><text:span text:style-name="T849" xml:space="preserve">010-2196-4672 </text:span></text:p>
            <text:p text:style-name="P990"><text:span text:style-name="T850" xml:space="preserve">010-2211-0505 </text:span></text:p>
            <text:p text:style-name="P991"><text:span text:style-name="T851" xml:space="preserve">010-2223-0928 </text:span></text:p>
            <text:p text:style-name="P992"><text:span text:style-name="T852" xml:space="preserve">010-2227-9424 </text:span></text:p>
            <text:p text:style-name="P993"><text:span text:style-name="T853" xml:space="preserve">010-2231-8365 </text:span></text:p>
            <text:p text:style-name="P994"><text:span text:style-name="T854" xml:space="preserve">010-2235-7976 </text:span></text:p>
            <text:p text:style-name="P995"><text:span text:style-name="T855" xml:space="preserve">010-2241-8384 </text:span></text:p>
            <text:p text:style-name="P996"><text:span text:style-name="T856" xml:space="preserve">010-2261-2630 </text:span></text:p>
            <text:p text:style-name="P997"><text:span text:style-name="T857" xml:space="preserve">010-2264-7324 </text:span></text:p>
            <text:p text:style-name="P998"><text:span text:style-name="T858" xml:space="preserve">010-2266-1331 </text:span></text:p>
            <text:p text:style-name="P999"/>
            <text:p text:style-name="P1000"><text:span text:style-name="T859">나. 미검출</text:span></text:p>
            <text:p text:style-name="P1001"><text:span text:style-name="T860">1. 잘못된 기지국</text:span></text:p>
            <text:p text:style-name="P1002"><text:span text:style-name="T861">015-1244-5378</text:span></text:p>
            <text:p text:style-name="P1003"><text:span text:style-name="T862">012-1233-1588</text:span></text:p>
            <text:p text:style-name="P1004"><text:span text:style-name="T863">013-5894-3944</text:span></text:p>
            <text:p text:style-name="P1005"><text:span text:style-name="T864">000-3943-1034</text:span></text:p>
            <text:p text:style-name="P1006"><text:span text:style-name="T865">001-3234-3894</text:span></text:p>
            <text:p text:style-name="P1007"><text:span text:style-name="T866">014-2398-3944</text:span></text:p>
            <text:p text:style-name="P1008"/>
            <text:p text:style-name="P1009"><text:span text:style-name="T867">2. 잘못된 자리수 번호</text:span></text:p>
            <text:p text:style-name="P1010"><text:span text:style-name="T868">010-4243-34254</text:span></text:p>
            <text:p text:style-name="P1011"><text:span text:style-name="T869">010-33434-2344</text:span></text:p>
            <text:p text:style-name="P1012"><text:span text:style-name="T870">010-1232-432</text:span></text:p>
            <text:p text:style-name="P1013"><text:span text:style-name="T871">010-12-34484</text:span></text:p>
            <text:p text:style-name="P1014"><text:span text:style-name="T872">010-123-12</text:span></text:p>
            <text:p text:style-name="P1015"/>
            <text:p text:style-name="P1016"><text:span text:style-name="T873">===========================================</text:span></text:p>
            <text:p text:style-name="P1017"><text:span text:style-name="T874">전화번호</text:span></text:p>
            <text:p text:style-name="P1018"><text:span text:style-name="T875">===========================================</text:span></text:p>
            <text:p text:style-name="P1019"><text:span text:style-name="T876">가. 검출</text:span></text:p>
            <text:p text:style-name="P1020"><text:span text:style-name="T877" xml:space="preserve">1. 서울(02) </text:span></text:p>
            <text:p text:style-name="P1021"><text:span text:style-name="T878">02-875-5688</text:span></text:p>
            <text:p text:style-name="P1022"><text:span text:style-name="T879">02-391-3566</text:span></text:p>
            <text:p text:style-name="P1023"><text:span text:style-name="T880">02-6748-0405</text:span></text:p>
            <text:p text:style-name="P1024"><text:span text:style-name="T881">02-2298-8900</text:span></text:p>
            <text:p text:style-name="P1025"><text:span text:style-name="T882">02-5535-6035</text:span></text:p>
            <text:p text:style-name="P1026"/>
            <text:p text:style-name="P1027"/>
            <text:p text:style-name="P1028"><text:span text:style-name="T883">2. 경기(031)</text:span></text:p>
            <text:p text:style-name="P1029"><text:span text:style-name="T884">031-375-5292</text:span></text:p>
            <text:p text:style-name="P1030"><text:span text:style-name="T885">031-222-0957</text:span></text:p>
            <text:p text:style-name="P1031"><text:span text:style-name="T886">031-8015-0102</text:span></text:p>
            <text:p text:style-name="P1032"><text:span text:style-name="T887">031-8015-3660</text:span></text:p>
            <text:p text:style-name="P1033"><text:span text:style-name="T888">031-8015-3661</text:span></text:p>
            <text:p text:style-name="P1034"/>
            <text:p text:style-name="P1035"/>
            <text:p text:style-name="P1036"><text:span text:style-name="T889">3. 부산(051)</text:span></text:p>
            <text:p text:style-name="P1037"><text:span text:style-name="T890">051-245-5359</text:span></text:p>
            <text:p text:style-name="P1038"><text:span text:style-name="T891">051-761-0002</text:span></text:p>
            <text:p text:style-name="P1039"><text:span text:style-name="T892">051-702-0998</text:span></text:p>
            <text:p text:style-name="P1040"><text:span text:style-name="T893">051-405-2992</text:span></text:p>
            <text:p text:style-name="P1041"><text:span text:style-name="T894">051-9968-0459</text:span></text:p>
            <text:p text:style-name="P1042"/>
            <text:p text:style-name="P1043"><text:span text:style-name="T895">4. 대구(053)</text:span></text:p>
            <text:p text:style-name="P1044"><text:span text:style-name="T896">053-759-5008</text:span></text:p>
            <text:p text:style-name="P1045"><text:span text:style-name="T897">053-423-9392</text:span></text:p>
            <text:p text:style-name="P1046"><text:span text:style-name="T898">053-943-1882</text:span></text:p>
            <text:p text:style-name="P1047"><text:span text:style-name="T899">053-759-7333</text:span></text:p>
            <text:p text:style-name="P1048"><text:span text:style-name="T900">053-2349-8897</text:span></text:p>
            <text:p text:style-name="P1049"/>
            <text:p text:style-name="P1050"><text:span text:style-name="T901">5. 인천(032)</text:span></text:p>
            <text:p text:style-name="P1051"><text:span text:style-name="T902">032-502-0308</text:span></text:p>
            <text:p text:style-name="P1052"><text:span text:style-name="T903">032-546-1747</text:span></text:p>
            <text:p text:style-name="P1053"><text:span text:style-name="T904">032-817-9289</text:span></text:p>
            <text:p text:style-name="P1054"><text:span text:style-name="T905">032-867-9982</text:span></text:p>
            <text:p text:style-name="P1055"><text:span text:style-name="T906" xml:space="preserve">032-3176-7188 </text:span></text:p>
            <text:p text:style-name="P1056"/>
            <text:p text:style-name="P1057"/>
            <text:p text:style-name="P1058"><text:span text:style-name="T907">6. 광주(062)</text:span></text:p>
            <text:p text:style-name="P1059"><text:span text:style-name="T908">062-959-0321</text:span></text:p>
            <text:p text:style-name="P1060"><text:span text:style-name="T909">062-514-6884</text:span></text:p>
            <text:p text:style-name="P1061"><text:span text:style-name="T910">062-946-3399</text:span></text:p>
            <text:p text:style-name="P1062"><text:span text:style-name="T911">062-373-4343</text:span></text:p>
            <text:p text:style-name="P1063"><text:span text:style-name="T912">062-5155-1621</text:span></text:p>
            <text:p text:style-name="P1064"/>
            <text:p text:style-name="P1065"><text:span text:style-name="T913">7. 대전(042)</text:span></text:p>
            <text:p text:style-name="P1066"><text:span text:style-name="T914">042-489-6677</text:span></text:p>
            <text:p text:style-name="P1067"><text:span text:style-name="T915">042-626-2600</text:span></text:p>
            <text:p text:style-name="P1068"><text:span text:style-name="T916">042-282-5377</text:span></text:p>
            <text:p text:style-name="P1069"><text:span text:style-name="T917">042-283-8000</text:span></text:p>
            <text:p text:style-name="P1070"><text:span text:style-name="T918">042-2895-1797</text:span></text:p>
            <text:p text:style-name="P1071"/>
            <text:p text:style-name="P1072"><text:span text:style-name="T919">8. 울산(052)</text:span></text:p>
            <text:p text:style-name="P1073"><text:span text:style-name="T920">052-201-5500</text:span></text:p>
            <text:p text:style-name="P1074"><text:span text:style-name="T921">052-249-0150</text:span></text:p>
            <text:p text:style-name="P1075"><text:span text:style-name="T922">052-297-9977</text:span></text:p>
            <text:p text:style-name="P1076"><text:span text:style-name="T923">052-223-7821</text:span></text:p>
            <text:p text:style-name="P1077"><text:span text:style-name="T924">052-4627-7465</text:span></text:p>
            <text:p text:style-name="P1078"/>
            <text:p text:style-name="P1079"/>
            <text:p text:style-name="P1080"><text:span text:style-name="T925">9. 충북(043)</text:span></text:p>
            <text:p text:style-name="P1081"><text:span text:style-name="T926">043-266-6333</text:span></text:p>
            <text:p text:style-name="P1082"><text:span text:style-name="T927">043-232-2005</text:span></text:p>
            <text:p text:style-name="P1083"><text:span text:style-name="T928">043-213-3553</text:span></text:p>
            <text:p text:style-name="P1084"><text:span text:style-name="T929">043-236-0356</text:span></text:p>
            <text:p text:style-name="P1085"><text:span text:style-name="T930">043-929-3929</text:span></text:p>
            <text:p text:style-name="P1086"/>
            <text:p text:style-name="P1087"><text:span text:style-name="T931">10. 충남(041)</text:span></text:p>
            <text:p text:style-name="P1088"><text:span text:style-name="T932">041-567-4990</text:span></text:p>
            <text:p text:style-name="P1089"><text:span text:style-name="T933">041-565-6232</text:span></text:p>
            <text:p text:style-name="P1090"><text:span text:style-name="T934">041-574-7050</text:span></text:p>
            <text:p text:style-name="P1091"><text:span text:style-name="T935">041-353-8212</text:span></text:p>
            <text:p text:style-name="P1092"><text:span text:style-name="T936">041-2777-8589</text:span></text:p>
            <text:p text:style-name="P1093"/>
            <text:p text:style-name="P1094"><text:span text:style-name="T937">11. 전북(063)</text:span></text:p>
            <text:p text:style-name="P1095"><text:span text:style-name="T938" xml:space="preserve">063-8407-8154 </text:span></text:p>
            <text:p text:style-name="P1096"><text:span text:style-name="T939">063-531-7522</text:span></text:p>
            <text:p text:style-name="P1097"><text:span text:style-name="T940">063-464-7181</text:span></text:p>
            <text:p text:style-name="P1098"><text:span text:style-name="T941">063-463-5445</text:span></text:p>
            <text:p text:style-name="P1099"><text:span text:style-name="T942">063-564-9419</text:span></text:p>
            <text:p text:style-name="P1100"/>
            <text:p text:style-name="P1101"><text:span text:style-name="T943">12. 전남(061)</text:span></text:p>
            <text:p text:style-name="P1102"><text:span text:style-name="T944">061-351-7373</text:span></text:p>
            <text:p text:style-name="P1103"><text:span text:style-name="T945">061-681-6882</text:span></text:p>
            <text:p text:style-name="P1104"><text:span text:style-name="T946">061-281-0055</text:span></text:p>
            <text:p text:style-name="P1105"><text:span text:style-name="T947">061-285-3102</text:span></text:p>
            <text:p text:style-name="P1106"><text:span text:style-name="T948">061-860-5102</text:span></text:p>
            <text:p text:style-name="P1107"/>
            <text:p text:style-name="P1108"><text:span text:style-name="T949">13. 경북(054)</text:span></text:p>
            <text:p text:style-name="P1109"><text:span text:style-name="T950">054-373-5245</text:span></text:p>
            <text:p text:style-name="P1110"><text:span text:style-name="T951">054-456-8248</text:span></text:p>
            <text:p text:style-name="P1111"><text:span text:style-name="T952">054-857-8118</text:span></text:p>
            <text:p text:style-name="P1112"><text:span text:style-name="T953">054-462-1231</text:span></text:p>
            <text:p text:style-name="P1113"><text:span text:style-name="T954">054-935-5850</text:span></text:p>
            <text:p text:style-name="P1114"/>
            <text:p text:style-name="P1115"><text:span text:style-name="T955">14. 경남(055)</text:span></text:p>
            <text:p text:style-name="P1116"><text:span text:style-name="T956">055-646-6547</text:span></text:p>
            <text:p text:style-name="P1117"><text:span text:style-name="T957">055-362-0302</text:span></text:p>
            <text:p text:style-name="P1118"><text:span text:style-name="T958">055-283-0070</text:span></text:p>
            <text:p text:style-name="P1119"><text:span text:style-name="T959">055-243-3570</text:span></text:p>
            <text:p text:style-name="P1120"><text:span text:style-name="T960">055-681-2408</text:span></text:p>
            <text:p text:style-name="P1121"/>
            <text:p text:style-name="P1122"><text:span text:style-name="T961">15. IP전화기(070)</text:span></text:p>
            <text:p text:style-name="P1123"><text:span text:style-name="T962">070-4983-3696</text:span></text:p>
            <text:p text:style-name="P1124"><text:span text:style-name="T963">070-7885-7114</text:span></text:p>
            <text:p text:style-name="P1125"><text:span text:style-name="T964">070-7124-0009</text:span></text:p>
            <text:p text:style-name="P1126"><text:span text:style-name="T965">070-4117-0147</text:span></text:p>
            <text:p text:style-name="P1127"><text:span text:style-name="T966">070-8271-1733</text:span></text:p>
            <text:p text:style-name="P1128"><text:span text:style-name="T967">070-4235-3212</text:span></text:p>
            <text:p text:style-name="P1129"><text:span text:style-name="T968">070-7935-7379</text:span></text:p>
            <text:p text:style-name="P1130"><text:span text:style-name="T969">070-4030-5154</text:span></text:p>
            <text:p text:style-name="P1131"><text:span text:style-name="T970">070-9558-5822</text:span></text:p>
            <text:p text:style-name="P1132"><text:span text:style-name="T971">070-8872-9373</text:span></text:p>
            <text:p text:style-name="P1133"/>
            <text:p text:style-name="P1134"><text:span text:style-name="T972" xml:space="preserve">02-3770-0739 </text:span></text:p>
            <text:p text:style-name="P1135"><text:span text:style-name="T973" xml:space="preserve">02-6434-3604 </text:span></text:p>
            <text:p text:style-name="P1136"><text:span text:style-name="T974">02-6434-3603</text:span></text:p>
            <text:p text:style-name="P1137"><text:span text:style-name="T975" xml:space="preserve">02-2022-7192 </text:span></text:p>
            <text:p text:style-name="P1138"><text:span text:style-name="T976" xml:space="preserve">02-3625-9954 </text:span></text:p>
            <text:p text:style-name="P1139"><text:span text:style-name="T977" xml:space="preserve">033-827-6689 </text:span></text:p>
            <text:p text:style-name="P1140"><text:span text:style-name="T978" xml:space="preserve">02-7905-6791 </text:span></text:p>
            <text:p text:style-name="P1141"><text:span text:style-name="T979" xml:space="preserve">064-7285-6115 </text:span></text:p>
            <text:p text:style-name="P1142"><text:span text:style-name="T980" xml:space="preserve">064-7285-6114 </text:span></text:p>
            <text:p text:style-name="P1143"><text:span text:style-name="T981">02-9559-6304</text:span></text:p>
            <text:p text:style-name="P1144"><text:span text:style-name="T982" xml:space="preserve">02-9559-6305 </text:span></text:p>
            <text:p text:style-name="P1145"><text:span text:style-name="T983" xml:space="preserve">043-787-5537 </text:span></text:p>
            <text:p text:style-name="P1146"><text:span text:style-name="T984" xml:space="preserve">042-234-6575 </text:span></text:p>
            <text:p text:style-name="P1147"><text:span text:style-name="T985" xml:space="preserve">033-2769-0537 </text:span></text:p>
            <text:p text:style-name="P1148"><text:span text:style-name="T986" xml:space="preserve">061-8625-6648 </text:span></text:p>
            <text:p text:style-name="P1149"><text:span text:style-name="T987">02-9034-9753</text:span></text:p>
            <text:p text:style-name="P1150"><text:span text:style-name="T988" xml:space="preserve">02-6539-0386 </text:span></text:p>
            <text:p text:style-name="P1151"><text:span text:style-name="T989" xml:space="preserve">02-5130-4045 </text:span></text:p>
            <text:p text:style-name="P1152"><text:span text:style-name="T990" xml:space="preserve">02-9929-2938 </text:span></text:p>
            <text:p text:style-name="P1153"><text:span text:style-name="T991" xml:space="preserve">051-5917-2044 </text:span></text:p>
            <text:p text:style-name="P1154"/>
            <text:p text:style-name="P1155"><text:span text:style-name="T992">나. 미검출</text:span></text:p>
            <text:p text:style-name="P1156"><text:span text:style-name="T993">1. 잘못된 지역번호</text:span></text:p>
            <text:p text:style-name="P1157"><text:span text:style-name="T994">03-875-5688</text:span></text:p>
            <text:p text:style-name="P1158"><text:span text:style-name="T995">04-391-3566</text:span></text:p>
            <text:p text:style-name="P1159"><text:span text:style-name="T996">066-6748-0405</text:span></text:p>
            <text:p text:style-name="P1160"><text:span text:style-name="T997">021-2298-8900</text:span></text:p>
            <text:p text:style-name="P1161"><text:span text:style-name="T998">599-3394-5382</text:span></text:p>
            <text:p text:style-name="P1162"/>
            <text:p text:style-name="P1163"><text:span text:style-name="T999">2. 잘못된 번호</text:span></text:p>
            <text:p text:style-name="P1164"><text:span text:style-name="T1000">02-8752-56882</text:span></text:p>
            <text:p text:style-name="P1165"><text:span text:style-name="T1001">051--245-53593</text:span></text:p>
            <text:p text:style-name="P1166"><text:span text:style-name="T1002">070--4983-36964</text:span></text:p>
            <text:p text:style-name="P1167"><text:span text:style-name="T1003">031-22223-0957</text:span></text:p>
            <text:p text:style-name="P1168"><text:span text:style-name="T1004">031-80153-0102</text:span></text:p>
            <text:p text:style-name="P1169"/>
            <text:p text:style-name="P1170"><text:span text:style-name="T1005">===========================================</text:span></text:p>
            <text:p text:style-name="P1171"><text:span text:style-name="T1006">이메일주소</text:span></text:p>
            <text:p text:style-name="P1172"><text:span text:style-name="T1007">===========================================</text:span></text:p>
            <text:p text:style-name="P1173"><text:span text:style-name="T1008">가. 검출</text:span></text:p>
            <text:p text:style-name="P1174"><text:span text:style-name="T1009">1. 숫자@도메인</text:span></text:p>
            <text:p text:style-name="P1175"><text:span text:style-name="T1010">1234@somansa.com</text:span></text:p>
            <text:p text:style-name="P1176"><text:span text:style-name="T1011">423442@nate.com</text:span></text:p>
            <text:p text:style-name="P1177"><text:span text:style-name="T1012">30942@gmail.com</text:span></text:p>
            <text:p text:style-name="P1178"><text:span text:style-name="T1013">949230394@hotmail.com</text:span></text:p>
            <text:p text:style-name="P1179"><text:span text:style-name="T1014">90238942@hanmail.net</text:span></text:p>
            <text:p text:style-name="P1180"><text:span text:style-name="T1015">021398@hotmail.com</text:span></text:p>
            <text:p text:style-name="P1181"><text:span text:style-name="T1016">2390403@yahoo.com</text:span></text:p>
            <text:p text:style-name="P1182"><text:span text:style-name="T1017">3034021@empas.com</text:span></text:p>
            <text:p text:style-name="P1183"><text:span text:style-name="T1018">03343@scope.com</text:span></text:p>
            <text:p text:style-name="P1184"><text:span text:style-name="T1019">54323@samsung.com</text:span></text:p>
            <text:p text:style-name="P1185"/>
            <text:p text:style-name="P1186"><text:span text:style-name="T1020">2. 소문자@도메인</text:span></text:p>
            <text:p text:style-name="P1187"><text:span text:style-name="T1021">smkim@somansa.com</text:span></text:p>
            <text:p text:style-name="P1188"><text:span text:style-name="T1022" xml:space="preserve">minustwo@naver.com13                                                                                                                                                                                                          </text:span></text:p>
            <text:p text:style-name="P1189"><text:span text:style-name="T1023">hke@gmail.co.kr</text:span></text:p>
            <text:p text:style-name="P1190"><text:span text:style-name="T1024">jslee@euc.kr</text:span></text:p>
            <text:p text:style-name="P1191"><text:span text:style-name="T1025">khpark@hanmail.net</text:span></text:p>
            <text:p text:style-name="P1192"><text:span text:style-name="T1026">werwrew@co.kr</text:span></text:p>
            <text:p text:style-name="P1193"><text:span text:style-name="T1027">visasd.lsdsd-am@diplomatie.gouv.fr</text:span></text:p>
            <text:p text:style-name="P1194"><text:span text:style-name="T1028">asdadjklw@ne.jp</text:span></text:p>
            <text:p text:style-name="P1195"><text:span text:style-name="T1029">linkedfk@gov.uk</text:span></text:p>
            <text:p text:style-name="P1196"><text:span text:style-name="T1030">erwerwjdf@co.kr</text:span></text:p>
            <text:p text:style-name="P1197"/>
            <text:p text:style-name="P1198"><text:span text:style-name="T1031">apple123@naver.com</text:span></text:p>
            <text:p text:style-name="P1199"><text:span text:style-name="T1032">apple124@naver.com</text:span></text:p>
            <text:p text:style-name="P1200"><text:span text:style-name="T1033">apple125@naver.com</text:span></text:p>
            <text:p text:style-name="P1201"><text:span text:style-name="T1034">apple126@naver.com</text:span></text:p>
            <text:p text:style-name="P1202"><text:span text:style-name="T1035">apple127@naver.com</text:span></text:p>
            <text:p text:style-name="P1203"><text:span text:style-name="T1036">apple128@naver.com</text:span></text:p>
            <text:p text:style-name="P1204"><text:span text:style-name="T1037">apple129@naver.com</text:span></text:p>
            <text:p text:style-name="P1205"><text:span text:style-name="T1038">apple130@naver.com</text:span></text:p>
            <text:p text:style-name="P1206"><text:span text:style-name="T1039">apple131@naver.com</text:span></text:p>
            <text:p text:style-name="P1207"><text:span text:style-name="T1040">apple132@naver.com</text:span></text:p>
            <text:p text:style-name="P1208"/>
            <text:p text:style-name="P1209"><text:span text:style-name="T1041">3. 대문자@도메인</text:span></text:p>
            <text:p text:style-name="P1210"><text:span text:style-name="T1042">KOREAR@nate.com</text:span></text:p>
            <text:p text:style-name="P1211"><text:span text:style-name="T1043">SMILEI@hanmail.net</text:span></text:p>
            <text:p text:style-name="P1212"><text:span text:style-name="T1044">NASTICRA@somansa.com</text:span></text:p>
            <text:p text:style-name="P1213"><text:span text:style-name="T1045">AUTONCAR@meil.com</text:span></text:p>
            <text:p text:style-name="P1214"><text:span text:style-name="T1046" xml:space="preserve">COFFIHMACHINE@soul.com   </text:span></text:p>
            <text:p text:style-name="P1215"><text:span text:style-name="T1047">KOREA@nate.com</text:span></text:p>
            <text:p text:style-name="P1216"><text:span text:style-name="T1048">SMILE@hanmail.net</text:span></text:p>
            <text:p text:style-name="P1217"><text:span text:style-name="T1049">NASTICA@somansa.com</text:span></text:p>
            <text:p text:style-name="P1218"><text:span text:style-name="T1050">AUTOCAR@meil.com</text:span></text:p>
            <text:p text:style-name="P1219"><text:span text:style-name="T1051" xml:space="preserve">COFFIMACHINE@soul.com </text:span></text:p>
            <text:p text:style-name="P1220"/>
            <text:p text:style-name="P1221"><text:span text:style-name="T1052">4.사용가능한 특수문자 포함(- _ ~ ! $ &amp; ' ( ) * + , ; = :)</text:span></text:p>
            <text:p text:style-name="P1222"><text:span text:style-name="T1053">plus_test@app.cp</text:span></text:p>
            <text:p text:style-name="P1223"><text:span text:style-name="T1054">hipen-2@somansa.com</text:span></text:p>
            <text:p text:style-name="P1224"><text:span text:style-name="T1055">hit_man@naver.com</text:span></text:p>
            <text:p text:style-name="P1225"><text:span text:style-name="T1056">orange_cara@gmail.com</text:span></text:p>
            <text:p text:style-name="P1226"><text:span text:style-name="T1057">internal-test@hanmail.net</text:span></text:p>
            <text:p text:style-name="P1227"><text:span text:style-name="T1058">robot-v@nate.com</text:span></text:p>
            <text:p text:style-name="P1228"><text:span text:style-name="T1059">bell_1234@naver.com</text:span></text:p>
            <text:p text:style-name="P1229"><text:span text:style-name="T1060">erase_00@yahoo.com</text:span></text:p>
            <text:p text:style-name="P1230"><text:span text:style-name="T1061">star-craft@marine.st</text:span></text:p>
            <text:p text:style-name="P1231"><text:span text:style-name="T1062">blizzard_234@naver.com</text:span></text:p>
            <text:p text:style-name="P1232"/>
            <text:p text:style-name="P1233"><text:span text:style-name="T1063">6. .뒤가 2자리</text:span></text:p>
            <text:p text:style-name="P1234"><text:span text:style-name="T1064">smkim@somansa.co</text:span></text:p>
            <text:p text:style-name="P1235"><text:span text:style-name="T1065">gildong@gs25.cu</text:span></text:p>
            <text:p text:style-name="P1236"><text:span text:style-name="T1066">gundam24@ani.jp</text:span></text:p>
            <text:p text:style-name="P1237"><text:span text:style-name="T1067">nagasakki@japan.go</text:span></text:p>
            <text:p text:style-name="P1238"><text:span text:style-name="T1068">sk5412@basket.co</text:span></text:p>
            <text:p text:style-name="P1239"/>
            <text:p text:style-name="P1240"><text:span text:style-name="T1069">7. .뒤가 3자리</text:span></text:p>
            <text:p text:style-name="P1241"><text:span text:style-name="T1070">Terry@naver.com</text:span></text:p>
            <text:p text:style-name="P1242"><text:span text:style-name="T1071">Andy@hanmail.net</text:span></text:p>
            <text:p text:style-name="P1243"><text:span text:style-name="T1072">Honda@gmail.com</text:span></text:p>
            <text:p text:style-name="P1244"><text:span text:style-name="T1073">lisaa@daum.com</text:span></text:p>
            <text:p text:style-name="P1245"><text:span text:style-name="T1074">andrew@hotmail.com</text:span></text:p>
            <text:p text:style-name="P1246"/>
            <text:p text:style-name="P1247"><text:span text:style-name="T1075">8. .뒤가 4자리</text:span></text:p>
            <text:p text:style-name="P1248"><text:span text:style-name="T1076">smkim@somansa.comp</text:span></text:p>
            <text:p text:style-name="P1249"><text:span text:style-name="T1077">seoul765@sudo.city</text:span></text:p>
            <text:p text:style-name="P1250"><text:span text:style-name="T1078">american1234@indian.usat</text:span></text:p>
            <text:p text:style-name="P1251"><text:span text:style-name="T1079">BigDaddy@naver.orgs</text:span></text:p>
            <text:p text:style-name="P1252"><text:span text:style-name="T1080">TestPartner@micro.soft</text:span></text:p>
            <text:p text:style-name="P1253"/>
            <text:p text:style-name="P1254"/>
            <text:p text:style-name="P1255"><text:span text:style-name="T1081">9. .뒤가 5자리</text:span></text:p>
            <text:p text:style-name="P1256"><text:span text:style-name="T1082">smkim@somansa.compu</text:span></text:p>
            <text:p text:style-name="P1257"><text:span text:style-name="T1083">Minustwo-_-12@naver.orcar</text:span></text:p>
            <text:p text:style-name="P1258"><text:span text:style-name="T1084">oasis@desert.araba</text:span></text:p>
            <text:p text:style-name="P1259"><text:span text:style-name="T1085">Loveis@gold.money</text:span></text:p>
            <text:p text:style-name="P1260"><text:span text:style-name="T1086">Random@chating.cioas</text:span></text:p>
            <text:p text:style-name="P1261"/>
            <text:p text:style-name="P1262"><text:span text:style-name="T1087">10. .뒤가 6자리</text:span></text:p>
            <text:p text:style-name="P1263"><text:span text:style-name="T1088">smkim@somansa.comput</text:span></text:p>
            <text:p text:style-name="P1264"><text:span text:style-name="T1089">JsLee9898@american.extrim</text:span></text:p>
            <text:p text:style-name="P1265"><text:span text:style-name="T1090">HKEKKK@oginal.phycoa</text:span></text:p>
            <text:p text:style-name="P1266"><text:span text:style-name="T1091">horadrim@index.busstop</text:span></text:p>
            <text:p text:style-name="P1267"><text:span text:style-name="T1092">sakura1208@last.cumdom</text:span></text:p>
            <text:p text:style-name="P1268"/>
            <text:p text:style-name="P1269"><text:span text:style-name="T1093">11. 콤마 ( , )</text:span></text:p>
            <text:p text:style-name="P1270"><text:span text:style-name="T1094">khPRK@hotmail.com,sm34im@somansa.com</text:span></text:p>
            <text:p text:style-name="P1271"><text:span text:style-name="T1095">minu33stwo@naver.com,hkasde@gmail.co.kr</text:span></text:p>
            <text:p text:style-name="P1272"><text:span text:style-name="T1096">jsl55ee@euc.kr,kh66park@hanmail.net</text:span></text:p>
            <text:p text:style-name="P1273"/>
            <text:p text:style-name="P1274"><text:span text:style-name="T1097" xml:space="preserve">12. 구분자 Tab </text:span></text:p>
            <text:p text:style-name="P1275"><text:span text:style-name="T1098">Smkimd1234@somansa.com	Minuddstow4321@naver.com</text:span></text:p>
            <text:p text:style-name="P1276"><text:span text:style-name="T1099">Hke82fg82@gmail.com	jsLede1212@euc.kr</text:span></text:p>
            <text:p text:style-name="P1277"><text:span text:style-name="T1100">khPAaRK@hotmail.com	123ff4@somansa.com</text:span></text:p>
            <text:p text:style-name="P1278"><text:span text:style-name="T1101">42344f2@nate.com	309d42@gmail.com</text:span></text:p>
            <text:p text:style-name="P1279"><text:span text:style-name="T1102" xml:space="preserve">94923f0394@hotmail.com	90238d942@hanmail.net	</text:span></text:p>
            <text:p text:style-name="P1280"/>
            <text:p text:style-name="P1281"/>
            <text:p text:style-name="P1282"><text:span text:style-name="T1103">13. 따옴표 ( " )</text:span></text:p>
            <text:p text:style-name="P1283"><text:span text:style-name="T1104">"wind_sdfoccker@naver.com""sprindfg@nate.com"</text:span></text:p>
            <text:p text:style-name="P1284"><text:span text:style-name="T1105">"fall-windfter@daum.com""OriginDragdfon@blizzard.com"</text:span></text:p>
            <text:p text:style-name="P1285"><text:span text:style-name="T1106">"Nice_daddfdy@hotmail.com""Fate-Sdftate@yahoo.com"</text:span></text:p>
            <text:p text:style-name="P1286"><text:span text:style-name="T1107">"Animafdia@somansa.com""Test_kdfing@final.com"</text:span></text:p>
            <text:p text:style-name="P1287"><text:span text:style-name="T1108">"Notidfce_1@test.isq"</text:span></text:p>
            <text:p text:style-name="P1288"/>
            <text:p text:style-name="P1289"/>
            <text:p text:style-name="P1290"><text:span text:style-name="T1109">===========================================</text:span></text:p>
            <text:p text:style-name="P1291"><text:span text:style-name="T1110">IP주소</text:span></text:p>
            <text:p text:style-name="P1292"><text:span text:style-name="T1111">===========================================</text:span></text:p>
            <text:p text:style-name="P1293"><text:span text:style-name="T1112">가. 검출</text:span></text:p>
            <text:p text:style-name="P1294"><text:span text:style-name="T1113">1. 일반 ip</text:span></text:p>
            <text:p text:style-name="P1295"><text:span text:style-name="T1114">192.168.10.151</text:span></text:p>
            <text:p text:style-name="P1296"><text:span text:style-name="T1115">10.1.10.233</text:span></text:p>
            <text:p text:style-name="P1297"><text:span text:style-name="T1116">159.23.51.5</text:span></text:p>
            <text:p text:style-name="P1298"><text:span text:style-name="T1117">59.157.15.4</text:span></text:p>
            <text:p text:style-name="P1299"><text:span text:style-name="T1118">192.168.104.4</text:span></text:p>
            <text:p text:style-name="P1300"><text:span text:style-name="T1119">168.126.63.1</text:span></text:p>
            <text:p text:style-name="P1301"><text:span text:style-name="T1120">254.23.12.2</text:span></text:p>
            <text:p text:style-name="P1302"><text:span text:style-name="T1121">43.2.1.45</text:span></text:p>
            <text:p text:style-name="P1303"><text:span text:style-name="T1122">111.5.123.222</text:span></text:p>
            <text:p text:style-name="P1304"><text:span text:style-name="T1123">33.21.1.5</text:span></text:p>
            <text:p text:style-name="P1305"/>
            <text:p text:style-name="P1306"><text:span text:style-name="T1124">128.20.1.254</text:span></text:p>
            <text:p text:style-name="P1307"><text:span text:style-name="T1125">192.168.5.218</text:span></text:p>
            <text:p text:style-name="P1308"><text:span text:style-name="T1126">168.59.4.6</text:span></text:p>
            <text:p text:style-name="P1309"><text:span text:style-name="T1127">146.23.11.25</text:span></text:p>
            <text:p text:style-name="P1310"><text:span text:style-name="T1128" xml:space="preserve">21.224.241.172 </text:span></text:p>
            <text:p text:style-name="P1311"><text:span text:style-name="T1129" xml:space="preserve">15.161.85.212 </text:span></text:p>
            <text:p text:style-name="P1312"><text:span text:style-name="T1130" xml:space="preserve">161.131.150.17 </text:span></text:p>
            <text:p text:style-name="P1313"><text:span text:style-name="T1131" xml:space="preserve">252.221.186.72 </text:span></text:p>
            <text:p text:style-name="P1314"><text:span text:style-name="T1132" xml:space="preserve">251.46.254.189 </text:span></text:p>
            <text:p text:style-name="P1315"><text:span text:style-name="T1133" xml:space="preserve">23.160.73.107 </text:span></text:p>
            <text:p text:style-name="P1316"/>
            <text:p text:style-name="P1317"><text:span text:style-name="T1134" xml:space="preserve">211.224.142.235 </text:span></text:p>
            <text:p text:style-name="P1318"><text:span text:style-name="T1135" xml:space="preserve">230.157.8.149 </text:span></text:p>
            <text:p text:style-name="P1319"><text:span text:style-name="T1136" xml:space="preserve">11.4.61.187 </text:span></text:p>
            <text:p text:style-name="P1320"><text:span text:style-name="T1137" xml:space="preserve">188.8.193.232 </text:span></text:p>
            <text:p text:style-name="P1321"><text:span text:style-name="T1138" xml:space="preserve">182.38.204.245 </text:span></text:p>
            <text:p text:style-name="P1322"><text:span text:style-name="T1139" xml:space="preserve">222.51.235.142 </text:span></text:p>
            <text:p text:style-name="P1323"><text:span text:style-name="T1140" xml:space="preserve">111.200.161.82 </text:span></text:p>
            <text:p text:style-name="P1324"><text:span text:style-name="T1141" xml:space="preserve">185.129.222.224 </text:span></text:p>
            <text:p text:style-name="P1325"><text:span text:style-name="T1142" xml:space="preserve">213.52.213.192 </text:span></text:p>
            <text:p text:style-name="P1326"><text:span text:style-name="T1143" xml:space="preserve">224.125.48.165 </text:span></text:p>
            <text:p text:style-name="P1327"/>
            <text:p text:style-name="P1328"><text:span text:style-name="T1144" xml:space="preserve">76.22.17.176 </text:span></text:p>
            <text:p text:style-name="P1329"><text:span text:style-name="T1145" xml:space="preserve">104.67.220.158 </text:span></text:p>
            <text:p text:style-name="P1330"><text:span text:style-name="T1146" xml:space="preserve">171.243.132.211 </text:span></text:p>
            <text:p text:style-name="P1331"><text:span text:style-name="T1147" xml:space="preserve">25.1.66.205 </text:span></text:p>
            <text:p text:style-name="P1332"><text:span text:style-name="T1148" xml:space="preserve">134.121.232.171 </text:span></text:p>
            <text:p text:style-name="P1333"><text:span text:style-name="T1149" xml:space="preserve">102.55.245.230 </text:span></text:p>
            <text:p text:style-name="P1334"><text:span text:style-name="T1150" xml:space="preserve">175.156.254.159 </text:span></text:p>
            <text:p text:style-name="P1335"><text:span text:style-name="T1151" xml:space="preserve">54.18.102.233 </text:span></text:p>
            <text:p text:style-name="P1336"><text:span text:style-name="T1152" xml:space="preserve">139.173.202.191 </text:span></text:p>
            <text:p text:style-name="P1337"><text:span text:style-name="T1153" xml:space="preserve">221.231.240.170 </text:span></text:p>
            <text:p text:style-name="P1338"/>
            <text:p text:style-name="P1339"><text:span text:style-name="T1154" xml:space="preserve">200.183.59.231 </text:span></text:p>
            <text:p text:style-name="P1340"><text:span text:style-name="T1155" xml:space="preserve">21.168.9.215 </text:span></text:p>
            <text:p text:style-name="P1341"><text:span text:style-name="T1156" xml:space="preserve">75.26.185.123 </text:span></text:p>
            <text:p text:style-name="P1342"><text:span text:style-name="T1157" xml:space="preserve">213.177.129.71 </text:span></text:p>
            <text:p text:style-name="P1343"><text:span text:style-name="T1158" xml:space="preserve">135.189.6.255 </text:span></text:p>
            <text:p text:style-name="P1344"><text:span text:style-name="T1159" xml:space="preserve">177.245.92.255 </text:span></text:p>
            <text:p text:style-name="P1345"><text:span text:style-name="T1160" xml:space="preserve">241.232.210.69 </text:span></text:p>
            <text:p text:style-name="P1346"><text:span text:style-name="T1161" xml:space="preserve">33.188.192.54 </text:span></text:p>
            <text:p text:style-name="P1347"><text:span text:style-name="T1162" xml:space="preserve">221.149.250.215 </text:span></text:p>
            <text:p text:style-name="P1348"><text:span text:style-name="T1163" xml:space="preserve">127.203.224.240 </text:span></text:p>
            <text:p text:style-name="P1349"/>
            <text:p text:style-name="P1350"><text:span text:style-name="T1164" xml:space="preserve">37.203.126.88 </text:span></text:p>
            <text:p text:style-name="P1351"><text:span text:style-name="T1165" xml:space="preserve">221.253.88.32 </text:span></text:p>
            <text:p text:style-name="P1352"><text:span text:style-name="T1166" xml:space="preserve">19.129.245.54 </text:span></text:p>
            <text:p text:style-name="P1353"><text:span text:style-name="T1167" xml:space="preserve">103.215.184.250 </text:span></text:p>
            <text:p text:style-name="P1354"><text:span text:style-name="T1168" xml:space="preserve">215.44.201.104 </text:span></text:p>
            <text:p text:style-name="P1355"><text:span text:style-name="T1169" xml:space="preserve">67.213.250.167 </text:span></text:p>
            <text:p text:style-name="P1356"><text:span text:style-name="T1170" xml:space="preserve">141.44.55.132 </text:span></text:p>
            <text:p text:style-name="P1357"><text:span text:style-name="T1171" xml:space="preserve">244.197.233.13 </text:span></text:p>
            <text:p text:style-name="P1358"><text:span text:style-name="T1172" xml:space="preserve">49.66.78.178 </text:span></text:p>
            <text:p text:style-name="P1359"><text:span text:style-name="T1173" xml:space="preserve">255.235.134.73 </text:span></text:p>
            <text:p text:style-name="P1360"/>
            <text:p text:style-name="P1361"><text:span text:style-name="T1174" xml:space="preserve">203.224.22.201 </text:span></text:p>
            <text:p text:style-name="P1362"><text:span text:style-name="T1175" xml:space="preserve">96.6.255.142 </text:span></text:p>
            <text:p text:style-name="P1363"><text:span text:style-name="T1176" xml:space="preserve">74.201.11.103 </text:span></text:p>
            <text:p text:style-name="P1364"><text:span text:style-name="T1177" xml:space="preserve">235.49.96.51 </text:span></text:p>
            <text:p text:style-name="P1365"><text:span text:style-name="T1178" xml:space="preserve">43.205.176.175 </text:span></text:p>
            <text:p text:style-name="P1366"><text:span text:style-name="T1179" xml:space="preserve">193.100.252.135 </text:span></text:p>
            <text:p text:style-name="P1367"><text:span text:style-name="T1180" xml:space="preserve">234.193.191.89 </text:span></text:p>
            <text:p text:style-name="P1368"><text:span text:style-name="T1181" xml:space="preserve">173.200.187.34 </text:span></text:p>
            <text:p text:style-name="P1369"><text:span text:style-name="T1182" xml:space="preserve">242.250.91.54 </text:span></text:p>
            <text:p text:style-name="P1370"><text:span text:style-name="T1183" xml:space="preserve">254.183.71.253 </text:span></text:p>
            <text:p text:style-name="P1371"/>
            <text:p text:style-name="P1372"><text:span text:style-name="T1184" xml:space="preserve">79.78.171.79 </text:span></text:p>
            <text:p text:style-name="P1373"><text:span text:style-name="T1185" xml:space="preserve">255.211.166.117 </text:span></text:p>
            <text:p text:style-name="P1374"><text:span text:style-name="T1186" xml:space="preserve">21.201.122.128 </text:span></text:p>
            <text:p text:style-name="P1375"><text:span text:style-name="T1187" xml:space="preserve">136.233.192.173 </text:span></text:p>
            <text:p text:style-name="P1376"><text:span text:style-name="T1188" xml:space="preserve">96.146.33.203 </text:span></text:p>
            <text:p text:style-name="P1377"/>
            <text:p text:style-name="P1378"/>
            <text:p text:style-name="P1379"/>
            <text:p text:style-name="P1380"><text:span text:style-name="T1189" xml:space="preserve">2. 두번째 0 </text:span></text:p>
            <text:p text:style-name="P1381"><text:span text:style-name="T1190">192.0.10.1</text:span></text:p>
            <text:p text:style-name="P1382"><text:span text:style-name="T1191">23.0.3.1</text:span></text:p>
            <text:p text:style-name="P1383"><text:span text:style-name="T1192">43.0.66.45</text:span></text:p>
            <text:p text:style-name="P1384"><text:span text:style-name="T1193">233.0.1.45</text:span></text:p>
            <text:p text:style-name="P1385"><text:span text:style-name="T1194">15.0.159.7</text:span></text:p>
            <text:p text:style-name="P1386"><text:span text:style-name="T1195">12.0.222.2</text:span></text:p>
            <text:p text:style-name="P1387"><text:span text:style-name="T1196">16.0.154.1</text:span></text:p>
            <text:p text:style-name="P1388"><text:span text:style-name="T1197">21.0.221.65</text:span></text:p>
            <text:p text:style-name="P1389"><text:span text:style-name="T1198">63.0.23.21</text:span></text:p>
            <text:p text:style-name="P1390"><text:span text:style-name="T1199">77.0.55.11</text:span></text:p>
            <text:p text:style-name="P1391"/>
            <text:p text:style-name="P1392"><text:span text:style-name="T1200" xml:space="preserve">3. 세번째 0 </text:span></text:p>
            <text:p text:style-name="P1393"><text:span text:style-name="T1201">192.168.0.1</text:span></text:p>
            <text:p text:style-name="P1394"><text:span text:style-name="T1202">198.24.0.4</text:span></text:p>
            <text:p text:style-name="P1395"><text:span text:style-name="T1203">41.14.0.61</text:span></text:p>
            <text:p text:style-name="P1396"><text:span text:style-name="T1204">25.63.0.7</text:span></text:p>
            <text:p text:style-name="P1397"><text:span text:style-name="T1205">254.23.0.15</text:span></text:p>
            <text:p text:style-name="P1398"><text:span text:style-name="T1206">192.222.0.36</text:span></text:p>
            <text:p text:style-name="P1399"><text:span text:style-name="T1207">10.1.0.254</text:span></text:p>
            <text:p text:style-name="P1400"><text:span text:style-name="T1208">17.25.0.254</text:span></text:p>
            <text:p text:style-name="P1401"><text:span text:style-name="T1209">111.235.0.21</text:span></text:p>
            <text:p text:style-name="P1402"><text:span text:style-name="T1210">99.13.0.25</text:span></text:p>
            <text:p text:style-name="P1403"/>
            <text:p text:style-name="P1404"><text:span text:style-name="T1211">4. localhost</text:span></text:p>
            <text:p text:style-name="P1405"><text:span text:style-name="T1212">127.0.0.1</text:span></text:p>
            <text:p text:style-name="P1406"/>
            <text:p text:style-name="P1407"><text:span text:style-name="T1213">8. broadcast</text:span></text:p>
            <text:p text:style-name="P1408"><text:span text:style-name="T1214">192.168.10.255</text:span></text:p>
            <text:p text:style-name="P1409"><text:span text:style-name="T1215">192.168.255.255</text:span></text:p>
            <text:p text:style-name="P1410"><text:span text:style-name="T1216">192.255.255.255</text:span></text:p>
            <text:p text:style-name="P1411"><text:span text:style-name="T1217">255.255.255.255</text:span></text:p>
            <text:p text:style-name="P1412"/>
            <text:p text:style-name="P1413"><text:span text:style-name="T1218">나. 미검출</text:span></text:p>
            <text:p text:style-name="P1414"><text:span text:style-name="T1219">1.범위 초과</text:span></text:p>
            <text:p text:style-name="P1415"><text:span text:style-name="T1220">256.10.10.10</text:span></text:p>
            <text:p text:style-name="P1416"><text:span text:style-name="T1221">10.256.10.10</text:span></text:p>
            <text:p text:style-name="P1417"><text:span text:style-name="T1222">10.10.256.10</text:span></text:p>
            <text:p text:style-name="P1418"><text:span text:style-name="T1223">10.10.10.256</text:span></text:p>
            <text:p text:style-name="P1419"/>
            <text:p text:style-name="P1420"><text:span text:style-name="T1224" xml:space="preserve">2. 첫번째 0 </text:span></text:p>
            <text:p text:style-name="P1421"><text:span text:style-name="T1225">0.168.10.1</text:span></text:p>
            <text:p text:style-name="P1422"><text:span text:style-name="T1226">0.254.1.2</text:span></text:p>
            <text:p text:style-name="P1423"><text:span text:style-name="T1227">0.32.6.53</text:span></text:p>
            <text:p text:style-name="P1424"><text:span text:style-name="T1228">0.234.45.23</text:span></text:p>
            <text:p text:style-name="P1425"><text:span text:style-name="T1229">0.12.34.55</text:span></text:p>
            <text:p text:style-name="P1426"><text:span text:style-name="T1230">0.1.30.157</text:span></text:p>
            <text:p text:style-name="P1427"><text:span text:style-name="T1231">0.4.4.4</text:span></text:p>
            <text:p text:style-name="P1428"><text:span text:style-name="T1232">0.12.45.3</text:span></text:p>
            <text:p text:style-name="P1429"><text:span text:style-name="T1233">0.123.54.32</text:span></text:p>
            <text:p text:style-name="P1430"><text:span text:style-name="T1234">0.12.33.44</text:span></text:p>
            <text:p text:style-name="P1431"/>
            <text:p text:style-name="P1432"><text:span text:style-name="T1235">3. 네번째 0</text:span></text:p>
            <text:p text:style-name="P1433"><text:span text:style-name="T1236">192.168.10.0</text:span></text:p>
            <text:p text:style-name="P1434"><text:span text:style-name="T1237">1.2.20.0</text:span></text:p>
            <text:p text:style-name="P1435"><text:span text:style-name="T1238">125.23.6.0</text:span></text:p>
            <text:p text:style-name="P1436"><text:span text:style-name="T1239">24.63.4.0</text:span></text:p>
            <text:p text:style-name="P1437"><text:span text:style-name="T1240">19.23.5.0</text:span></text:p>
            <text:p text:style-name="P1438"><text:span text:style-name="T1241">56.245.36.0</text:span></text:p>
            <text:p text:style-name="P1439"><text:span text:style-name="T1242">211.253.40.0</text:span></text:p>
            <text:p text:style-name="P1440"><text:span text:style-name="T1243">168.126.63.0</text:span></text:p>
            <text:p text:style-name="P1441"><text:span text:style-name="T1244">54.23.96.0</text:span></text:p>
            <text:p text:style-name="P1442"><text:span text:style-name="T1245">74.15.159.0</text:span></text:p>
            <text:p text:style-name="P1443"/>
            <text:p text:style-name="P1444"><text:span text:style-name="T1246">4. 끝이 0</text:span></text:p>
            <text:p text:style-name="P1445"><text:span text:style-name="T1247">192.168.10.0</text:span></text:p>
            <text:p text:style-name="P1446"><text:span text:style-name="T1248">192.168.0.0</text:span></text:p>
            <text:p text:style-name="P1447"><text:span text:style-name="T1249">192.0.0.0</text:span></text:p>
            <text:p text:style-name="P1448"><text:span text:style-name="T1250">0.0.0.0</text:span></text:p>
            <text:p text:style-name="P1449"/>
            <text:p text:style-name="P1450"><text:span text:style-name="T1251">5. 0으로 시작</text:span></text:p>
            <text:p text:style-name="P1451"><text:span text:style-name="T1252">0.0.0.0</text:span></text:p>
            <text:p text:style-name="P1452"><text:span text:style-name="T1253">0.0.0.1</text:span></text:p>
            <text:p text:style-name="P1453"><text:span text:style-name="T1254">0.0.1.1</text:span></text:p>
            <text:p text:style-name="P1454"><text:span text:style-name="T1255">0.1.1.1</text:span></text:p>
            <text:p text:style-name="P1455"/>
            <text:p text:style-name="P1456"><text:span text:style-name="T1256">===========================================</text:span></text:p>
            <text:p text:style-name="P1457"><text:span text:style-name="T1257">법인등록번호</text:span></text:p>
            <text:p text:style-name="P1458"><text:span text:style-name="T1258">===========================================</text:span></text:p>
            <text:p text:style-name="P1459"><text:span text:style-name="T1259" xml:space="preserve">가. 검출	</text:span></text:p>
            <text:p text:style-name="P1460"><text:span text:style-name="T1260" xml:space="preserve">	</text:span></text:p>
            <text:p text:style-name="P1461"><text:span text:style-name="T1261" xml:space="preserve">1. 가운데 - </text:span></text:p>
            <text:p text:style-name="P1462"/>
            <text:p text:style-name="P1463"><text:span text:style-name="T1262" xml:space="preserve">171721-1129029 </text:span></text:p>
            <text:p text:style-name="P1464"><text:span text:style-name="T1263" xml:space="preserve">206012-8879397 </text:span></text:p>
            <text:p text:style-name="P1465"><text:span text:style-name="T1264" xml:space="preserve">144511-2482565 </text:span></text:p>
            <text:p text:style-name="P1466"><text:span text:style-name="T1265" xml:space="preserve">164921-9634827 </text:span></text:p>
            <text:p text:style-name="P1467"><text:span text:style-name="T1266" xml:space="preserve">131345-4822212 </text:span></text:p>
            <text:p text:style-name="P1468"><text:span text:style-name="T1267" xml:space="preserve">164721-3374762 </text:span></text:p>
            <text:p text:style-name="P1469"><text:span text:style-name="T1268" xml:space="preserve">194122-7289789 </text:span></text:p>
            <text:p text:style-name="P1470"><text:span text:style-name="T1269" xml:space="preserve">194344-0157834 </text:span></text:p>
            <text:p text:style-name="P1471"><text:span text:style-name="T1270" xml:space="preserve">214450-4244752 </text:span></text:p>
            <text:p text:style-name="P1472"><text:span text:style-name="T1271" xml:space="preserve">191122-7140893 </text:span></text:p>
            <text:p text:style-name="P1473"/>
            <text:p text:style-name="P1474"><text:span text:style-name="T1272" xml:space="preserve">174850-0377946 </text:span></text:p>
            <text:p text:style-name="P1475"><text:span text:style-name="T1273" xml:space="preserve">154550-6296067 </text:span></text:p>
            <text:p text:style-name="P1476"><text:span text:style-name="T1274">184111-0153853</text:span></text:p>
            <text:p text:style-name="P1477"><text:span text:style-name="T1275" xml:space="preserve">165021-8567919 </text:span></text:p>
            <text:p text:style-name="P1478"><text:span text:style-name="T1276" xml:space="preserve">224182-8902626 </text:span></text:p>
            <text:p text:style-name="P1479"><text:span text:style-name="T1277" xml:space="preserve">195111-6028544 </text:span></text:p>
            <text:p text:style-name="P1480"><text:span text:style-name="T1278" xml:space="preserve">204411-9067161 </text:span></text:p>
            <text:p text:style-name="P1481"><text:span text:style-name="T1279" xml:space="preserve">175485-3640378 </text:span></text:p>
            <text:p text:style-name="P1482"><text:span text:style-name="T1280" xml:space="preserve">174336-2346345 </text:span></text:p>
            <text:p text:style-name="P1483"><text:span text:style-name="T1281" xml:space="preserve">204447-1965821 </text:span></text:p>
            <text:p text:style-name="P1484"/>
            <text:p text:style-name="P1485"><text:span text:style-name="T1282">2. 가운데 공백</text:span></text:p>
            <text:p text:style-name="P1486"/>
            <text:p text:style-name="P1487"><text:span text:style-name="T1283" xml:space="preserve">124422 7996514 </text:span></text:p>
            <text:p text:style-name="P1488"><text:span text:style-name="T1284" xml:space="preserve">175021 4021884 </text:span></text:p>
            <text:p text:style-name="P1489"><text:span text:style-name="T1285" xml:space="preserve">201411 6387458 </text:span></text:p>
            <text:p text:style-name="P1490"><text:span text:style-name="T1286" xml:space="preserve">144981 7798938 </text:span></text:p>
            <text:p text:style-name="P1491"><text:span text:style-name="T1287">150131 8895752</text:span></text:p>
            <text:p text:style-name="P1492"><text:span text:style-name="T1288" xml:space="preserve">205450 4260121 </text:span></text:p>
            <text:p text:style-name="P1493"><text:span text:style-name="T1289" xml:space="preserve">144883 7637960 </text:span></text:p>
            <text:p text:style-name="P1494"><text:span text:style-name="T1290" xml:space="preserve">161414 7146864 </text:span></text:p>
            <text:p text:style-name="P1495"><text:span text:style-name="T1291" xml:space="preserve">205836 6696938 </text:span></text:p>
            <text:p text:style-name="P1496"><text:span text:style-name="T1292">144722 6853301</text:span></text:p>
            <text:p text:style-name="P1497"/>
            <text:p text:style-name="P1498"><text:span text:style-name="T1293" xml:space="preserve">124185 6689528 </text:span></text:p>
            <text:p text:style-name="P1499"><text:span text:style-name="T1294" xml:space="preserve">174422 7287351 </text:span></text:p>
            <text:p text:style-name="P1500"><text:span text:style-name="T1295" xml:space="preserve">205744 8526790 </text:span></text:p>
            <text:p text:style-name="P1501"><text:span text:style-name="T1296" xml:space="preserve">200113 8901530 </text:span></text:p>
            <text:p text:style-name="P1502"><text:span text:style-name="T1297" xml:space="preserve">195148 4465064 </text:span></text:p>
            <text:p text:style-name="P1503"><text:span text:style-name="T1298" xml:space="preserve">195342 5091155 </text:span></text:p>
            <text:p text:style-name="P1504"><text:span text:style-name="T1299" xml:space="preserve">141311 3671239 </text:span></text:p>
            <text:p text:style-name="P1505"><text:span text:style-name="T1300" xml:space="preserve">195321 4883945 </text:span></text:p>
            <text:p text:style-name="P1506"><text:span text:style-name="T1301" xml:space="preserve">205513 2036819 </text:span></text:p>
            <text:p text:style-name="P1507"><text:span text:style-name="T1302" xml:space="preserve">195112 2388320 </text:span></text:p>
            <text:p text:style-name="P1508"/>
            <text:p text:style-name="P1509"/>
            <text:p text:style-name="P1510"><text:span text:style-name="T1303" xml:space="preserve">3. 연속일 경우		</text:span></text:p>
            <text:p text:style-name="P1511"/>
            <text:p text:style-name="P1512"><text:span text:style-name="T1304" xml:space="preserve">2001851634913 </text:span></text:p>
            <text:p text:style-name="P1513"><text:span text:style-name="T1305" xml:space="preserve">2058364515106 </text:span></text:p>
            <text:p text:style-name="P1514"><text:span text:style-name="T1306" xml:space="preserve">2013423835473 </text:span></text:p>
            <text:p text:style-name="P1515"><text:span text:style-name="T1307" xml:space="preserve">2052852412626 </text:span></text:p>
            <text:p text:style-name="P1516"><text:span text:style-name="T1308" xml:space="preserve">1713417458353 </text:span></text:p>
            <text:p text:style-name="P1517"><text:span text:style-name="T1309" xml:space="preserve">2013507686578 </text:span></text:p>
            <text:p text:style-name="P1518"><text:span text:style-name="T1310" xml:space="preserve">1714214789363 </text:span></text:p>
            <text:p text:style-name="P1519"><text:span text:style-name="T1311" xml:space="preserve">2012500588955 </text:span></text:p>
            <text:p text:style-name="P1520"><text:span text:style-name="T1312" xml:space="preserve">1912848965595 </text:span></text:p>
            <text:p text:style-name="P1521"><text:span text:style-name="T1313" xml:space="preserve">1949213742307 </text:span></text:p>
            <text:p text:style-name="P1522"/>
            <text:p text:style-name="P1523"><text:span text:style-name="T1314">4. 구분자 () 사용할 경우</text:span></text:p>
            <text:p text:style-name="P1524"/>
            <text:p text:style-name="P1525"><text:span text:style-name="T1315">(154650-5277058)(204684-7010438)</text:span></text:p>
            <text:p text:style-name="P1526"><text:span text:style-name="T1316">(124421-4829330)(161522-8237663)</text:span></text:p>
            <text:p text:style-name="P1527"><text:span text:style-name="T1317">(145237-9840824)(154422-7098174)</text:span></text:p>
            <text:p text:style-name="P1528"><text:span text:style-name="T1318">(205321-0038591)(141221-9061550)</text:span></text:p>
            <text:p text:style-name="P1529"><text:span text:style-name="T1319">(164636-4860125)(171122-2816980)</text:span></text:p>
            <text:p text:style-name="P1530"/>
            <text:p text:style-name="P1531"><text:span text:style-name="T1320">5. 구분자 {} 사용할 경우</text:span></text:p>
            <text:p text:style-name="P1532"><text:span text:style-name="T1321">{194650-5916492}{184122-6409372}</text:span></text:p>
            <text:p text:style-name="P1533"><text:span text:style-name="T1322">{131221-5294537}{165182-8591900}</text:span></text:p>
            <text:p text:style-name="P1534"><text:span text:style-name="T1323">{161483-4370007}{161183-0364985}</text:span></text:p>
            <text:p text:style-name="P1535"><text:span text:style-name="T1324">{154250-2468690}{175450-7932790}</text:span></text:p>
            <text:p text:style-name="P1536"><text:span text:style-name="T1325">{205812-1866180}{204331-1028020}</text:span></text:p>
            <text:p text:style-name="P1537"/>
            <text:p text:style-name="P1538"><text:span text:style-name="T1326">6. 구분자 [] 사용할 경우</text:span></text:p>
            <text:p text:style-name="P1539"><text:span text:style-name="T1327">[200122-1992876]</text:span></text:p>
            <text:p text:style-name="P1540"><text:span text:style-name="T1328">[214321-4506494]</text:span></text:p>
            <text:p text:style-name="P1541"><text:span text:style-name="T1329">[214521-8270801]</text:span></text:p>
            <text:p text:style-name="P1542"><text:span text:style-name="T1330">[161548-9100683]</text:span></text:p>
            <text:p text:style-name="P1543"><text:span text:style-name="T1331">[214448-9490785]</text:span></text:p>
            <text:p text:style-name="P1544"><text:span text:style-name="T1332">[184481-2172428]</text:span></text:p>
            <text:p text:style-name="P1545"><text:span text:style-name="T1333">[205722-5446567]</text:span></text:p>
            <text:p text:style-name="P1546"><text:span text:style-name="T1334">[224114-9673328]</text:span></text:p>
            <text:p text:style-name="P1547"><text:span text:style-name="T1335">[151249-5902518]</text:span></text:p>
            <text:p text:style-name="P1548"><text:span text:style-name="T1336">[134121-3206195]</text:span></text:p>
            <text:p text:style-name="P1549"/>
            <text:p text:style-name="P1550"><text:span text:style-name="T1337">7. 구분자 , 사용할 경우</text:span></text:p>
            <text:p text:style-name="P1551"><text:span text:style-name="T1338" xml:space="preserve">124421-9172297,175885-9071777 </text:span></text:p>
            <text:p text:style-name="P1552"><text:span text:style-name="T1339" xml:space="preserve">194649-6567768,211350-7941425 </text:span></text:p>
            <text:p text:style-name="P1553"><text:span text:style-name="T1340" xml:space="preserve">164421-8565578,204984-3721421 </text:span></text:p>
            <text:p text:style-name="P1554"><text:span text:style-name="T1341" xml:space="preserve">205244-0275353,210146-7769772 </text:span></text:p>
            <text:p text:style-name="P1555"><text:span text:style-name="T1342">161221-2056778,134150-6415180</text:span></text:p>
            <text:p text:style-name="P1556"/>
            <text:p text:style-name="P1557"><text:span text:style-name="T1343">8. 구분자 " 사용할 경우</text:span></text:p>
            <text:p text:style-name="P1558"><text:span text:style-name="T1344">"214632-7246684""174539-5991270"</text:span></text:p>
            <text:p text:style-name="P1559"><text:span text:style-name="T1345">"110122-0034339""124221-5631085"</text:span></text:p>
            <text:p text:style-name="P1560"><text:span text:style-name="T1346">"195050-1243973""214411-4472587"</text:span></text:p>
            <text:p text:style-name="P1561"><text:span text:style-name="T1347">"144433-7008891""134583-7797184"</text:span></text:p>
            <text:p text:style-name="P1562"><text:span text:style-name="T1348">"151331-7060088""144438-4806678"</text:span></text:p>
            <text:p text:style-name="P1563"/>
            <text:p text:style-name="P1564"><text:span text:style-name="T1349">================================================================</text:span></text:p>
            <text:p text:style-name="P1565"/>
            <text:p text:style-name="P1566"><text:span text:style-name="T1350" xml:space="preserve">		</text:span></text:p>
            <text:p text:style-name="P1567"><text:span text:style-name="T1351" xml:space="preserve">나. 미검출		</text:span></text:p>
            <text:p text:style-name="P1568"/>
            <text:p text:style-name="P1569"><text:span text:style-name="T1352">1. 등기관서별 오류</text:span></text:p>
            <text:p text:style-name="P1570"><text:span text:style-name="T1353" xml:space="preserve">473886-6923449 </text:span></text:p>
            <text:p text:style-name="P1571"><text:span text:style-name="T1354" xml:space="preserve">584385-9180870 </text:span></text:p>
            <text:p text:style-name="P1572"><text:span text:style-name="T1355">893283-7928315</text:span></text:p>
            <text:p text:style-name="P1573"><text:span text:style-name="T1356" xml:space="preserve">842021-7823643 </text:span></text:p>
            <text:p text:style-name="P1574"><text:span text:style-name="T1357" xml:space="preserve">655085-1185985 </text:span></text:p>
            <text:p text:style-name="P1575"><text:span text:style-name="T1358" xml:space="preserve">348084-1475695 </text:span></text:p>
            <text:p text:style-name="P1576"><text:span text:style-name="T1359" xml:space="preserve">407321-0580738 </text:span></text:p>
            <text:p text:style-name="P1577"><text:span text:style-name="T1360" xml:space="preserve">293722-9599118 </text:span></text:p>
            <text:p text:style-name="P1578"><text:span text:style-name="T1361" xml:space="preserve">760022-7790245 </text:span></text:p>
            <text:p text:style-name="P1579"><text:span text:style-name="T1362" xml:space="preserve">841032-3130230 </text:span></text:p>
            <text:p text:style-name="P1580"/>
            <text:p text:style-name="P1581"><text:span text:style-name="T1363">2. 분류번호 오류</text:span></text:p>
            <text:p text:style-name="P1582"><text:span text:style-name="T1364" xml:space="preserve">284116-0714464 </text:span></text:p>
            <text:p text:style-name="P1583"><text:span text:style-name="T1365" xml:space="preserve">154119-7708916 </text:span></text:p>
            <text:p text:style-name="P1584"><text:span text:style-name="T1366">270120-9662661</text:span></text:p>
            <text:p text:style-name="P1585"><text:span text:style-name="T1367" xml:space="preserve">194920-2682811 </text:span></text:p>
            <text:p text:style-name="P1586"><text:span text:style-name="T1368" xml:space="preserve">274126-4893356 </text:span></text:p>
            <text:p text:style-name="P1587"><text:span text:style-name="T1369" xml:space="preserve">206159-2215365 </text:span></text:p>
            <text:p text:style-name="P1588"><text:span text:style-name="T1370" xml:space="preserve">191260-2284173 </text:span></text:p>
            <text:p text:style-name="P1589"><text:span text:style-name="T1371" xml:space="preserve">280263-1718369 </text:span></text:p>
            <text:p text:style-name="P1590"><text:span text:style-name="T1372" xml:space="preserve">145172-6450856 </text:span></text:p>
            <text:p text:style-name="P1591"><text:span text:style-name="T1373" xml:space="preserve">270191-5138617 </text:span></text:p>
            <text:p text:style-name="P1592"><text:span text:style-name="T1374" xml:space="preserve">	</text:span></text:p>
            <text:p text:style-name="P1593"><text:span text:style-name="T1375">3. 검증번호 오류</text:span></text:p>
            <text:p text:style-name="P1594"><text:span text:style-name="T1376">184314-3568282</text:span></text:p>
            <text:p text:style-name="P1595"><text:span text:style-name="T1377">210132-1002574</text:span></text:p>
            <text:p text:style-name="P1596"><text:span text:style-name="T1378" xml:space="preserve">194721-3568120 </text:span></text:p>
            <text:p text:style-name="P1597"><text:span text:style-name="T1379" xml:space="preserve">154283-9723536 </text:span></text:p>
            <text:p text:style-name="P1598"><text:span text:style-name="T1380" xml:space="preserve">151122-0286445 </text:span></text:p>
            <text:p text:style-name="P1599"><text:span text:style-name="T1381" xml:space="preserve">204621-4439113 </text:span></text:p>
            <text:p text:style-name="P1600"><text:span text:style-name="T1382">175844-8445540</text:span></text:p>
            <text:p text:style-name="P1601"><text:span text:style-name="T1383">175739-5667463</text:span></text:p>
            <text:p text:style-name="P1602"><text:span text:style-name="T1384" xml:space="preserve">164348-4072128 </text:span></text:p>
            <text:p text:style-name="P1603"><text:span text:style-name="T1385">154322-6045327</text:span></text:p>
            <text:p text:style-name="P1604"/>
            <text:p text:style-name="P1605"/>
            <text:p text:style-name="P1606"><text:span text:style-name="T1386">===========================================</text:span></text:p>
            <text:p text:style-name="P1607"><text:span text:style-name="T1387">사업자등록번호</text:span></text:p>
            <text:p text:style-name="P1608"><text:span text:style-name="T1388">===========================================</text:span></text:p>
            <text:p text:style-name="P1609"><text:span text:style-name="T1389" xml:space="preserve">가. 검출	</text:span></text:p>
            <text:p text:style-name="P1610"><text:span text:style-name="T1390" xml:space="preserve">	</text:span></text:p>
            <text:p text:style-name="P1611"><text:span text:style-name="T1391" xml:space="preserve">1. 가운데 - </text:span></text:p>
            <text:p text:style-name="P1612"/>
            <text:p text:style-name="P1613"><text:span text:style-name="T1392" xml:space="preserve">123-87-46668 </text:span></text:p>
            <text:p text:style-name="P1614"><text:span text:style-name="T1393" xml:space="preserve">127-77-83273 </text:span></text:p>
            <text:p text:style-name="P1615"><text:span text:style-name="T1394" xml:space="preserve">314-07-91340 </text:span></text:p>
            <text:p text:style-name="P1616"><text:span text:style-name="T1395" xml:space="preserve">214-49-01247 </text:span></text:p>
            <text:p text:style-name="P1617"><text:span text:style-name="T1396" xml:space="preserve">510-27-44142 </text:span></text:p>
            <text:p text:style-name="P1618"><text:span text:style-name="T1397" xml:space="preserve">507-45-09143 </text:span></text:p>
            <text:p text:style-name="P1619"><text:span text:style-name="T1398" xml:space="preserve">104-57-81861 </text:span></text:p>
            <text:p text:style-name="P1620"><text:span text:style-name="T1399" xml:space="preserve">512-85-05048 </text:span></text:p>
            <text:p text:style-name="P1621"><text:span text:style-name="T1400" xml:space="preserve">511-05-31987 </text:span></text:p>
            <text:p text:style-name="P1622"><text:span text:style-name="T1401" xml:space="preserve">618-04-25396 </text:span></text:p>
            <text:p text:style-name="P1623"/>
            <text:p text:style-name="P1624"><text:span text:style-name="T1402" xml:space="preserve">401-05-72226 </text:span></text:p>
            <text:p text:style-name="P1625"><text:span text:style-name="T1403" xml:space="preserve">311-31-47855 </text:span></text:p>
            <text:p text:style-name="P1626"><text:span text:style-name="T1404" xml:space="preserve">407-98-38121 </text:span></text:p>
            <text:p text:style-name="P1627"><text:span text:style-name="T1405" xml:space="preserve">129-70-55871 </text:span></text:p>
            <text:p text:style-name="P1628"><text:span text:style-name="T1406" xml:space="preserve">511-27-28903 </text:span></text:p>
            <text:p text:style-name="P1629"><text:span text:style-name="T1407" xml:space="preserve">211-90-82243 </text:span></text:p>
            <text:p text:style-name="P1630"><text:span text:style-name="T1408" xml:space="preserve">120-43-22829 </text:span></text:p>
            <text:p text:style-name="P1631"><text:span text:style-name="T1409" xml:space="preserve">407-06-52846 </text:span></text:p>
            <text:p text:style-name="P1632"><text:span text:style-name="T1410" xml:space="preserve">416-06-06948 </text:span></text:p>
            <text:p text:style-name="P1633"><text:span text:style-name="T1411" xml:space="preserve">302-76-52845 </text:span></text:p>
            <text:p text:style-name="P1634"/>
            <text:p text:style-name="P1635"><text:span text:style-name="T1412">3. 구분자 () 사용할 경우</text:span></text:p>
            <text:p text:style-name="P1636"/>
            <text:p text:style-name="P1637"><text:span text:style-name="T1413">(408-84-48794)(126-50-66876)</text:span></text:p>
            <text:p text:style-name="P1638"><text:span text:style-name="T1414">(106-46-43192)(505-34-49046)</text:span></text:p>
            <text:p text:style-name="P1639"><text:span text:style-name="T1415">(107-23-83524)(415-86-95571)</text:span></text:p>
            <text:p text:style-name="P1640"><text:span text:style-name="T1416">(121-25-74613)(130-82-85117)</text:span></text:p>
            <text:p text:style-name="P1641"><text:span text:style-name="T1417">(131-42-25834)(109-87-97443)</text:span></text:p>
            <text:p text:style-name="P1642"><text:span text:style-name="T1418">(137-15-54821)(312-48-09890)</text:span></text:p>
            <text:p text:style-name="P1643"><text:span text:style-name="T1419">(215-54-06889)(305-41-27547)</text:span></text:p>
            <text:p text:style-name="P1644"><text:span text:style-name="T1420" xml:space="preserve">(109-36-73736)(409-62-42321) </text:span></text:p>
            <text:p text:style-name="P1645"><text:span text:style-name="T1421" xml:space="preserve">(120-32-45637)(301-59-44078) </text:span></text:p>
            <text:p text:style-name="P1646"><text:span text:style-name="T1422" xml:space="preserve">(603-70-36896)(415-93-38603) </text:span></text:p>
            <text:p text:style-name="P1647"/>
            <text:p text:style-name="P1648"/>
            <text:p text:style-name="P1649"><text:span text:style-name="T1423">4. 구분자 {} 사용할 경우</text:span></text:p>
            <text:p text:style-name="P1650"><text:span text:style-name="T1424">{508-26-13445}{511-34-39882}</text:span></text:p>
            <text:p text:style-name="P1651"><text:span text:style-name="T1425">{121-87-63211}{610-27-38538}</text:span></text:p>
            <text:p text:style-name="P1652"><text:span text:style-name="T1426">{610-15-23143}{610-51-18783}</text:span></text:p>
            <text:p text:style-name="P1653"><text:span text:style-name="T1427">{502-83-77629}{113-51-04041}</text:span></text:p>
            <text:p text:style-name="P1654"><text:span text:style-name="T1428">{224-56-15936}{613-92-58720}</text:span></text:p>
            <text:p text:style-name="P1655"><text:span text:style-name="T1429" xml:space="preserve">{210-74-86663}{134-78-08167} </text:span></text:p>
            <text:p text:style-name="P1656"><text:span text:style-name="T1430" xml:space="preserve">{411-97-16717}{221-84-74036} </text:span></text:p>
            <text:p text:style-name="P1657"><text:span text:style-name="T1431" xml:space="preserve">{223-64-74785}{404-32-38621} </text:span></text:p>
            <text:p text:style-name="P1658"><text:span text:style-name="T1432" xml:space="preserve">{128-66-91009}{110-49-67461} </text:span></text:p>
            <text:p text:style-name="P1659"><text:span text:style-name="T1433" xml:space="preserve">{622-85-46875}{110-74-37412} </text:span></text:p>
            <text:p text:style-name="P1660"/>
            <text:p text:style-name="P1661"/>
            <text:p text:style-name="P1662"/>
            <text:p text:style-name="P1663"><text:span text:style-name="T1434">5. 구분자 [] 사용할 경우</text:span></text:p>
            <text:p text:style-name="P1664"><text:span text:style-name="T1435">[204-12-39094][308-51-55565]</text:span></text:p>
            <text:p text:style-name="P1665"><text:span text:style-name="T1436">[510-62-49959][228-77-16140]</text:span></text:p>
            <text:p text:style-name="P1666"><text:span text:style-name="T1437">[106-57-79755][510-44-94367]</text:span></text:p>
            <text:p text:style-name="P1667"><text:span text:style-name="T1438">[611-62-04314][610-92-31625]</text:span></text:p>
            <text:p text:style-name="P1668"><text:span text:style-name="T1439">[314-97-05898][121-18-60222]</text:span></text:p>
            <text:p text:style-name="P1669"><text:span text:style-name="T1440" xml:space="preserve">[303-09-07977][307-14-39723] </text:span></text:p>
            <text:p text:style-name="P1670"><text:span text:style-name="T1441">[104-59-79729][304-96-49761]</text:span></text:p>
            <text:p text:style-name="P1671"><text:span text:style-name="T1442">[511-14-65892][513-24-80603]</text:span></text:p>
            <text:p text:style-name="P1672"><text:span text:style-name="T1443">[502-33-95485][132-03-91833]</text:span></text:p>
            <text:p text:style-name="P1673"><text:span text:style-name="T1444">[101-68-99543][416-85-41289]</text:span></text:p>
            <text:p text:style-name="P1674"/>
            <text:p text:style-name="P1675"/>
            <text:p text:style-name="P1676"/>
            <text:p text:style-name="P1677"><text:span text:style-name="T1445">6. 구분자 , 사용할 경우</text:span></text:p>
            <text:p text:style-name="P1678"><text:span text:style-name="T1446" xml:space="preserve">106-31-24134,107-92-01848 </text:span></text:p>
            <text:p text:style-name="P1679"><text:span text:style-name="T1447" xml:space="preserve">610-41-08194,611-29-69945 </text:span></text:p>
            <text:p text:style-name="P1680"><text:span text:style-name="T1448" xml:space="preserve">212-63-82084,314-85-76181 </text:span></text:p>
            <text:p text:style-name="P1681"><text:span text:style-name="T1449" xml:space="preserve">107-71-46821,314-32-13569 </text:span></text:p>
            <text:p text:style-name="P1682"><text:span text:style-name="T1450" xml:space="preserve">513-70-10308,402-49-31407 </text:span></text:p>
            <text:p text:style-name="P1683"/>
            <text:p text:style-name="P1684"><text:span text:style-name="T1451">7. 구분자 " 사용할 경우</text:span></text:p>
            <text:p text:style-name="P1685"><text:span text:style-name="T1452">"222-73-88099""117-76-67231"</text:span></text:p>
            <text:p text:style-name="P1686"><text:span text:style-name="T1453">"610-90-95095""503-53-26989"</text:span></text:p>
            <text:p text:style-name="P1687"><text:span text:style-name="T1454">"622-20-28276""512-76-78078"</text:span></text:p>
            <text:p text:style-name="P1688"><text:span text:style-name="T1455">"408-77-12944""226-39-59331"</text:span></text:p>
            <text:p text:style-name="P1689"><text:span text:style-name="T1456">"228-12-19134""307-94-30350"</text:span></text:p>
            <text:p text:style-name="P1690"/>
            <text:p text:style-name="P1691"><text:span text:style-name="T1457">================================================================</text:span></text:p>
            <text:p text:style-name="P1692"/>
            <text:p text:style-name="P1693"><text:span text:style-name="T1458" xml:space="preserve">		</text:span></text:p>
            <text:p text:style-name="P1694"><text:span text:style-name="T1459" xml:space="preserve">나. 미검출		</text:span></text:p>
            <text:p text:style-name="P1695"/>
            <text:p text:style-name="P1696"><text:span text:style-name="T1460">1. 검증번호 오류</text:span></text:p>
            <text:p text:style-name="P1697"><text:span text:style-name="T1461">227-25-81918</text:span></text:p>
            <text:p text:style-name="P1698"><text:span text:style-name="T1462" xml:space="preserve">117-52-46319 </text:span></text:p>
            <text:p text:style-name="P1699"><text:span text:style-name="T1463" xml:space="preserve">613-59-12728 </text:span></text:p>
            <text:p text:style-name="P1700"><text:span text:style-name="T1464" xml:space="preserve">301-87-79853 </text:span></text:p>
            <text:p text:style-name="P1701"><text:span text:style-name="T1465" xml:space="preserve">226-68-71525 </text:span></text:p>
            <text:p text:style-name="P1702"/>
            <text:p text:style-name="P1703"/>
            <text:p text:style-name="P1704"><text:span text:style-name="T1466">===========================================</text:span></text:p>
            <text:p text:style-name="P1705"><text:span text:style-name="T1467">건강보험증번호</text:span></text:p>
            <text:p text:style-name="P1706"><text:span text:style-name="T1468">===========================================</text:span></text:p>
            <text:p text:style-name="P1707"><text:span text:style-name="T1469" xml:space="preserve">가. 검출	</text:span></text:p>
            <text:p text:style-name="P1708"><text:span text:style-name="T1470" xml:space="preserve">	</text:span></text:p>
            <text:p text:style-name="P1709"><text:span text:style-name="T1471">1. 구분자 () 사용할 경우</text:span></text:p>
            <text:p text:style-name="P1710"><text:span text:style-name="T1472">(88041859661)(63190183350)</text:span></text:p>
            <text:p text:style-name="P1711"><text:span text:style-name="T1473">(27020206056)(54074580314)</text:span></text:p>
            <text:p text:style-name="P1712"><text:span text:style-name="T1474" xml:space="preserve">(58771843062)(25158210223) </text:span></text:p>
            <text:p text:style-name="P1713"><text:span text:style-name="T1475" xml:space="preserve">(27523026410)(90519937629) </text:span></text:p>
            <text:p text:style-name="P1714"><text:span text:style-name="T1476" xml:space="preserve">(41817122612)(18514638946) </text:span></text:p>
            <text:p text:style-name="P1715"><text:span text:style-name="T1477" xml:space="preserve">(60194002755)(08704244156) </text:span></text:p>
            <text:p text:style-name="P1716"><text:span text:style-name="T1478" xml:space="preserve">(64852433524)(72737755716) </text:span></text:p>
            <text:p text:style-name="P1717"><text:span text:style-name="T1479" xml:space="preserve">(92462363483)(42553503863) </text:span></text:p>
            <text:p text:style-name="P1718"><text:span text:style-name="T1480" xml:space="preserve">(24084148144)(41006284539) </text:span></text:p>
            <text:p text:style-name="P1719"><text:span text:style-name="T1481" xml:space="preserve">(36197109869)(04969730021) </text:span></text:p>
            <text:p text:style-name="P1720"/>
            <text:p text:style-name="P1721"><text:span text:style-name="T1482">2. 구분자 {} 사용할 경우</text:span></text:p>
            <text:p text:style-name="P1722"/>
            <text:p text:style-name="P1723"><text:span text:style-name="T1483" xml:space="preserve">{49849057555}{31184172527} </text:span></text:p>
            <text:p text:style-name="P1724"><text:span text:style-name="T1484">{88108693257}{50637336681}</text:span></text:p>
            <text:p text:style-name="P1725"><text:span text:style-name="T1485" xml:space="preserve">{74467735496}{33291622179} </text:span></text:p>
            <text:p text:style-name="P1726"><text:span text:style-name="T1486" xml:space="preserve">{80508070841}{20371778010} </text:span></text:p>
            <text:p text:style-name="P1727"><text:span text:style-name="T1487" xml:space="preserve">{25771397580}{96409396762} </text:span></text:p>
            <text:p text:style-name="P1728"><text:span text:style-name="T1488" xml:space="preserve">{42722067993}{48047920218} </text:span></text:p>
            <text:p text:style-name="P1729"><text:span text:style-name="T1489" xml:space="preserve">{83771480177}{13545930405} </text:span></text:p>
            <text:p text:style-name="P1730"><text:span text:style-name="T1490" xml:space="preserve">{14849276461}{47018366805} </text:span></text:p>
            <text:p text:style-name="P1731"><text:span text:style-name="T1491" xml:space="preserve">{35965692639}{11684297901} </text:span></text:p>
            <text:p text:style-name="P1732"><text:span text:style-name="T1492" xml:space="preserve">{27538792790}{30469446667} </text:span></text:p>
            <text:p text:style-name="P1733"/>
            <text:p text:style-name="P1734"><text:span text:style-name="T1493">3. 구분자 [] 사용할 경우</text:span></text:p>
            <text:p text:style-name="P1735"/>
            <text:p text:style-name="P1736"><text:span text:style-name="T1494">[56712462358][82803042337]</text:span></text:p>
            <text:p text:style-name="P1737"><text:span text:style-name="T1495" xml:space="preserve">[34441930536][41770527268] </text:span></text:p>
            <text:p text:style-name="P1738"><text:span text:style-name="T1496" xml:space="preserve">[42461632969][71083190392] </text:span></text:p>
            <text:p text:style-name="P1739"><text:span text:style-name="T1497" xml:space="preserve">[56638219523][27882953844] </text:span></text:p>
            <text:p text:style-name="P1740"><text:span text:style-name="T1498" xml:space="preserve">[61187347141][77664698295] </text:span></text:p>
            <text:p text:style-name="P1741"><text:span text:style-name="T1499" xml:space="preserve">[30211786356][58337466115] </text:span></text:p>
            <text:p text:style-name="P1742"><text:span text:style-name="T1500" xml:space="preserve">[82007044249][17438692394] </text:span></text:p>
            <text:p text:style-name="P1743"><text:span text:style-name="T1501" xml:space="preserve">[88266673903][84481885783] </text:span></text:p>
            <text:p text:style-name="P1744"><text:span text:style-name="T1502" xml:space="preserve">[37570011889][86027465639] </text:span></text:p>
            <text:p text:style-name="P1745"><text:span text:style-name="T1503" xml:space="preserve">[86905947545][80577733661] </text:span></text:p>
            <text:p text:style-name="P1746"/>
            <text:p text:style-name="P1747"><text:span text:style-name="T1504">4. 구분자 , 사용할 경우</text:span></text:p>
            <text:p text:style-name="P1748"><text:span text:style-name="T1505" xml:space="preserve">49372038674,30303487358 </text:span></text:p>
            <text:p text:style-name="P1749"><text:span text:style-name="T1506" xml:space="preserve">15977737297,09529763485 </text:span></text:p>
            <text:p text:style-name="P1750"><text:span text:style-name="T1507" xml:space="preserve">25946590810,91253332841 </text:span></text:p>
            <text:p text:style-name="P1751"><text:span text:style-name="T1508" xml:space="preserve">63157318219,12006737466 </text:span></text:p>
            <text:p text:style-name="P1752"><text:span text:style-name="T1509" xml:space="preserve">74931185751,40782171571 </text:span></text:p>
            <text:p text:style-name="P1753"><text:span text:style-name="T1510" xml:space="preserve">84937480176,03417554642 </text:span></text:p>
            <text:p text:style-name="P1754"><text:span text:style-name="T1511" xml:space="preserve">50175978951,37503727552 </text:span></text:p>
            <text:p text:style-name="P1755"><text:span text:style-name="T1512" xml:space="preserve">76653820218,71889099144 </text:span></text:p>
            <text:p text:style-name="P1756"><text:span text:style-name="T1513" xml:space="preserve">62426098164,13661411981 </text:span></text:p>
            <text:p text:style-name="P1757"><text:span text:style-name="T1514" xml:space="preserve">36495950181,26958345173 </text:span></text:p>
            <text:p text:style-name="P1758"/>
            <text:p text:style-name="P1759"/>
            <text:p text:style-name="P1760"><text:span text:style-name="T1515">5. 구분자 " 사용할 경우</text:span></text:p>
            <text:p text:style-name="P1761"/>
            <text:p text:style-name="P1762"><text:span text:style-name="T1516">"69873149767""41171317182"</text:span></text:p>
            <text:p text:style-name="P1763"><text:span text:style-name="T1517" xml:space="preserve">"32376441531""35687719591" </text:span></text:p>
            <text:p text:style-name="P1764"><text:span text:style-name="T1518" xml:space="preserve">"43535075231""49014146021" </text:span></text:p>
            <text:p text:style-name="P1765"><text:span text:style-name="T1519" xml:space="preserve">"76215924982""55841929764" </text:span></text:p>
            <text:p text:style-name="P1766"><text:span text:style-name="T1520">"23046521547""16237465811"</text:span></text:p>
            <text:p text:style-name="P1767"><text:span text:style-name="T1521" xml:space="preserve">"70906010750""97941362051" </text:span></text:p>
            <text:p text:style-name="P1768"><text:span text:style-name="T1522" xml:space="preserve">"94861757471""77516683478" </text:span></text:p>
            <text:p text:style-name="P1769"><text:span text:style-name="T1523" xml:space="preserve">"85882536914""17954142457" </text:span></text:p>
            <text:p text:style-name="P1770"><text:span text:style-name="T1524" xml:space="preserve">"67046982165""54884987002" </text:span></text:p>
            <text:p text:style-name="P1771"><text:span text:style-name="T1525" xml:space="preserve">"34724094325""87575499866" </text:span></text:p>
            <text:p text:style-name="P1772"/>
            <text:p text:style-name="P1773"/>
            <text:p text:style-name="P1774"><text:span text:style-name="T1526">================================================================</text:span></text:p>
            <text:p text:style-name="P1775"/>
            <text:p text:style-name="P1776"><text:span text:style-name="T1527" xml:space="preserve">		</text:span></text:p>
            <text:p text:style-name="P1777"><text:span text:style-name="T1528" xml:space="preserve">나. 미검출		</text:span></text:p>
            <text:p text:style-name="P1778"/>
            <text:p text:style-name="P1779"><text:span text:style-name="T1529">1. 검증번호 오류</text:span></text:p>
            <text:p text:style-name="P1780"><text:span text:style-name="T1530">25946590811</text:span></text:p>
            <text:p text:style-name="P1781"><text:span text:style-name="T1531" xml:space="preserve">91253332842 </text:span></text:p>
            <text:p text:style-name="P1782"><text:span text:style-name="T1532" xml:space="preserve">63157318210 </text:span></text:p>
            <text:p text:style-name="P1783"><text:span text:style-name="T1533" xml:space="preserve">12006737467 </text:span></text:p>
            <text:p text:style-name="P1784"><text:span text:style-name="T1534" xml:space="preserve">74931185752 </text:span></text:p>
            <text:p text:style-name="P1785"><text:span text:style-name="T1535" xml:space="preserve">40782171572 </text:span></text:p>
            <text:p text:style-name="P1786"><text:span text:style-name="T1536" xml:space="preserve">72708830416 </text:span></text:p>
            <text:p text:style-name="P1787"><text:span text:style-name="T1537" xml:space="preserve">84937480177 </text:span></text:p>
            <text:p text:style-name="P1788"><text:span text:style-name="T1538" xml:space="preserve">03417554643 </text:span></text:p>
            <text:p text:style-name="P1789"><text:span text:style-name="T1539" xml:space="preserve">50175978952 </text:span></text:p>
            <text:p text:style-name="P1790"/>
          </draw:text-box>
        </draw:frame>
        <presentation:notes draw:style-name="Note1-Office"/>
      </draw:page>
      <presentation:settings presentation:mouse-visible="false"/>
    </office:presentation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styles/>
  <office:styles/>
  <office:automatic-styles>
    <style:page-layout style:name="PM0">
      <style:page-layout-properties fo:page-width="33.867cm" fo:page-height="19.050cm" style:print-orientation="portrait" fo:margin-left="0cm" fo:margin-right="0cm" fo:margin-top="0cm" fo:margin-bottom="0cm"/>
    </style:page-layout>
    <style:page-layout style:name="PM1">
      <style:page-layout-properties fo:page-width="19.050cm" fo:page-height="33.867cm" style:print-orientation="landscape" fo:margin-left="0cm" fo:margin-right="0cm" fo:margin-top="0cm" fo:margin-bottom="0cm"/>
    </style:page-layout>
    <style:page-layout style:name="PM2">
      <style:page-layout-properties fo:page-width="25.400cm" fo:page-height="19.050cm" style:print-orientation="portrait" fo:margin-left="0cm" fo:margin-right="0cm" fo:margin-top="0cm" fo:margin-bottom="0cm"/>
    </style:page-layout>
    <style:page-layout style:name="PM3">
      <style:page-layout-properties fo:page-width="19.050cm" fo:page-height="25.400cm" style:print-orientation="landscape" fo:margin-left="0cm" fo:margin-right="0cm" fo:margin-top="0cm" fo:margin-bottom="0cm"/>
    </style:page-layout>
    <style:style style:name="Mdp0" style:family="drawing-page">
      <style:drawing-page-properties presentation:visibility="visible" presentation:background-objects-visible="false" presentation:background-visible="false" presentation:display-footer="false" presentation:display-page-number="false" presentation:display-date-time="false"/>
    </style:style>
    <style:style style:name="ph2" style:family="presentation">
      <style:graphic-properties draw:stroke="none" draw:auto-grow-height="false" draw:textarea-vertical-align="middle" fo:wrap-option="wrap" fo:max-height="0cm" fo:max-width="0cm" fo:padding-top="0.127cm" fo:padding-bottom="0.127cm" fo:padding-left="0.254cm" fo:padding-right="0.254cm" draw:fill="none" style:shrink-to-fit="true"/>
    </style:style>
    <style:style style:name="T1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h3" style:family="presentation">
      <style:graphic-properties draw:stroke="none" draw:auto-grow-height="false" fo:wrap-option="wrap" fo:max-height="0cm" fo:max-width="0cm" fo:padding-top="0.127cm" fo:padding-bottom="0.127cm" fo:padding-left="0.254cm" fo:padding-right="0.254cm" draw:fill="none" style:shrink-to-fit="true"/>
      <style:paragraph-properties fo:text-align="center" fo:margin-left="0.000cm" fo:text-indent="0.000cm"/>
      <style:text-properties fo:color="#8C8C8C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T2" style:family="text">
      <style:text-properties style:use-window-font-color="true" fo:font-family="함초롬돋움" style:font-family-asian="함초롬돋움" style:font-family-complex="Times New Roman" style:font-family-generic="roman" style:font-family-generic-asian="roman" style:font-family-generic-complex="roman"/>
    </style:style>
    <style:style style:name="ph4" style:family="presentation">
      <style:graphic-properties draw:stroke="none" draw:fill="none"/>
    </style:style>
    <style:style style:name="ph5" style:family="presentation">
      <style:graphic-properties draw:stroke="none" draw:fill="none"/>
    </style:style>
    <style:style style:name="ph6" style:family="presentation">
      <style:graphic-properties draw:stroke="none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lideMaster1.xml-slideLayout1.xml" style:page-layout-name="PM0" draw:style-name="Mdp0">
      <draw:frame draw:name="제목 1" presentation:style-name="ph2" svg:width="28.787cm" svg:height="4.083cm" svg:x="2.540cm" svg:y="5.918cm" draw:id="slideLayout1.xml-2" presentation:class="title" presentation:placeholder="true">
        <draw:text-box>
          <text:p><text:span text:style-name="T1">마스터 제목 스타일 편집</text:span></text:p>
        </draw:text-box>
      </draw:frame>
      <draw:frame draw:name="부제목 2" presentation:style-name="ph3" svg:width="23.707cm" svg:height="4.868cm" svg:x="5.080cm" svg:y="10.795cm" draw:id="slideLayout1.xml-3" presentation:class="subtitle" presentation:placeholder="true">
        <draw:text-box>
          <text:p><text:span text:style-name="T2">마스터 부제목 스타일 편집</text:span></text:p>
        </draw:text-box>
      </draw:frame>
      <draw:frame draw:name="날짜 개체 틀 3" presentation:style-name="ph4" svg:width="7.902cm" svg:height="1.014cm" svg:x="1.693cm" svg:y="17.657cm" draw:id="slideLayout1.xml-4" presentation:class="date-time" presentation:placeholder="true">
        <draw:text-box/>
      </draw:frame>
      <draw:frame draw:name="바닥글 개체 틀 4" presentation:style-name="ph5" svg:width="10.724cm" svg:height="1.014cm" svg:x="11.571cm" svg:y="17.657cm" draw:id="slideLayout1.xml-5" presentation:class="footer" presentation:placeholder="true">
        <draw:text-box/>
      </draw:frame>
      <draw:frame draw:name="슬라이드 번호 개체 틀 5" presentation:style-name="ph6" svg:width="7.902cm" svg:height="1.014cm" svg:x="24.271cm" svg:y="17.657cm" draw:id="slideLayout1.xml-6" presentation:class="page-number" presentation:placeholder="true">
        <draw:text-box/>
      </draw:frame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office:version="1.2">
  <office:meta>
    <meta:generator>Hancom GalobalOffice/HncOdfConverter 1.0.0.1</meta:generator>
    <meta:initial-creator>user</meta:initial-creator>
    <meta:editing-cycles>3</meta:editing-cycles>
  </office:meta>
</office:document-meta>
</file>